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1.25mm"/>
    </style:style>
    <style:style style:name="co4" style:family="table-column">
      <style:table-column-properties fo:break-before="auto" style:column-width="97.91mm"/>
    </style:style>
    <style:style style:name="co5" style:family="table-column">
      <style:table-column-properties fo:break-before="auto" style:column-width="80.05mm"/>
    </style:style>
    <style:style style:name="co6" style:family="table-column">
      <style:table-column-properties fo:break-before="auto" style:column-width="44.96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24.2mm"/>
    </style:style>
    <style:style style:name="co9" style:family="table-column">
      <style:table-column-properties fo:break-before="auto" style:column-width="82.18mm"/>
    </style:style>
    <style:style style:name="co10" style:family="table-column">
      <style:table-column-properties fo:break-before="auto" style:column-width="83.08mm"/>
    </style:style>
    <style:style style:name="co11" style:family="table-column">
      <style:table-column-properties fo:break-before="auto" style:column-width="78.25mm"/>
    </style:style>
    <style:style style:name="co12" style:family="table-column">
      <style:table-column-properties fo:break-before="auto" style:column-width="35.88mm"/>
    </style:style>
    <style:style style:name="co13" style:family="table-column">
      <style:table-column-properties fo:break-before="auto" style:column-width="86.11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38.15mm"/>
    </style:style>
    <style:style style:name="co16" style:family="table-column">
      <style:table-column-properties fo:break-before="auto" style:column-width="128.76mm"/>
    </style:style>
    <style:style style:name="co17" style:family="table-column">
      <style:table-column-properties fo:break-before="auto" style:column-width="74.91mm"/>
    </style:style>
    <style:style style:name="co18" style:family="table-column">
      <style:table-column-properties fo:break-before="auto" style:column-width="82mm"/>
    </style:style>
    <style:style style:name="co19" style:family="table-column">
      <style:table-column-properties fo:break-before="auto" style:column-width="77.93mm"/>
    </style:style>
    <style:style style:name="co20" style:family="table-column">
      <style:table-column-properties fo:break-before="auto" style:column-width="28.43mm"/>
    </style:style>
    <style:style style:name="co21" style:family="table-column">
      <style:table-column-properties fo:break-before="auto" style:column-width="96.4mm"/>
    </style:style>
    <style:style style:name="co22" style:family="table-column">
      <style:table-column-properties fo:break-before="auto" style:column-width="32.24mm"/>
    </style:style>
    <style:style style:name="co23" style:family="table-column">
      <style:table-column-properties fo:break-before="auto" style:column-width="87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6.46mm" fo:break-before="auto" style:use-optimal-row-height="false"/>
    </style:style>
    <style:style style:name="ro4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name-asian="WenQuanYi Zen Hei" style:font-size-asian="10pt" style:font-name-complex="Lohit Hindi" style:font-size-complex="10pt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ce3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name-asian="Noto Sans CJK SC Regular" style:font-size-asian="10pt" style:language-asian="hi" style:country-asian="IN" style:font-name-complex="FreeSans" style:font-size-complex="10pt" style:language-complex="en" style:country-complex="US"/>
    </style:style>
    <style:style style:name="ce8" style:family="table-cell" style:parent-style-name="Default"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size-asian="10pt" style:font-name-complex="DejaVu Sans" style:font-size-complex="10pt" style:language-complex="en" style:country-complex="US"/>
    </style:style>
    <style:style style:name="ce12" style:family="table-cell" style:parent-style-name="Default"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3" style:family="table-cell" style:parent-style-name="Default">
      <style:text-properties style:font-name="Liberation Sans" fo:font-size="10pt" style:font-name-asian="Noto Sans CJK SC Regular" style:font-size-asian="10pt" style:font-name-complex="DejaVu Sans" style:font-size-complex="10pt" style:language-complex="en" style:country-complex="US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style:letter-kerning="true" fo:country="none" style:country-asian="none" style:font-name-asian="FreeSans"/>
    </style:style>
  </office:automatic-styles>
  <office:body>
    <office:spreadsheet>
      <table:calculation-settings table:automatic-find-labels="false"/>
      <table:table table:name="OS@f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anat:os-cra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râne osseux" .</text:p>
          </table:table-cell>
          <table:table-cell office:value-type="string" calcext:value-type="string">
            <text:p>"Crâne osseux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os-neurocra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neurocrâne" .</text:p>
          </table:table-cell>
          <table:table-cell office:value-type="string" calcext:value-type="string">
            <text:p>"Os du neurocrân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os-base-cra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base du crâne" .</text:p>
          </table:table-cell>
          <table:table-cell office:value-type="string" calcext:value-type="string">
            <text:p>"Os de la base du crân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os-voute-cra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voûte crânienne" .</text:p>
          </table:table-cell>
          <table:table-cell office:value-type="string" calcext:value-type="string">
            <text:p>"Os de la voûte crânienn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massif-fac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massif facial (splanchnocrâne, viscérocrâne)" .</text:p>
          </table:table-cell>
          <table:table-cell office:value-type="string" calcext:value-type="string">
            <text:p>"Os du massif facial (splanchnocrâne ; viscérocrâne)"@fr .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" office:value-type="string" calcext:value-type="string">
            <text:p>anat:massif-facial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massif facial antérieur" .</text:p>
          </table:table-cell>
          <table:table-cell office:value-type="string" calcext:value-type="string">
            <text:p>"Os du massif facial antérieur"@fr .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" office:value-type="string" calcext:value-type="string">
            <text:p>anat:massif-facial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massif facial moyen" .</text:p>
          </table:table-cell>
          <table:table-cell office:value-type="string" calcext:value-type="string">
            <text:p>"Os du massif facial moyen"@fr .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" office:value-type="string" calcext:value-type="string">
            <text:p>anat:massif-facial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massif facial postérieur" .</text:p>
          </table:table-cell>
          <table:table-cell office:value-type="string" calcext:value-type="string">
            <text:p>"Os du massif facial postérieur"@fr .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3" office:value-type="string" calcext:value-type="string">
            <text:p>anat:os-cran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râne antérieur" .</text:p>
          </table:table-cell>
          <table:table-cell table:style-name="ce6" office:value-type="string" calcext:value-type="string">
            <text:p>"Crâne antérieur"@fr .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3" office:value-type="string" calcext:value-type="string">
            <text:p>anat:os-crane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râne moyen" .</text:p>
          </table:table-cell>
          <table:table-cell table:style-name="ce6" office:value-type="string" calcext:value-type="string">
            <text:p>"Crâne moyen"@fr .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3" office:value-type="string" calcext:value-type="string">
            <text:p>anat:os-crane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râne postérieur" .</text:p>
          </table:table-cell>
          <table:table-cell table:style-name="ce6" office:value-type="string" calcext:value-type="string">
            <text:p>"Crâne postérieur"@fr .</text:p>
          </table:table-cell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1" office:value-type="string" calcext:value-type="string">
            <text:p>anat:front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frontal" .</text:p>
          </table:table-cell>
          <table:table-cell office:value-type="string" calcext:value-type="string">
            <text:p>"Os frontal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sphen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Sphénoïde (os sphénoïdal)" .</text:p>
          </table:table-cell>
          <table:table-cell office:value-type="string" calcext:value-type="string">
            <text:p>"Sphénoïde (os sphénoïdal)"@fr 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anat:occipu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cciput (os occipital)" .</text:p>
          </table:table-cell>
          <table:table-cell office:value-type="string" calcext:value-type="string">
            <text:p>"Occiput (os occipital)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pariet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pariétal droit" .</text:p>
          </table:table-cell>
          <table:table-cell office:value-type="string" calcext:value-type="string">
            <text:p>"Os pariétal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ariet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pariétal gauche" .</text:p>
          </table:table-cell>
          <table:table-cell office:value-type="string" calcext:value-type="string">
            <text:p>"Os pariétal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temp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emporal droit" .</text:p>
          </table:table-cell>
          <table:table-cell office:value-type="string" calcext:value-type="string">
            <text:p>"Os temporal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temp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emporal gauche" .</text:p>
          </table:table-cell>
          <table:table-cell office:value-type="string" calcext:value-type="string">
            <text:p>"Os temporal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ethm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ethmoïde" .</text:p>
          </table:table-cell>
          <table:table-cell office:value-type="string" calcext:value-type="string">
            <text:p>"Os ethmoïd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vom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vomer" .</text:p>
          </table:table-cell>
          <table:table-cell office:value-type="string" calcext:value-type="string">
            <text:p>"Os vomer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maxi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axilaire droit" .</text:p>
          </table:table-cell>
          <table:table-cell office:value-type="string" calcext:value-type="string">
            <text:p>"Os maxilaire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xi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axilaire gauche" .</text:p>
          </table:table-cell>
          <table:table-cell office:value-type="string" calcext:value-type="string">
            <text:p>"Os maxilair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palat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palatin droit" .</text:p>
          </table:table-cell>
          <table:table-cell office:value-type="string" calcext:value-type="string">
            <text:p>"Os palatin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alat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palatin gauche" .</text:p>
          </table:table-cell>
          <table:table-cell office:value-type="string" calcext:value-type="string">
            <text:p>"Os palatin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lacrim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lacrimal (unguis) droit" .</text:p>
          </table:table-cell>
          <table:table-cell office:value-type="string" calcext:value-type="string">
            <text:p>"Os lacrimal (unguis) droit"@fr 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anat:L-os-lacrim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lacrimal (unguis) gauche" .</text:p>
          </table:table-cell>
          <table:table-cell office:value-type="string" calcext:value-type="string">
            <text:p>"Os lacrimal (unguis)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cornet-nasal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ornet nasal inférieur droit" .</text:p>
          </table:table-cell>
          <table:table-cell office:value-type="string" calcext:value-type="string">
            <text:p>"Os cornet nasal inférieur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cornet-nasal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ornet nasal inférieur gauche" .</text:p>
          </table:table-cell>
          <table:table-cell office:value-type="string" calcext:value-type="string">
            <text:p>"Os cornet nasal inférieur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na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nasal droit" .</text:p>
          </table:table-cell>
          <table:table-cell office:value-type="string" calcext:value-type="string">
            <text:p>"Os nasal droit"@fr .</text:p>
          </table:table-cell>
          <table:table-cell office:value-type="string" calcext:value-type="string">
            <text:p>"Os propre du nez droit"@fr 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at:L-os-na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nasal gauche" .</text:p>
          </table:table-cell>
          <table:table-cell office:value-type="string" calcext:value-type="string">
            <text:p>"Os nasal gauche"@fr .</text:p>
          </table:table-cell>
          <table:table-cell office:value-type="string" calcext:value-type="string">
            <text:p>"Os propre du nez gauche"@fr 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at:R-ma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alaire (zygomatique) droit" .</text:p>
          </table:table-cell>
          <table:table-cell office:value-type="string" calcext:value-type="string">
            <text:p>"Os malaire (zygomatique)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alaire (zygomatique) gauche" .</text:p>
          </table:table-cell>
          <table:table-cell office:value-type="string" calcext:value-type="string">
            <text:p>"Os malaire (zygomatique)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mandibu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andibule (os mandibulaire)" .</text:p>
          </table:table-cell>
          <table:table-cell office:value-type="string" calcext:value-type="string">
            <text:p>"Mandibule (os mandibulaire)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selets-oreil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selets de l’oreille droite" .</text:p>
          </table:table-cell>
          <table:table-cell office:value-type="string" calcext:value-type="string">
            <text:p>"Osselets de l’oreille droit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osselets-oreil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selets de l’oreille gauche" .</text:p>
          </table:table-cell>
          <table:table-cell office:value-type="string" calcext:value-type="string">
            <text:p>"Osselets de l’oreill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marteau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alleus (marteau) droit" .</text:p>
          </table:table-cell>
          <table:table-cell office:value-type="string" calcext:value-type="string">
            <text:p>"Malleus (marteau)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rteau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alleus (marteau) gauche" .</text:p>
          </table:table-cell>
          <table:table-cell office:value-type="string" calcext:value-type="string">
            <text:p>"Malleus (marteau)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enclum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us (enclume) droit" .</text:p>
          </table:table-cell>
          <table:table-cell office:value-type="string" calcext:value-type="string">
            <text:p>"Incus (enclume)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enclum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us (enclume) gauche" .</text:p>
          </table:table-cell>
          <table:table-cell office:value-type="string" calcext:value-type="string">
            <text:p>"Incus (enclume)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etr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Stapes (étrier) droit" .</text:p>
          </table:table-cell>
          <table:table-cell office:value-type="string" calcext:value-type="string">
            <text:p>"Stapes (étrier)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etr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Stapes (étrier) gauche" .</text:p>
          </table:table-cell>
          <table:table-cell office:value-type="string" calcext:value-type="string">
            <text:p>"Stapes (étrier) gauche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menisques-temporo-mandibulai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s temporo-mandibulaires" .</text:p>
          </table:table-cell>
          <table:table-cell office:value-type="string" calcext:value-type="string">
            <text:p>"Ménisques temporo-mandibulair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menisque-temporo-mand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temporo-mandibulaire droit" .</text:p>
          </table:table-cell>
          <table:table-cell office:value-type="string" calcext:value-type="string">
            <text:p>"Ménisque temporo-mandibulaire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enisque-temporo-mand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temporo-mandibulaire gauche" .</text:p>
          </table:table-cell>
          <table:table-cell office:value-type="string" calcext:value-type="string">
            <text:p>"Ménisque temporo-mandibulair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os-hy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Hyoïde" .</text:p>
          </table:table-cell>
          <table:table-cell office:value-type="string" calcext:value-type="string">
            <text:p>"Os Hyoïd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grande-colonne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vertébrale étendue" .</text:p>
          </table:table-cell>
          <table:table-cell office:value-type="string" calcext:value-type="string">
            <text:p>"Colonne vertébrale étendu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rane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rane vertébral" .</text:p>
          </table:table-cell>
          <table:table-cell office:value-type="string" calcext:value-type="string">
            <text:p>"Crane vertébral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olonne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vertébrale" .</text:p>
          </table:table-cell>
          <table:table-cell office:value-type="string" calcext:value-type="string">
            <text:p>"Colonne vertébral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v-cervica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cervicale" .</text:p>
          </table:table-cell>
          <table:table-cell office:value-type="string" calcext:value-type="string">
            <text:p>"Colonne cervicale"@fr .</text:p>
          </table:table-cell>
          <table:table-cell office:value-type="string" calcext:value-type="string">
            <text:p>"Colonne vertébrale cervical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thoraciq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thoracique" .</text:p>
          </table:table-cell>
          <table:table-cell office:value-type="string" calcext:value-type="string">
            <text:p>"Colonne thoracique"@fr .</text:p>
          </table:table-cell>
          <table:table-cell office:value-type="string" calcext:value-type="string">
            <text:p>"Colonne vertébrale thoraciqu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lomb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lombaire" .</text:p>
          </table:table-cell>
          <table:table-cell office:value-type="string" calcext:value-type="string">
            <text:p>"Colonne lombaire"@fr .</text:p>
          </table:table-cell>
          <table:table-cell office:value-type="string" calcext:value-type="string">
            <text:p>"Colonne vertébrale lombair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pelvien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vertébrale pelvienne" .</text:p>
          </table:table-cell>
          <table:table-cell office:value-type="string" calcext:value-type="string">
            <text:p>"Colonne vertébrale pelvienn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rane-vertebral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rânienne antérieure" .</text:p>
          </table:table-cell>
          <table:table-cell office:value-type="string" calcext:value-type="string">
            <text:p>"Vertèbre crânienne antérieur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rane-vertebral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rânienne moyenne" .</text:p>
          </table:table-cell>
          <table:table-cell office:value-type="string" calcext:value-type="string">
            <text:p>"Vertèbre crânienne moyenn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rane-vertebral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rânienne postérieure" .</text:p>
          </table:table-cell>
          <table:table-cell office:value-type="string" calcext:value-type="string">
            <text:p>"Vertèbre crânienne postérieur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v-cervical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cervicale supérieure" .</text:p>
          </table:table-cell>
          <table:table-cell office:value-type="string" calcext:value-type="string">
            <text:p>"Colonne cervicale supérieure"@fr .</text:p>
          </table:table-cell>
          <table:table-cell office:value-type="string" calcext:value-type="string">
            <text:p>"Colonne vertébrale cervicale supérieur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cervicale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cervicale moyenne" .</text:p>
          </table:table-cell>
          <table:table-cell office:value-type="string" calcext:value-type="string">
            <text:p>"Colonne cervicale moyenne"@fr .</text:p>
          </table:table-cell>
          <table:table-cell office:value-type="string" calcext:value-type="string">
            <text:p>"Colonne vertébrale cervicale moyenn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cervical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cervicale inférieure" .</text:p>
          </table:table-cell>
          <table:table-cell office:value-type="string" calcext:value-type="string">
            <text:p>"Colonne cervicale inférieure"@fr .</text:p>
          </table:table-cell>
          <table:table-cell office:value-type="string" calcext:value-type="string">
            <text:p>"Colonne vertébrale cervicale inférieur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thoraciq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thoracique supérieure" .</text:p>
          </table:table-cell>
          <table:table-cell office:value-type="string" calcext:value-type="string">
            <text:p>"Colonne thoracique supérieure"@fr .</text:p>
          </table:table-cell>
          <table:table-cell office:value-type="string" calcext:value-type="string">
            <text:p>"Colonne vertébrale thoracique supérieur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thoraciq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thoracique moyenne" .</text:p>
          </table:table-cell>
          <table:table-cell office:value-type="string" calcext:value-type="string">
            <text:p>"Colonne thoracique moyenne"@fr .</text:p>
          </table:table-cell>
          <table:table-cell office:value-type="string" calcext:value-type="string">
            <text:p>"Colonne vertébrale thoracique moyenn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thoraciq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thoracique inférieure" .</text:p>
          </table:table-cell>
          <table:table-cell office:value-type="string" calcext:value-type="string">
            <text:p>"Colonne thoracique inférieure"@fr .</text:p>
          </table:table-cell>
          <table:table-cell office:value-type="string" calcext:value-type="string">
            <text:p>"Colonne vertébrale thoracique inférieur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lombair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lombaire supérieure" .</text:p>
          </table:table-cell>
          <table:table-cell office:value-type="string" calcext:value-type="string">
            <text:p>"Colonne lombaire supérieure"@fr .</text:p>
          </table:table-cell>
          <table:table-cell office:value-type="string" calcext:value-type="string">
            <text:p>"Colonne vertébrale lombaire supérieur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lombair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lombaire inférieure" .</text:p>
          </table:table-cell>
          <table:table-cell office:value-type="string" calcext:value-type="string">
            <text:p>"Colonne lombaire inférieure"@fr .</text:p>
          </table:table-cell>
          <table:table-cell office:value-type="string" calcext:value-type="string">
            <text:p>"Colonne vertébrale lombaire inférieure"@fr 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nat:cv-pelvienn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vertébrale pelvienne supérieure" .</text:p>
          </table:table-cell>
          <table:table-cell office:value-type="string" calcext:value-type="string">
            <text:p>"Colonne vertébrale pelvienne supérieur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cv-pelvienn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vertébrale pelvienne inférieure" .</text:p>
          </table:table-cell>
          <table:table-cell office:value-type="string" calcext:value-type="string">
            <text:p>"Colonne vertébrale pelvienne inférieure"@fr 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nat:verteb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s" .</text:p>
          </table:table-cell>
          <table:table-cell office:value-type="string" calcext:value-type="string">
            <text:p>"Vertèbres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1" .</text:p>
          </table:table-cell>
          <table:table-cell office:value-type="string" calcext:value-type="string">
            <text:p>"Vertèbre C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2" .</text:p>
          </table:table-cell>
          <table:table-cell office:value-type="string" calcext:value-type="string">
            <text:p>"Vertèbre C2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3" .</text:p>
          </table:table-cell>
          <table:table-cell office:value-type="string" calcext:value-type="string">
            <text:p>"Vertèbre C3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4" .</text:p>
          </table:table-cell>
          <table:table-cell office:value-type="string" calcext:value-type="string">
            <text:p>"Vertèbre C4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5" .</text:p>
          </table:table-cell>
          <table:table-cell office:value-type="string" calcext:value-type="string">
            <text:p>"Vertèbre C5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6" .</text:p>
          </table:table-cell>
          <table:table-cell office:value-type="string" calcext:value-type="string">
            <text:p>"Vertèbre C6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C7" .</text:p>
          </table:table-cell>
          <table:table-cell office:value-type="string" calcext:value-type="string">
            <text:p>"Vertèbre C7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1" .</text:p>
          </table:table-cell>
          <table:table-cell office:value-type="string" calcext:value-type="string">
            <text:p>"Vertèbre T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2" .</text:p>
          </table:table-cell>
          <table:table-cell office:value-type="string" calcext:value-type="string">
            <text:p>"Vertèbre T2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3" .</text:p>
          </table:table-cell>
          <table:table-cell office:value-type="string" calcext:value-type="string">
            <text:p>"Vertèbre T3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4" .</text:p>
          </table:table-cell>
          <table:table-cell office:value-type="string" calcext:value-type="string">
            <text:p>"Vertèbre T4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5" .</text:p>
          </table:table-cell>
          <table:table-cell office:value-type="string" calcext:value-type="string">
            <text:p>"Vertèbre T5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6" .</text:p>
          </table:table-cell>
          <table:table-cell office:value-type="string" calcext:value-type="string">
            <text:p>"Vertèbre T6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7" .</text:p>
          </table:table-cell>
          <table:table-cell office:value-type="string" calcext:value-type="string">
            <text:p>"Vertèbre T7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8" .</text:p>
          </table:table-cell>
          <table:table-cell office:value-type="string" calcext:value-type="string">
            <text:p>"Vertèbre T8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9" .</text:p>
          </table:table-cell>
          <table:table-cell office:value-type="string" calcext:value-type="string">
            <text:p>"Vertèbre T9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10" .</text:p>
          </table:table-cell>
          <table:table-cell office:value-type="string" calcext:value-type="string">
            <text:p>"Vertèbre T10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11" .</text:p>
          </table:table-cell>
          <table:table-cell office:value-type="string" calcext:value-type="string">
            <text:p>"Vertèbre T1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T12" .</text:p>
          </table:table-cell>
          <table:table-cell office:value-type="string" calcext:value-type="string">
            <text:p>"Vertèbre T12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L1" .</text:p>
          </table:table-cell>
          <table:table-cell office:value-type="string" calcext:value-type="string">
            <text:p>"Vertèbre L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L2" .</text:p>
          </table:table-cell>
          <table:table-cell office:value-type="string" calcext:value-type="string">
            <text:p>"Vertèbre L2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L3" .</text:p>
          </table:table-cell>
          <table:table-cell office:value-type="string" calcext:value-type="string">
            <text:p>"Vertèbre L3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L4" .</text:p>
          </table:table-cell>
          <table:table-cell office:value-type="string" calcext:value-type="string">
            <text:p>"Vertèbre L4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Vertèbre L5" .</text:p>
          </table:table-cell>
          <table:table-cell office:value-type="string" calcext:value-type="string">
            <text:p>"Vertèbre L5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disques-intervertebra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s intervertébraux" .</text:p>
          </table:table-cell>
          <table:table-cell office:value-type="string" calcext:value-type="string">
            <text:p>"Disques intervertébraux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C2-C3" .</text:p>
          </table:table-cell>
          <table:table-cell office:value-type="string" calcext:value-type="string">
            <text:p>"Disque intervertébral C2-C3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C3-C4" .</text:p>
          </table:table-cell>
          <table:table-cell office:value-type="string" calcext:value-type="string">
            <text:p>"Disque intervertébral C3-C4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C4-C5" .</text:p>
          </table:table-cell>
          <table:table-cell office:value-type="string" calcext:value-type="string">
            <text:p>"Disque intervertébral C4-C5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C5-C6" .</text:p>
          </table:table-cell>
          <table:table-cell office:value-type="string" calcext:value-type="string">
            <text:p>"Disque intervertébral C5-C6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C6-C7" .</text:p>
          </table:table-cell>
          <table:table-cell office:value-type="string" calcext:value-type="string">
            <text:p>"Disque intervertébral C6-C7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C7-T1" .</text:p>
          </table:table-cell>
          <table:table-cell office:value-type="string" calcext:value-type="string">
            <text:p>"Disque intervertébral C7-T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1-T2" .</text:p>
          </table:table-cell>
          <table:table-cell office:value-type="string" calcext:value-type="string">
            <text:p>"Disque intervertébral T1-T2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2-T3" .</text:p>
          </table:table-cell>
          <table:table-cell office:value-type="string" calcext:value-type="string">
            <text:p>"Disque intervertébral T2-T3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3-T4" .</text:p>
          </table:table-cell>
          <table:table-cell office:value-type="string" calcext:value-type="string">
            <text:p>"Disque intervertébral T3-T4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4-T5" .</text:p>
          </table:table-cell>
          <table:table-cell office:value-type="string" calcext:value-type="string">
            <text:p>"Disque intervertébral T4-T5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5-T6" .</text:p>
          </table:table-cell>
          <table:table-cell office:value-type="string" calcext:value-type="string">
            <text:p>"Disque intervertébral T5-T6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6-T7" .</text:p>
          </table:table-cell>
          <table:table-cell office:value-type="string" calcext:value-type="string">
            <text:p>"Disque intervertébral T6-T7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7-T8" .</text:p>
          </table:table-cell>
          <table:table-cell office:value-type="string" calcext:value-type="string">
            <text:p>"Disque intervertébral T7-T8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8-T9" .</text:p>
          </table:table-cell>
          <table:table-cell office:value-type="string" calcext:value-type="string">
            <text:p>"Disque intervertébral T8-T9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9-T10" .</text:p>
          </table:table-cell>
          <table:table-cell office:value-type="string" calcext:value-type="string">
            <text:p>"Disque intervertébral T9-T10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10-T11" .</text:p>
          </table:table-cell>
          <table:table-cell office:value-type="string" calcext:value-type="string">
            <text:p>"Disque intervertébral T10-T1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11-T12" .</text:p>
          </table:table-cell>
          <table:table-cell office:value-type="string" calcext:value-type="string">
            <text:p>"Disque intervertébral T11-T12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T12-L1" .</text:p>
          </table:table-cell>
          <table:table-cell office:value-type="string" calcext:value-type="string">
            <text:p>"Disque intervertébral T12-L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L1-L2" .</text:p>
          </table:table-cell>
          <table:table-cell office:value-type="string" calcext:value-type="string">
            <text:p>"Disque intervertébral L1-L2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L2-L3" .</text:p>
          </table:table-cell>
          <table:table-cell office:value-type="string" calcext:value-type="string">
            <text:p>"Disque intervertébral L2-L3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L3-L4" .</text:p>
          </table:table-cell>
          <table:table-cell office:value-type="string" calcext:value-type="string">
            <text:p>"Disque intervertébral L3-L4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L4-L5" .</text:p>
          </table:table-cell>
          <table:table-cell office:value-type="string" calcext:value-type="string">
            <text:p>"Disque intervertébral L4-L5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L5-S1" .</text:p>
          </table:table-cell>
          <table:table-cell office:value-type="string" calcext:value-type="string">
            <text:p>"Disque intervertébral L5-S1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vertébral S5-Co" <text:s/>.</text:p>
          </table:table-cell>
          <table:table-cell office:value-type="string" calcext:value-type="string">
            <text:p>"Disque intervertébral S5-Co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s-vertebral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arnières Vertébrales" <text:s/>.</text:p>
          </table:table-cell>
          <table:table-cell table:style-name="ce6" office:value-type="string" calcext:value-type="string">
            <text:p>"Charnières Vertébrales"@fr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C0-C1-C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arnière C0-C1-C2" <text:s/>.</text:p>
          </table:table-cell>
          <table:table-cell table:style-name="ce6" office:value-type="string" calcext:value-type="string">
            <text:p>"Charnière C0-C1-C2"@fr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cervico-thorac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arnière cervico-thoracique" <text:s/>.</text:p>
          </table:table-cell>
          <table:table-cell table:style-name="ce6" office:value-type="string" calcext:value-type="string">
            <text:p>"Charnière cervico-thoracique"@fr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thoraco-lomb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arnière thoraco-lombaire" <text:s/>.</text:p>
          </table:table-cell>
          <table:table-cell table:style-name="ce6" office:value-type="string" calcext:value-type="string">
            <text:p>"Charnière thoraco-lombaire"@fr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lombo-sacre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arnière lombo-sacrée" <text:s/>.</text:p>
          </table:table-cell>
          <table:table-cell table:style-name="ce6" office:value-type="string" calcext:value-type="string">
            <text:p>"Charnière lombo-sacrée"@fr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sacro-coccygien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arnière sacro-coccygienne" <text:s/>.</text:p>
          </table:table-cell>
          <table:table-cell table:style-name="ce6" office:value-type="string" calcext:value-type="string">
            <text:p>"Charnière sacro-coccygienne"@fr <text:s/>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cage-thorac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ge thoracique" .</text:p>
          </table:table-cell>
          <table:table-cell office:value-type="string" calcext:value-type="string">
            <text:p>"Cage thoraciqu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cage-thoraciqu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ge thoracique supérieure" .</text:p>
          </table:table-cell>
          <table:table-cell office:value-type="string" calcext:value-type="string">
            <text:p>"Cage thoracique supérieur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cage-thoracique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ge thoracique moyenne" .</text:p>
          </table:table-cell>
          <table:table-cell office:value-type="string" calcext:value-type="string">
            <text:p>"Cage thoracique moyenn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cage-thoraciqu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ge thoracique inférieure" .</text:p>
          </table:table-cell>
          <table:table-cell office:value-type="string" calcext:value-type="string">
            <text:p>"Cage thoracique inférieur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stern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Sternum" .</text:p>
          </table:table-cell>
          <table:table-cell office:value-type="string" calcext:value-type="string">
            <text:p>"Sternum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cot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ôtes" .</text:p>
          </table:table-cell>
          <table:table-cell office:value-type="string" calcext:value-type="string">
            <text:p>"Côtes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ère côte droite" .</text:p>
          </table:table-cell>
          <table:table-cell office:value-type="string" calcext:value-type="string">
            <text:p>"1<text:span text:style-name="T1">èr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côte droite" .</text:p>
          </table:table-cell>
          <table:table-cell office:value-type="string" calcext:value-type="string">
            <text:p>"2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côte droite" .</text:p>
          </table:table-cell>
          <table:table-cell office:value-type="string" calcext:value-type="string">
            <text:p>"3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côte droite" .</text:p>
          </table:table-cell>
          <table:table-cell office:value-type="string" calcext:value-type="string">
            <text:p>"4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côte droite" .</text:p>
          </table:table-cell>
          <table:table-cell office:value-type="string" calcext:value-type="string">
            <text:p>"5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6e côte droite" .</text:p>
          </table:table-cell>
          <table:table-cell office:value-type="string" calcext:value-type="string">
            <text:p>"6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7e côte droite" .</text:p>
          </table:table-cell>
          <table:table-cell office:value-type="string" calcext:value-type="string">
            <text:p>"7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8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8e côte droite" .</text:p>
          </table:table-cell>
          <table:table-cell office:value-type="string" calcext:value-type="string">
            <text:p>"8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9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9e côte droite" .</text:p>
          </table:table-cell>
          <table:table-cell office:value-type="string" calcext:value-type="string">
            <text:p>"9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10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0e côte droite" .</text:p>
          </table:table-cell>
          <table:table-cell office:value-type="string" calcext:value-type="string">
            <text:p>"10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1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1e côte droite" .</text:p>
          </table:table-cell>
          <table:table-cell office:value-type="string" calcext:value-type="string">
            <text:p>"11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ote-1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2e côte droite" .</text:p>
          </table:table-cell>
          <table:table-cell office:value-type="string" calcext:value-type="string">
            <text:p>"12<text:span text:style-name="T1">e</text:span> côt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ère côte gauche" .</text:p>
          </table:table-cell>
          <table:table-cell office:value-type="string" calcext:value-type="string">
            <text:p>"1<text:span text:style-name="T1">èr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côte gauche" .</text:p>
          </table:table-cell>
          <table:table-cell office:value-type="string" calcext:value-type="string">
            <text:p>"2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côte gauche" .</text:p>
          </table:table-cell>
          <table:table-cell office:value-type="string" calcext:value-type="string">
            <text:p>"3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côte gauche" .</text:p>
          </table:table-cell>
          <table:table-cell office:value-type="string" calcext:value-type="string">
            <text:p>"4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côte gauche" .</text:p>
          </table:table-cell>
          <table:table-cell office:value-type="string" calcext:value-type="string">
            <text:p>"5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6e côte gauche" .</text:p>
          </table:table-cell>
          <table:table-cell office:value-type="string" calcext:value-type="string">
            <text:p>"6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7e côte gauche" .</text:p>
          </table:table-cell>
          <table:table-cell office:value-type="string" calcext:value-type="string">
            <text:p>"7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8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8e côte gauche" .</text:p>
          </table:table-cell>
          <table:table-cell office:value-type="string" calcext:value-type="string">
            <text:p>"8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9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9e côte gauche" .</text:p>
          </table:table-cell>
          <table:table-cell office:value-type="string" calcext:value-type="string">
            <text:p>"9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10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0e côte gauche" .</text:p>
          </table:table-cell>
          <table:table-cell office:value-type="string" calcext:value-type="string">
            <text:p>"10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1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1e côte gauche" .</text:p>
          </table:table-cell>
          <table:table-cell office:value-type="string" calcext:value-type="string">
            <text:p>"11<text:span text:style-name="T1">e</text:span> côt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ote-1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2e côte gauche" .</text:p>
          </table:table-cell>
          <table:table-cell office:value-type="string" calcext:value-type="string">
            <text:p>"12<text:span text:style-name="T1">e</text:span> côte gauche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cartilages-costa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rtilages costaux" .</text:p>
          </table:table-cell>
          <table:table-cell office:value-type="string" calcext:value-type="string">
            <text:p>"Cartilages costaux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cartilage costal droit" .</text:p>
          </table:table-cell>
          <table:table-cell office:value-type="string" calcext:value-type="string">
            <text:p>"1<text:span text:style-name="T1">er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cartilage costal droit" .</text:p>
          </table:table-cell>
          <table:table-cell office:value-type="string" calcext:value-type="string">
            <text:p>"2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cartilage costal droit" .</text:p>
          </table:table-cell>
          <table:table-cell office:value-type="string" calcext:value-type="string">
            <text:p>"3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cartilage costal droit" .</text:p>
          </table:table-cell>
          <table:table-cell office:value-type="string" calcext:value-type="string">
            <text:p>"4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cartilage costal droit" .</text:p>
          </table:table-cell>
          <table:table-cell office:value-type="string" calcext:value-type="string">
            <text:p>"5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6e cartilage costal droit" .</text:p>
          </table:table-cell>
          <table:table-cell office:value-type="string" calcext:value-type="string">
            <text:p>"6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7e cartilage costal droit" .</text:p>
          </table:table-cell>
          <table:table-cell office:value-type="string" calcext:value-type="string">
            <text:p>"7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8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8e cartilage costal droit" .</text:p>
          </table:table-cell>
          <table:table-cell office:value-type="string" calcext:value-type="string">
            <text:p>"8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9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9e cartilage costal droit" .</text:p>
          </table:table-cell>
          <table:table-cell office:value-type="string" calcext:value-type="string">
            <text:p>"9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carti-costal-10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0e cartilage costal droit" .</text:p>
          </table:table-cell>
          <table:table-cell office:value-type="string" calcext:value-type="string">
            <text:p>"10<text:span text:style-name="T1">e</text:span> cartilage costa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cartilage costal gauche" .</text:p>
          </table:table-cell>
          <table:table-cell office:value-type="string" calcext:value-type="string">
            <text:p>"1<text:span text:style-name="T1">er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cartilage costal gauche" .</text:p>
          </table:table-cell>
          <table:table-cell office:value-type="string" calcext:value-type="string">
            <text:p>"2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cartilage costal gauche" .</text:p>
          </table:table-cell>
          <table:table-cell office:value-type="string" calcext:value-type="string">
            <text:p>"3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cartilage costal gauche" .</text:p>
          </table:table-cell>
          <table:table-cell office:value-type="string" calcext:value-type="string">
            <text:p>"4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cartilage costal gauche" .</text:p>
          </table:table-cell>
          <table:table-cell office:value-type="string" calcext:value-type="string">
            <text:p>"5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6e cartilage costal gauche" .</text:p>
          </table:table-cell>
          <table:table-cell office:value-type="string" calcext:value-type="string">
            <text:p>"6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7e cartilage costal gauche" .</text:p>
          </table:table-cell>
          <table:table-cell office:value-type="string" calcext:value-type="string">
            <text:p>"7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8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8e cartilage costal gauche" .</text:p>
          </table:table-cell>
          <table:table-cell office:value-type="string" calcext:value-type="string">
            <text:p>"8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9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9e cartilage costal gauche" .</text:p>
          </table:table-cell>
          <table:table-cell office:value-type="string" calcext:value-type="string">
            <text:p>"9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carti-costal-10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0e cartilage costal gauche" .</text:p>
          </table:table-cell>
          <table:table-cell office:value-type="string" calcext:value-type="string">
            <text:p>"10<text:span text:style-name="T1">e</text:span> cartilage costal gauche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<text:span text:style-name="T1">er</text:span> arc costal" .</text:p>
          </table:table-cell>
          <table:table-cell table:style-name="ce6" office:value-type="string" calcext:value-type="string">
            <text:p>"1<text:span text:style-name="T1">er</text:span> arc costal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arc-costal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arc costal" .</text:p>
          </table:table-cell>
          <table:table-cell table:style-name="ce6" office:value-type="string" calcext:value-type="string">
            <text:p>"2e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<text:span text:style-name="T1">e</text:span> arc costal" .</text:p>
          </table:table-cell>
          <table:table-cell table:style-name="ce6" office:value-type="string" calcext:value-type="string">
            <text:p>"3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<text:span text:style-name="T1">e</text:span> arc costal" .</text:p>
          </table:table-cell>
          <table:table-cell table:style-name="ce6" office:value-type="string" calcext:value-type="string">
            <text:p>"4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<text:span text:style-name="T1">e</text:span> arc costal" .</text:p>
          </table:table-cell>
          <table:table-cell table:style-name="ce6" office:value-type="string" calcext:value-type="string">
            <text:p>"5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6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6<text:span text:style-name="T1">e</text:span> arc costal" .</text:p>
          </table:table-cell>
          <table:table-cell table:style-name="ce6" office:value-type="string" calcext:value-type="string">
            <text:p>"6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7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7<text:span text:style-name="T1">e</text:span> arc costal" .</text:p>
          </table:table-cell>
          <table:table-cell table:style-name="ce6" office:value-type="string" calcext:value-type="string">
            <text:p>"7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8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8<text:span text:style-name="T1">e</text:span> arc costal" .</text:p>
          </table:table-cell>
          <table:table-cell table:style-name="ce6" office:value-type="string" calcext:value-type="string">
            <text:p>"8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9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9<text:span text:style-name="T1">e</text:span> arc costal" .</text:p>
          </table:table-cell>
          <table:table-cell table:style-name="ce6" office:value-type="string" calcext:value-type="string">
            <text:p>"9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10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0<text:span text:style-name="T1">e</text:span> arc costal" .</text:p>
          </table:table-cell>
          <table:table-cell table:style-name="ce6" office:value-type="string" calcext:value-type="string">
            <text:p>"10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1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1<text:span text:style-name="T1">e</text:span> arc costal" .</text:p>
          </table:table-cell>
          <table:table-cell table:style-name="ce6" office:value-type="string" calcext:value-type="string">
            <text:p>"11<text:span text:style-name="T1">e</text:span> arc costal"@fr 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nat:arc-costal-1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2<text:span text:style-name="T1">e</text:span> arc costal" .</text:p>
          </table:table-cell>
          <table:table-cell table:style-name="ce6" office:value-type="string" calcext:value-type="string">
            <text:p>"12<text:span text:style-name="T1">e</text:span> arc costal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pelvis-oss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elvis osseux" .</text:p>
          </table:table-cell>
          <table:table-cell office:value-type="string" calcext:value-type="string">
            <text:p>"pelvis osseux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Sacrum" .</text:p>
          </table:table-cell>
          <table:table-cell office:value-type="string" calcext:value-type="string">
            <text:p>"Sacrum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v-S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vertèbre sacrée" .</text:p>
          </table:table-cell>
          <table:table-cell office:value-type="string" calcext:value-type="string">
            <text:p>"1<text:span text:style-name="T1">ere</text:span> vertèbre sacrée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v-S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vertèbre sacrée" .</text:p>
          </table:table-cell>
          <table:table-cell office:value-type="string" calcext:value-type="string">
            <text:p>"2<text:span text:style-name="T1">e</text:span> vertèbre sacrée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v-S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vertèbre sacrée" .</text:p>
          </table:table-cell>
          <table:table-cell office:value-type="string" calcext:value-type="string">
            <text:p>"3<text:span text:style-name="T1">e</text:span> vertèbre sacrée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v-S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vertèbre sacrée" .</text:p>
          </table:table-cell>
          <table:table-cell office:value-type="string" calcext:value-type="string">
            <text:p>"4<text:span text:style-name="T1">e</text:span> vertèbre sacrée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v-S5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vertèbre sacrée" .</text:p>
          </table:table-cell>
          <table:table-cell office:value-type="string" calcext:value-type="string">
            <text:p>"5<text:span text:style-name="T1">e</text:span> vertèbre sacré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ccyx" .</text:p>
          </table:table-cell>
          <table:table-cell office:value-type="string" calcext:value-type="string">
            <text:p>"Coccyx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isque interpubien" .</text:p>
          </table:table-cell>
          <table:table-cell office:value-type="string" calcext:value-type="string">
            <text:p>"Disque interpubien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oxal (iliaque) droit" .</text:p>
          </table:table-cell>
          <table:table-cell office:value-type="string" calcext:value-type="string">
            <text:p>"Os coxal droit"@fr .</text:p>
          </table:table-cell>
          <table:table-cell office:value-type="string" calcext:value-type="string">
            <text:p>"Os iliaque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émur droit" .</text:p>
          </table:table-cell>
          <table:table-cell office:value-type="string" calcext:value-type="string">
            <text:p>"Fémur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atella (anc. rotule) droite" .</text:p>
          </table:table-cell>
          <table:table-cell office:value-type="string" calcext:value-type="string">
            <text:p>"Patella droite"@fr .</text:p>
          </table:table-cell>
          <table:table-cell office:value-type="string" calcext:value-type="string">
            <text:p>"Rotule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ibia droit" .</text:p>
          </table:table-cell>
          <table:table-cell office:value-type="string" calcext:value-type="string">
            <text:p>"Tibia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ibula (anc. péroné) droite" .</text:p>
          </table:table-cell>
          <table:table-cell office:value-type="string" calcext:value-type="string">
            <text:p>"Fibula droite"@fr .</text:p>
          </table:table-cell>
          <table:table-cell office:value-type="string" calcext:value-type="string">
            <text:p>"Péroné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alus (anc. astragale) droit" .</text:p>
          </table:table-cell>
          <table:table-cell office:value-type="string" calcext:value-type="string">
            <text:p>"Talus droit"@fr .</text:p>
          </table:table-cell>
          <table:table-cell office:value-type="string" calcext:value-type="string">
            <text:p>"Astragale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lcanéus (anc. calcanéum) droit" .</text:p>
          </table:table-cell>
          <table:table-cell office:value-type="string" calcext:value-type="string">
            <text:p>"Os calcanéus droit"@fr .</text:p>
          </table:table-cell>
          <table:table-cell office:value-type="string" calcext:value-type="string">
            <text:p>"Calcanéum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naviculaire (anc. scaphoïde tarsien) droit" .</text:p>
          </table:table-cell>
          <table:table-cell office:value-type="string" calcext:value-type="string">
            <text:p>"Os naviculaire droit"@fr .</text:p>
          </table:table-cell>
          <table:table-cell office:value-type="string" calcext:value-type="string">
            <text:p>"Scaphoïde tarsien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uboïde droit" .</text:p>
          </table:table-cell>
          <table:table-cell office:value-type="string" calcext:value-type="string">
            <text:p>"Os cuboïd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cune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os cunéiforme droit" .</text:p>
          </table:table-cell>
          <table:table-cell office:value-type="string" calcext:value-type="string">
            <text:p>"1<text:span text:style-name="T1">er</text:span> os cunéiform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cune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os cunéiforme droit" .</text:p>
          </table:table-cell>
          <table:table-cell office:value-type="string" calcext:value-type="string">
            <text:p>"2<text:span text:style-name="T1">e</text:span> os cunéiform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cune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os cunéiforme droit" .</text:p>
          </table:table-cell>
          <table:table-cell office:value-type="string" calcext:value-type="string">
            <text:p>"3<text:span text:style-name="T1">e</text:span> os cunéiform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T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os métatarse droit" .</text:p>
          </table:table-cell>
          <table:table-cell office:value-type="string" calcext:value-type="string">
            <text:p>"1<text:span text:style-name="T1">er</text:span> os métatars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T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os métatarse droit" .</text:p>
          </table:table-cell>
          <table:table-cell office:value-type="string" calcext:value-type="string">
            <text:p>"2<text:span text:style-name="T1">e</text:span> os métatars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T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os métatarse droit" .</text:p>
          </table:table-cell>
          <table:table-cell office:value-type="string" calcext:value-type="string">
            <text:p>"3<text:span text:style-name="T1">e</text:span> os métatars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T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os métatarse droit" .</text:p>
          </table:table-cell>
          <table:table-cell office:value-type="string" calcext:value-type="string">
            <text:p>"4<text:span text:style-name="T1">e</text:span> os métatars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T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os métatarse droit" .</text:p>
          </table:table-cell>
          <table:table-cell office:value-type="string" calcext:value-type="string">
            <text:p>"5<text:span text:style-name="T1">e</text:span> os métatarse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latéral de l’hallux droit" .</text:p>
          </table:table-cell>
          <table:table-cell office:value-type="string" calcext:value-type="string">
            <text:p>"Os sésamoïde latéral de l’hallux droit"@fr .</text:p>
          </table:table-cell>
          <table:table-cell office:value-type="string" calcext:value-type="string">
            <text:p>"Os sésamoïde latéral du pied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médial de l’hallux droit" .</text:p>
          </table:table-cell>
          <table:table-cell office:value-type="string" calcext:value-type="string">
            <text:p>"Os sésamoïde médial de l’hallux droit"@fr .</text:p>
          </table:table-cell>
          <table:table-cell office:value-type="string" calcext:value-type="string">
            <text:p>"Os sésamoïde médial du pied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e l’hallux droit" .</text:p>
          </table:table-cell>
          <table:table-cell office:value-type="string" calcext:value-type="string">
            <text:p>"Phalange proximale de l’hallux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e l’hallux droit" .</text:p>
          </table:table-cell>
          <table:table-cell office:value-type="string" calcext:value-type="string">
            <text:p>"Phalange distale de l’hallux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proxi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2e orteil droit" .</text:p>
          </table:table-cell>
          <table:table-cell office:value-type="string" calcext:value-type="string">
            <text:p>"Phalange proximale du 2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moy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2e orteil droit" .</text:p>
          </table:table-cell>
          <table:table-cell office:value-type="string" calcext:value-type="string">
            <text:p>"Phalange moyenne du 2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dist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2e orteil droit" .</text:p>
          </table:table-cell>
          <table:table-cell office:value-type="string" calcext:value-type="string">
            <text:p>"Phalange distale du 2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proxi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3e orteil droit" .</text:p>
          </table:table-cell>
          <table:table-cell office:value-type="string" calcext:value-type="string">
            <text:p>"Phalange proximale du 3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moy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3e orteil droit" .</text:p>
          </table:table-cell>
          <table:table-cell office:value-type="string" calcext:value-type="string">
            <text:p>"Phalange moyenne du 3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dist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3e orteil droit" .</text:p>
          </table:table-cell>
          <table:table-cell office:value-type="string" calcext:value-type="string">
            <text:p>"Phalange distale du 3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proxi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4e orteil droit" .</text:p>
          </table:table-cell>
          <table:table-cell office:value-type="string" calcext:value-type="string">
            <text:p>"Phalange proximale du 4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moy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4e orteil droit" .</text:p>
          </table:table-cell>
          <table:table-cell office:value-type="string" calcext:value-type="string">
            <text:p>"Phalange moyenne du 4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dist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4e orteil droit" .</text:p>
          </table:table-cell>
          <table:table-cell office:value-type="string" calcext:value-type="string">
            <text:p>"Phalange distale du 4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proxi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5e orteil droit" .</text:p>
          </table:table-cell>
          <table:table-cell office:value-type="string" calcext:value-type="string">
            <text:p>"Phalange proximale du 5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moy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5e orteil droit" .</text:p>
          </table:table-cell>
          <table:table-cell office:value-type="string" calcext:value-type="string">
            <text:p>"Phalange moyenne du 5<text:span text:style-name="T1">e</text:span> orteil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pied-phal-dist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5e orteil droit" .</text:p>
          </table:table-cell>
          <table:table-cell office:value-type="string" calcext:value-type="string">
            <text:p>"Phalange distale du 5<text:span text:style-name="T1">e</text:span> orteil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tar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tarse droit" .</text:p>
          </table:table-cell>
          <table:table-cell office:value-type="string" calcext:value-type="string">
            <text:p>"Os du tarse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tarse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tarse postérieur droit" .</text:p>
          </table:table-cell>
          <table:table-cell office:value-type="string" calcext:value-type="string">
            <text:p>"Os du tarse postérieur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tars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tarse antérieur droit" .</text:p>
          </table:table-cell>
          <table:table-cell office:value-type="string" calcext:value-type="string">
            <text:p>"Os du tarse antérieur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meta-tar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étatarses droits" .</text:p>
          </table:table-cell>
          <table:table-cell office:value-type="string" calcext:value-type="string">
            <text:p>"Os métatarses droit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pied-os-sesamoid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s de l’hallux droit" .</text:p>
          </table:table-cell>
          <table:table-cell office:value-type="string" calcext:value-type="string">
            <text:p>"Os sésamoïdes de l’hallux droit"@fr .</text:p>
          </table:table-cell>
          <table:table-cell office:value-type="string" calcext:value-type="string">
            <text:p>"Os sésamoïdes du pied droit"@fr 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at:R-pied-phalang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es orteils droits" .</text:p>
          </table:table-cell>
          <table:table-cell office:value-type="string" calcext:value-type="string">
            <text:p>"Os des phalanges des orteils droit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pied-phalanges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e l’hallux droit" .</text:p>
          </table:table-cell>
          <table:table-cell office:value-type="string" calcext:value-type="string">
            <text:p>"Os des phalanges de l’hallux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ied-phalanges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2e orteil droit" .</text:p>
          </table:table-cell>
          <table:table-cell office:value-type="string" calcext:value-type="string">
            <text:p>"Os des phalanges du 2<text:span text:style-name="T1">e</text:span> ortei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ied-phalanges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3e orteil droit" .</text:p>
          </table:table-cell>
          <table:table-cell office:value-type="string" calcext:value-type="string">
            <text:p>"Os des phalanges du 3<text:span text:style-name="T1">e</text:span> ortei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ied-phalanges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4e orteil droit" .</text:p>
          </table:table-cell>
          <table:table-cell office:value-type="string" calcext:value-type="string">
            <text:p>"Os des phalanges du 4<text:span text:style-name="T1">e</text:span> orteil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ied-phalanges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5e orteil droit" .</text:p>
          </table:table-cell>
          <table:table-cell office:value-type="string" calcext:value-type="string">
            <text:p>"Os des phalanges du 5<text:span text:style-name="T1">e</text:span> orteil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arche-i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arche interne du pied droit" .</text:p>
          </table:table-cell>
          <table:table-cell office:value-type="string" calcext:value-type="string">
            <text:p>"Os de l’arche interne du pied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arche-ex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arche externe du pied droit" .</text:p>
          </table:table-cell>
          <table:table-cell office:value-type="string" calcext:value-type="string">
            <text:p>"Os de l’arche externe du pied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Labrum acétabulaire droit" .</text:p>
          </table:table-cell>
          <table:table-cell office:value-type="string" calcext:value-type="string">
            <text:p>"Labrum acétabulaire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ibia-menisqu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s tibiaux droits" .</text:p>
          </table:table-cell>
          <table:table-cell office:value-type="string" calcext:value-type="string">
            <text:p>"Ménisques tibiaux droits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médial du tibia droit" .</text:p>
          </table:table-cell>
          <table:table-cell office:value-type="string" calcext:value-type="string">
            <text:p>"Ménisque médial du tibia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latéral du tibial droit" .</text:p>
          </table:table-cell>
          <table:table-cell office:value-type="string" calcext:value-type="string">
            <text:p>"Ménisque latéral du tibial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oxal (iliaque) gauche" .</text:p>
          </table:table-cell>
          <table:table-cell office:value-type="string" calcext:value-type="string">
            <text:p>"Os coxal gauche"@fr .</text:p>
          </table:table-cell>
          <table:table-cell office:value-type="string" calcext:value-type="string">
            <text:p>"Os iliaqu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émur gauche" .</text:p>
          </table:table-cell>
          <table:table-cell table:style-name="ce6" office:value-type="string" calcext:value-type="string">
            <text:p>"Fémur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atella (anc. rotule) gauche" .</text:p>
          </table:table-cell>
          <table:table-cell table:style-name="ce6" office:value-type="string" calcext:value-type="string">
            <text:p>"Patella gauche"@fr .</text:p>
          </table:table-cell>
          <table:table-cell office:value-type="string" calcext:value-type="string">
            <text:p>"Rotul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ibia gauche" .</text:p>
          </table:table-cell>
          <table:table-cell table:style-name="ce6" office:value-type="string" calcext:value-type="string">
            <text:p>"Tibia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ibula (anc. péroné) gauche" .</text:p>
          </table:table-cell>
          <table:table-cell table:style-name="ce6" office:value-type="string" calcext:value-type="string">
            <text:p>"Fibula gauche"@fr .</text:p>
          </table:table-cell>
          <table:table-cell office:value-type="string" calcext:value-type="string">
            <text:p>"Péroné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alus (anc. astragale) gauche" .</text:p>
          </table:table-cell>
          <table:table-cell table:style-name="ce6" office:value-type="string" calcext:value-type="string">
            <text:p>"Talus gauche"@fr .</text:p>
          </table:table-cell>
          <table:table-cell office:value-type="string" calcext:value-type="string">
            <text:p>"Astragal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lcanéus (anc. <text:s/>calcanéum) gauche" .</text:p>
          </table:table-cell>
          <table:table-cell table:style-name="ce6" office:value-type="string" calcext:value-type="string">
            <text:p>"Os calcanéum gauche"@fr .</text:p>
          </table:table-cell>
          <table:table-cell office:value-type="string" calcext:value-type="string">
            <text:p>"Calcanéum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naviculaire (anc. scaphoïde tarsien) gauche" .</text:p>
          </table:table-cell>
          <table:table-cell table:style-name="ce6" office:value-type="string" calcext:value-type="string">
            <text:p>"Os naviculaire gauche"@fr .</text:p>
          </table:table-cell>
          <table:table-cell office:value-type="string" calcext:value-type="string">
            <text:p>"Scaphoïde tarsien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uboïde gauche" .</text:p>
          </table:table-cell>
          <table:table-cell table:style-name="ce6" office:value-type="string" calcext:value-type="string">
            <text:p>"Os cuboïd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os cunéiforme gauche" .</text:p>
          </table:table-cell>
          <table:table-cell table:style-name="ce6" office:value-type="string" calcext:value-type="string">
            <text:p>"1er os cunéiform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os cunéiforme gauche" .</text:p>
          </table:table-cell>
          <table:table-cell table:style-name="ce6" office:value-type="string" calcext:value-type="string">
            <text:p>"2e os cunéiform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os cunéiforme gauche" .</text:p>
          </table:table-cell>
          <table:table-cell table:style-name="ce6" office:value-type="string" calcext:value-type="string">
            <text:p>"3e os cunéiform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os métatarse gauche" .</text:p>
          </table:table-cell>
          <table:table-cell table:style-name="ce6" office:value-type="string" calcext:value-type="string">
            <text:p>"1er os métatars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os métatarse gauche" .</text:p>
          </table:table-cell>
          <table:table-cell table:style-name="ce6" office:value-type="string" calcext:value-type="string">
            <text:p>"2e os métatars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os métatarse gauche" .</text:p>
          </table:table-cell>
          <table:table-cell table:style-name="ce6" office:value-type="string" calcext:value-type="string">
            <text:p>"3e os métatars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os métatarse gauche" .</text:p>
          </table:table-cell>
          <table:table-cell table:style-name="ce6" office:value-type="string" calcext:value-type="string">
            <text:p>"4e os métatars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os métatarse gauche" .</text:p>
          </table:table-cell>
          <table:table-cell table:style-name="ce6" office:value-type="string" calcext:value-type="string">
            <text:p>"5e os métatars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latéral de l’hallux gauche" .</text:p>
          </table:table-cell>
          <table:table-cell table:style-name="ce6" office:value-type="string" calcext:value-type="string">
            <text:p>"Os sésamoïde latéral de l’hallux gauche"@fr .</text:p>
          </table:table-cell>
          <table:table-cell table:style-name="ce6" office:value-type="string" calcext:value-type="string">
            <text:p>"Os sésamoïde latéral du pied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médial de l’hallux gauche" .</text:p>
          </table:table-cell>
          <table:table-cell table:style-name="ce6" office:value-type="string" calcext:value-type="string">
            <text:p>"Os sésamoïde médial de l’hallux gauche"@fr .</text:p>
          </table:table-cell>
          <table:table-cell table:style-name="ce6" office:value-type="string" calcext:value-type="string">
            <text:p>"Os sésamoïde médial du pied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e l’hallux gauche" .</text:p>
          </table:table-cell>
          <table:table-cell table:style-name="ce6" office:value-type="string" calcext:value-type="string">
            <text:p>"Phalange proximale de l’hallux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e l’hallux gauche" .</text:p>
          </table:table-cell>
          <table:table-cell table:style-name="ce6" office:value-type="string" calcext:value-type="string">
            <text:p>"Phalange distale de l’hallux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2e orteil gauche" .</text:p>
          </table:table-cell>
          <table:table-cell table:style-name="ce6" office:value-type="string" calcext:value-type="string">
            <text:p>"Phalange proximale du 2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2e orteil gauche" .</text:p>
          </table:table-cell>
          <table:table-cell table:style-name="ce6" office:value-type="string" calcext:value-type="string">
            <text:p>"Phalange moyenne du 2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2e orteil gauche" .</text:p>
          </table:table-cell>
          <table:table-cell table:style-name="ce6" office:value-type="string" calcext:value-type="string">
            <text:p>"Phalange distale du 2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3e orteil gauche" .</text:p>
          </table:table-cell>
          <table:table-cell table:style-name="ce6" office:value-type="string" calcext:value-type="string">
            <text:p>"Phalange proximale du 3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3e orteil gauche" .</text:p>
          </table:table-cell>
          <table:table-cell table:style-name="ce6" office:value-type="string" calcext:value-type="string">
            <text:p>"Phalange moyenne du 3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3e orteil gauche" .</text:p>
          </table:table-cell>
          <table:table-cell table:style-name="ce6" office:value-type="string" calcext:value-type="string">
            <text:p>"Phalange distale du 3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4e orteil gauche" .</text:p>
          </table:table-cell>
          <table:table-cell table:style-name="ce6" office:value-type="string" calcext:value-type="string">
            <text:p>"Phalange proximale du 4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4e orteil gauche" .</text:p>
          </table:table-cell>
          <table:table-cell table:style-name="ce6" office:value-type="string" calcext:value-type="string">
            <text:p>"Phalange moyenne du 4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4e orteil gauche" .</text:p>
          </table:table-cell>
          <table:table-cell table:style-name="ce6" office:value-type="string" calcext:value-type="string">
            <text:p>"Phalange distale du 4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5e orteil gauche" .</text:p>
          </table:table-cell>
          <table:table-cell table:style-name="ce6" office:value-type="string" calcext:value-type="string">
            <text:p>"Phalange proximale du 5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5e orteil gauche" .</text:p>
          </table:table-cell>
          <table:table-cell table:style-name="ce6" office:value-type="string" calcext:value-type="string">
            <text:p>"Phalange moyenne du 5e ortei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5e orteil gauche" .</text:p>
          </table:table-cell>
          <table:table-cell table:style-name="ce6" office:value-type="string" calcext:value-type="string">
            <text:p>"Phalange distale du 5e orteil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os-tar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tarse gauche" .</text:p>
          </table:table-cell>
          <table:table-cell table:style-name="ce6" office:value-type="string" calcext:value-type="string">
            <text:p>"Os du tars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tarse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tarse postérieur gauche" .</text:p>
          </table:table-cell>
          <table:table-cell table:style-name="ce6" office:value-type="string" calcext:value-type="string">
            <text:p>"Os du tarse postérieur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tars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tarse antérieur gauche" .</text:p>
          </table:table-cell>
          <table:table-cell table:style-name="ce6" office:value-type="string" calcext:value-type="string">
            <text:p>"Os du tarse antérieur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eta-tar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étatarses gauches" .</text:p>
          </table:table-cell>
          <table:table-cell table:style-name="ce6" office:value-type="string" calcext:value-type="string">
            <text:p>"Os métatarses gauch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ied-os-sesamoid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s de l’hallux gauche" .</text:p>
          </table:table-cell>
          <table:table-cell table:style-name="ce6" office:value-type="string" calcext:value-type="string">
            <text:p>"Os sésamoïdes de l’hallux gauche"@fr .</text:p>
          </table:table-cell>
          <table:table-cell table:style-name="ce6" office:value-type="string" calcext:value-type="string">
            <text:p>"Os sésamoïdes du pied gauche"@fr 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at:L-pied-phalang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es orteils gauches" .</text:p>
          </table:table-cell>
          <table:table-cell table:style-name="ce6" office:value-type="string" calcext:value-type="string">
            <text:p>"Os des phalanges des orteils gauch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ied-phalanges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e l’hallux gauche" .</text:p>
          </table:table-cell>
          <table:table-cell table:style-name="ce6" office:value-type="string" calcext:value-type="string">
            <text:p>"Os des phalanges de l’hallux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ied-phalanges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2e orteil gauche" .</text:p>
          </table:table-cell>
          <table:table-cell table:style-name="ce6" office:value-type="string" calcext:value-type="string">
            <text:p>"Os des phalanges du 2e orteil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ied-phalanges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3e orteil gauche" .</text:p>
          </table:table-cell>
          <table:table-cell table:style-name="ce6" office:value-type="string" calcext:value-type="string">
            <text:p>"Os des phalanges du 3e orteil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ied-phalanges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4e orteil gauche" .</text:p>
          </table:table-cell>
          <table:table-cell table:style-name="ce6" office:value-type="string" calcext:value-type="string">
            <text:p>"Os des phalanges du 4e orteil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pied-phalanges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5e orteil gauche" .</text:p>
          </table:table-cell>
          <table:table-cell table:style-name="ce6" office:value-type="string" calcext:value-type="string">
            <text:p>"Os des phalanges du 5e orteil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os-arche-i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arche interne du pied gauche" .</text:p>
          </table:table-cell>
          <table:table-cell table:style-name="ce6" office:value-type="string" calcext:value-type="string">
            <text:p>"Os de l’arche interne du pied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os-arche-ex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arche externe du pied gauche" .</text:p>
          </table:table-cell>
          <table:table-cell table:style-name="ce6" office:value-type="string" calcext:value-type="string">
            <text:p>"Os de l’arche externe du pied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Labrum acétabulaire gauche" .</text:p>
          </table:table-cell>
          <table:table-cell table:style-name="ce6" office:value-type="string" calcext:value-type="string">
            <text:p>"Labrum acétabulair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ibia-menisqu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s tibiaux gauches" .</text:p>
          </table:table-cell>
          <table:table-cell office:value-type="string" calcext:value-type="string">
            <text:p>"Ménisques tibiaux gauches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médial du tibial gauche" .</text:p>
          </table:table-cell>
          <table:table-cell table:style-name="ce6" office:value-type="string" calcext:value-type="string">
            <text:p>"Ménisque médial du tibia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latéral du tibial gauche" .</text:p>
          </table:table-cell>
          <table:table-cell table:style-name="ce6" office:value-type="string" calcext:value-type="string">
            <text:p>"Ménisque latéral du tibial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lavicule droite" .</text:p>
          </table:table-cell>
          <table:table-cell office:value-type="string" calcext:value-type="string">
            <text:p>"Clavicule droit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Scapula (anc. omoplate) droite" .</text:p>
          </table:table-cell>
          <table:table-cell office:value-type="string" calcext:value-type="string">
            <text:p>"Scapula droite"@fr .</text:p>
          </table:table-cell>
          <table:table-cell office:value-type="string" calcext:value-type="string">
            <text:p>"Omoplate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Humérus droit" .</text:p>
          </table:table-cell>
          <table:table-cell office:value-type="string" calcext:value-type="string">
            <text:p>"Humérus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Radius droit" .</text:p>
          </table:table-cell>
          <table:table-cell office:value-type="string" calcext:value-type="string">
            <text:p>"Radius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Ulna (anc. cubitus) droite" .</text:p>
          </table:table-cell>
          <table:table-cell office:value-type="string" calcext:value-type="string">
            <text:p>"Ulna droite"@fr .</text:p>
          </table:table-cell>
          <table:table-cell office:value-type="string" calcext:value-type="string">
            <text:p>"Cubitus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caphoïde (anc. os naviculaire carpien) droit" .</text:p>
          </table:table-cell>
          <table:table-cell office:value-type="string" calcext:value-type="string">
            <text:p>"Os scaphoïde droit"@fr .</text:p>
          </table:table-cell>
          <table:table-cell office:value-type="string" calcext:value-type="string">
            <text:p>"Os naviculaire carpien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lunatum (anc. os semi-lunaire) droit" .</text:p>
          </table:table-cell>
          <table:table-cell office:value-type="string" calcext:value-type="string">
            <text:p>"Os lunatum droit"@fr .</text:p>
          </table:table-cell>
          <table:table-cell office:value-type="string" calcext:value-type="string">
            <text:p>"Os semi-lunaire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riquetrum (anc. os pyramidal) droit" .</text:p>
          </table:table-cell>
          <table:table-cell office:value-type="string" calcext:value-type="string">
            <text:p>"Os triquetrum droit"@fr .</text:p>
          </table:table-cell>
          <table:table-cell office:value-type="string" calcext:value-type="string">
            <text:p>"Os pyramidal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pisiforme droit" .</text:p>
          </table:table-cell>
          <table:table-cell office:value-type="string" calcext:value-type="string">
            <text:p>"Os pisiforme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hamatum (anc. os crochu) droit" .</text:p>
          </table:table-cell>
          <table:table-cell office:value-type="string" calcext:value-type="string">
            <text:p>"Os hamatum droit"@fr .</text:p>
          </table:table-cell>
          <table:table-cell office:value-type="string" calcext:value-type="string">
            <text:p>"Os crochu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apitatum (anc. grand os de la main) droit" .</text:p>
          </table:table-cell>
          <table:table-cell office:value-type="string" calcext:value-type="string">
            <text:p>"Os capitatum droit"@fr .</text:p>
          </table:table-cell>
          <table:table-cell office:value-type="string" calcext:value-type="string">
            <text:p>"Grand os de la main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rapézoïde droit" .</text:p>
          </table:table-cell>
          <table:table-cell office:value-type="string" calcext:value-type="string">
            <text:p>"Os trapézoïde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rapèze droit" .</text:p>
          </table:table-cell>
          <table:table-cell office:value-type="string" calcext:value-type="string">
            <text:p>"Os trapèz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C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os métacarpe droit" .</text:p>
          </table:table-cell>
          <table:table-cell office:value-type="string" calcext:value-type="string">
            <text:p>"1<text:span text:style-name="T1">er</text:span> os métacarp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C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os métacarpe droit" .</text:p>
          </table:table-cell>
          <table:table-cell office:value-type="string" calcext:value-type="string">
            <text:p>"2<text:span text:style-name="T1">e</text:span> os métacarp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C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os métacarpe droit" .</text:p>
          </table:table-cell>
          <table:table-cell office:value-type="string" calcext:value-type="string">
            <text:p>"3<text:span text:style-name="T1">e</text:span> os métacarp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C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os métacarpe droit" .</text:p>
          </table:table-cell>
          <table:table-cell office:value-type="string" calcext:value-type="string">
            <text:p>"4<text:span text:style-name="T1">e</text:span> os métacarp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etaC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os métacarpe droit" .</text:p>
          </table:table-cell>
          <table:table-cell office:value-type="string" calcext:value-type="string">
            <text:p>"5<text:span text:style-name="T1">e</text:span> os métacarpe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latéral du pouce droit" .</text:p>
          </table:table-cell>
          <table:table-cell office:value-type="string" calcext:value-type="string">
            <text:p>"Os sésamoïde latéral du pouce droit"@fr .</text:p>
          </table:table-cell>
          <table:table-cell office:value-type="string" calcext:value-type="string">
            <text:p>"Os sésamoïde latéral de la main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médial du pouce droit" .</text:p>
          </table:table-cell>
          <table:table-cell office:value-type="string" calcext:value-type="string">
            <text:p>"Os sésamoïde médial du pouce droit"@fr .</text:p>
          </table:table-cell>
          <table:table-cell office:value-type="string" calcext:value-type="string">
            <text:p>"Os sésamoïde médial de la main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pouce droit" .</text:p>
          </table:table-cell>
          <table:table-cell office:value-type="string" calcext:value-type="string">
            <text:p>"Phalange proximale du pouce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pouce droit" .</text:p>
          </table:table-cell>
          <table:table-cell office:value-type="string" calcext:value-type="string">
            <text:p>"Phalange distale du pouce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proxi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2e doigt droit" .</text:p>
          </table:table-cell>
          <table:table-cell office:value-type="string" calcext:value-type="string">
            <text:p>"Phalange proximale du 2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moy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2e doigt droit" .</text:p>
          </table:table-cell>
          <table:table-cell office:value-type="string" calcext:value-type="string">
            <text:p>"Phalange moyenne du 2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dist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2e doigt droit" .</text:p>
          </table:table-cell>
          <table:table-cell office:value-type="string" calcext:value-type="string">
            <text:p>"Phalange distale du 2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proxi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3e doigt droit" .</text:p>
          </table:table-cell>
          <table:table-cell office:value-type="string" calcext:value-type="string">
            <text:p>"Phalange proximale du 3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moy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3e doigt droit" .</text:p>
          </table:table-cell>
          <table:table-cell office:value-type="string" calcext:value-type="string">
            <text:p>"Phalange moyenne du 3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dist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3e doigt droit" .</text:p>
          </table:table-cell>
          <table:table-cell office:value-type="string" calcext:value-type="string">
            <text:p>"Phalange distale du 3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proxi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4e doigt droit" .</text:p>
          </table:table-cell>
          <table:table-cell office:value-type="string" calcext:value-type="string">
            <text:p>"Phalange proximale du 4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moy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4e doigt droit" .</text:p>
          </table:table-cell>
          <table:table-cell office:value-type="string" calcext:value-type="string">
            <text:p>"Phalange moyenne du 4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dist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4e doigt droit" .</text:p>
          </table:table-cell>
          <table:table-cell office:value-type="string" calcext:value-type="string">
            <text:p>"Phalange distale du 4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proxi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5e doigt droit" .</text:p>
          </table:table-cell>
          <table:table-cell office:value-type="string" calcext:value-type="string">
            <text:p>"Phalange proximale du 5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moy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5e doigt droit" .</text:p>
          </table:table-cell>
          <table:table-cell office:value-type="string" calcext:value-type="string">
            <text:p>"Phalange moyenne du 5<text:span text:style-name="T1">e</text:span> doigt droit"@fr 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at:R-main-phal-dist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5e doigt droit" .</text:p>
          </table:table-cell>
          <table:table-cell office:value-type="string" calcext:value-type="string">
            <text:p>"Phalange distale du 5<text:span text:style-name="T1">e</text:span> doigt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arpe droit" .</text:p>
          </table:table-cell>
          <table:table-cell office:value-type="string" calcext:value-type="string">
            <text:p>"Os du carpe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carpe-comparti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ompartiment médial du carpe droit" .</text:p>
          </table:table-cell>
          <table:table-cell office:value-type="string" calcext:value-type="string">
            <text:p>"Os du compartiment médial du carpe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os-carpe-comparti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ompartiment latéral du carpe droit" .</text:p>
          </table:table-cell>
          <table:table-cell office:value-type="string" calcext:value-type="string">
            <text:p>"Os du compartiment latéral du carpe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1e-range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1ere rangée du carpe droit" .</text:p>
          </table:table-cell>
          <table:table-cell office:value-type="string" calcext:value-type="string">
            <text:p>"Os de la 1<text:span text:style-name="T1">ere</text:span> rangée du carpe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2e-range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2e rangée du carpe droit" .</text:p>
          </table:table-cell>
          <table:table-cell office:value-type="string" calcext:value-type="string">
            <text:p>"Os de la 2<text:span text:style-name="T1">e</text:span> rangée du carpe droit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meta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étacarpes droits" .</text:p>
          </table:table-cell>
          <table:table-cell office:value-type="string" calcext:value-type="string">
            <text:p>"Os métacarpes droits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s du pouce droit" .</text:p>
          </table:table-cell>
          <table:table-cell office:value-type="string" calcext:value-type="string">
            <text:p>"Os sésamoïdes du pouce droit"@fr .</text:p>
          </table:table-cell>
          <table:table-cell office:value-type="string" calcext:value-type="string">
            <text:p>"Os sésamoïdes de la main droite"@fr 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at:R-main-phalang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es doigts droits" .</text:p>
          </table:table-cell>
          <table:table-cell office:value-type="string" calcext:value-type="string">
            <text:p>"Os des phalanges des doigts droit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main-phalanges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pouce droit" .</text:p>
          </table:table-cell>
          <table:table-cell office:value-type="string" calcext:value-type="string">
            <text:p>"Os des phalanges du pouce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ain-phalanges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2e doigt droit" .</text:p>
          </table:table-cell>
          <table:table-cell office:value-type="string" calcext:value-type="string">
            <text:p>"Os des phalanges du 2<text:span text:style-name="T1">e</text:span> doigt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ain-phalanges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3e doigt droit" .</text:p>
          </table:table-cell>
          <table:table-cell office:value-type="string" calcext:value-type="string">
            <text:p>"Os des phalanges du 3<text:span text:style-name="T1">e</text:span> doigt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ain-phalanges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4e doigt droit" .</text:p>
          </table:table-cell>
          <table:table-cell office:value-type="string" calcext:value-type="string">
            <text:p>"Os des phalanges du 4<text:span text:style-name="T1">e</text:span> doigt droit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ain-phalanges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5e doigt droit" .</text:p>
          </table:table-cell>
          <table:table-cell office:value-type="string" calcext:value-type="string">
            <text:p>"Os des phalanges du 5<text:span text:style-name="T1">e</text:span> doigt droit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R-colonne-du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du pouce droit" .</text:p>
          </table:table-cell>
          <table:table-cell table:style-name="ce6" office:value-type="string" calcext:value-type="string">
            <text:p>"Colonne du pouce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abrum-glenoid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Labrum glénoidal droit" .</text:p>
          </table:table-cell>
          <table:table-cell table:style-name="ce6" office:value-type="string" calcext:value-type="string">
            <text:p>"Labrum glénoidal droit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enisque-ulno-carpie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ulno-carpien droit" .</text:p>
          </table:table-cell>
          <table:table-cell office:value-type="string" calcext:value-type="string">
            <text:p>"Ménisque ulno-carpien droit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lavicule gauche" . </text:p>
          </table:table-cell>
          <table:table-cell table:style-name="ce6" office:value-type="string" calcext:value-type="string">
            <text:p>"Clavicul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Scapula (anc. omoplate) gauche" .</text:p>
          </table:table-cell>
          <table:table-cell table:style-name="ce6" office:value-type="string" calcext:value-type="string">
            <text:p>"Scapula gauche"@fr .</text:p>
          </table:table-cell>
          <table:table-cell table:style-name="ce7" office:value-type="string" calcext:value-type="string">
            <text:p>"Omoplat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Humérus gauche" . </text:p>
          </table:table-cell>
          <table:table-cell table:style-name="ce6" office:value-type="string" calcext:value-type="string">
            <text:p>"Humérus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Radius gauche" . </text:p>
          </table:table-cell>
          <table:table-cell table:style-name="ce6" office:value-type="string" calcext:value-type="string">
            <text:p>"Radius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Ulna (anc. cubitus) gauche" .</text:p>
          </table:table-cell>
          <table:table-cell table:style-name="ce6" office:value-type="string" calcext:value-type="string">
            <text:p>"Ulna gauche"@fr .</text:p>
          </table:table-cell>
          <table:table-cell table:style-name="ce7" office:value-type="string" calcext:value-type="string">
            <text:p>"Cubitus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caphoïde (anc. os naviculaire carpien) gauche" .</text:p>
          </table:table-cell>
          <table:table-cell table:style-name="ce6" office:value-type="string" calcext:value-type="string">
            <text:p>"Os scaphoïde gauche"@fr . </text:p>
          </table:table-cell>
          <table:table-cell office:value-type="string" calcext:value-type="string">
            <text:p>"Os naviculaire carpien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lunatum (anc. os semi-lunaire) gauche" .</text:p>
          </table:table-cell>
          <table:table-cell table:style-name="ce6" office:value-type="string" calcext:value-type="string">
            <text:p>"Os lunatum gauche"@fr . </text:p>
          </table:table-cell>
          <table:table-cell office:value-type="string" calcext:value-type="string">
            <text:p>"Os semi-lunair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riquetrum (anc. os pyramidal) gauche" .</text:p>
          </table:table-cell>
          <table:table-cell table:style-name="ce6" office:value-type="string" calcext:value-type="string">
            <text:p>"Os triquetrum gauche"@fr . </text:p>
          </table:table-cell>
          <table:table-cell office:value-type="string" calcext:value-type="string">
            <text:p>"Os pyramidal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pisiforme gauche" .</text:p>
          </table:table-cell>
          <table:table-cell table:style-name="ce6" office:value-type="string" calcext:value-type="string">
            <text:p>"Os pisiform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hamatum (anc. os crochu) gauche" .</text:p>
          </table:table-cell>
          <table:table-cell table:style-name="ce6" office:value-type="string" calcext:value-type="string">
            <text:p>"Os hamatum gauche"@fr .</text:p>
          </table:table-cell>
          <table:table-cell office:value-type="string" calcext:value-type="string">
            <text:p>"Os crochu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capitatum (anc. grand os de la main) gauche" .</text:p>
          </table:table-cell>
          <table:table-cell table:style-name="ce6" office:value-type="string" calcext:value-type="string">
            <text:p>"Os capitatum gauche"@fr . </text:p>
          </table:table-cell>
          <table:table-cell office:value-type="string" calcext:value-type="string">
            <text:p>"Grand os de la main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rapézoïde gauche" . </text:p>
          </table:table-cell>
          <table:table-cell table:style-name="ce6" office:value-type="string" calcext:value-type="string">
            <text:p>"Os trapézoïd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trapèze gauche" . </text:p>
          </table:table-cell>
          <table:table-cell table:style-name="ce6" office:value-type="string" calcext:value-type="string">
            <text:p>"Os trapèz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 os métacarpe gauche" . </text:p>
          </table:table-cell>
          <table:table-cell table:style-name="ce6" office:value-type="string" calcext:value-type="string">
            <text:p>"1er os métacarp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os métacarpe gauche" . </text:p>
          </table:table-cell>
          <table:table-cell table:style-name="ce6" office:value-type="string" calcext:value-type="string">
            <text:p>"2e os métacarp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3e os métacarpe gauche" . </text:p>
          </table:table-cell>
          <table:table-cell table:style-name="ce6" office:value-type="string" calcext:value-type="string">
            <text:p>"3e os métacarp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4e os métacarpe gauche" . </text:p>
          </table:table-cell>
          <table:table-cell table:style-name="ce6" office:value-type="string" calcext:value-type="string">
            <text:p>"4e os métacarp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5e os métacarpe gauche" . </text:p>
          </table:table-cell>
          <table:table-cell table:style-name="ce6" office:value-type="string" calcext:value-type="string">
            <text:p>"5e os métacarp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latéral du pouce gauche" . </text:p>
          </table:table-cell>
          <table:table-cell table:style-name="ce6" office:value-type="string" calcext:value-type="string">
            <text:p>"Os sésamoïde latéral du pouce gauche"@fr . </text:p>
          </table:table-cell>
          <table:table-cell table:style-name="ce6" office:value-type="string" calcext:value-type="string">
            <text:p>"Os sésamoïde latéral de la main gauche"@fr 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 médial du pouce gauche" . </text:p>
          </table:table-cell>
          <table:table-cell table:style-name="ce6" office:value-type="string" calcext:value-type="string">
            <text:p>"Os sésamoïde médial du pouce gauche"@fr . </text:p>
          </table:table-cell>
          <table:table-cell table:style-name="ce6" office:value-type="string" calcext:value-type="string">
            <text:p>"Os sésamoïde médial de la main gauche"@fr 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pouce gauche" . </text:p>
          </table:table-cell>
          <table:table-cell table:style-name="ce6" office:value-type="string" calcext:value-type="string">
            <text:p>"Phalange proximale du pouc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pouce gauche" . </text:p>
          </table:table-cell>
          <table:table-cell table:style-name="ce6" office:value-type="string" calcext:value-type="string">
            <text:p>"Phalange distale du pouce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2e doigt gauche" . </text:p>
          </table:table-cell>
          <table:table-cell table:style-name="ce6" office:value-type="string" calcext:value-type="string">
            <text:p>"Phalange proximale du 2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2e doigt gauche" . </text:p>
          </table:table-cell>
          <table:table-cell table:style-name="ce6" office:value-type="string" calcext:value-type="string">
            <text:p>"Phalange moyenne du 2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2e doigt gauche" . </text:p>
          </table:table-cell>
          <table:table-cell table:style-name="ce6" office:value-type="string" calcext:value-type="string">
            <text:p>"Phalange distale du 2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3e doigt gauche" . </text:p>
          </table:table-cell>
          <table:table-cell table:style-name="ce6" office:value-type="string" calcext:value-type="string">
            <text:p>"Phalange proximale du 3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3e doigt gauche" . </text:p>
          </table:table-cell>
          <table:table-cell table:style-name="ce6" office:value-type="string" calcext:value-type="string">
            <text:p>"Phalange moyenne du 3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3e doigt gauche" . </text:p>
          </table:table-cell>
          <table:table-cell table:style-name="ce6" office:value-type="string" calcext:value-type="string">
            <text:p>"Phalange distale du 3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4e doigt gauche" . </text:p>
          </table:table-cell>
          <table:table-cell table:style-name="ce6" office:value-type="string" calcext:value-type="string">
            <text:p>"Phalange proximale du 4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4e doigt gauche" . </text:p>
          </table:table-cell>
          <table:table-cell table:style-name="ce6" office:value-type="string" calcext:value-type="string">
            <text:p>"Phalange moyenne du 4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4e doigt gauche" . </text:p>
          </table:table-cell>
          <table:table-cell table:style-name="ce6" office:value-type="string" calcext:value-type="string">
            <text:p>"Phalange distale du 4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proximale du 5e doigt gauche" . </text:p>
          </table:table-cell>
          <table:table-cell table:style-name="ce6" office:value-type="string" calcext:value-type="string">
            <text:p>"Phalange proximale du 5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moyenne du 5e doigt gauche" . </text:p>
          </table:table-cell>
          <table:table-cell table:style-name="ce6" office:value-type="string" calcext:value-type="string">
            <text:p>"Phalange moyenne du 5e doigt gauche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halange distale du 5e doigt gauche" . </text:p>
          </table:table-cell>
          <table:table-cell table:style-name="ce6" office:value-type="string" calcext:value-type="string">
            <text:p>"Phalange distale du 5e doigt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os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arpe gauche" . </text:p>
          </table:table-cell>
          <table:table-cell table:style-name="ce6" office:value-type="string" calcext:value-type="string">
            <text:p>"Os du carpe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1e-range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ompartiment médial du carpe gauche" . </text:p>
          </table:table-cell>
          <table:table-cell table:style-name="ce6" office:value-type="string" calcext:value-type="string">
            <text:p>"Os du compartiment médial du carpe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2e-range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ompartiment latéral du carpe gauche" . </text:p>
          </table:table-cell>
          <table:table-cell table:style-name="ce6" office:value-type="string" calcext:value-type="string">
            <text:p>"Os du compartiment latéral du carpe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os-carpe-comparti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1ere rangée du carpe gauche" . </text:p>
          </table:table-cell>
          <table:table-cell table:style-name="ce6" office:value-type="string" calcext:value-type="string">
            <text:p>"Os de la 1ere rangée du carpe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os-carpe-comparti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2e rangée du carpe gauche" . </text:p>
          </table:table-cell>
          <table:table-cell table:style-name="ce6" office:value-type="string" calcext:value-type="string">
            <text:p>"Os de la 2e rangée du carpe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eta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métacarpes gauches" . </text:p>
          </table:table-cell>
          <table:table-cell table:style-name="ce6" office:value-type="string" calcext:value-type="string">
            <text:p>"Os métacarpes gauches"@fr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sésamoïdes du pouce gauche" . </text:p>
          </table:table-cell>
          <table:table-cell table:style-name="ce6" office:value-type="string" calcext:value-type="string">
            <text:p>"Os sésamoïdes du pouce gauche"@fr . </text:p>
          </table:table-cell>
          <table:table-cell table:style-name="ce6" office:value-type="string" calcext:value-type="string">
            <text:p>"Os sésamoïdes de la main gauche"@fr 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at:L-main-phalang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es doigts gauches" . </text:p>
          </table:table-cell>
          <table:table-cell table:style-name="ce6" office:value-type="string" calcext:value-type="string">
            <text:p>"Os des phalanges des doigts gauches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in-phalanges-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pouce gauche" . </text:p>
          </table:table-cell>
          <table:table-cell table:style-name="ce6" office:value-type="string" calcext:value-type="string">
            <text:p>"Os des phalanges du pouce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in-phalanges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2e doigt gauche" . </text:p>
          </table:table-cell>
          <table:table-cell table:style-name="ce6" office:value-type="string" calcext:value-type="string">
            <text:p>"Os des phalanges du 2e doigt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in-phalanges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3e doigt gauche" . </text:p>
          </table:table-cell>
          <table:table-cell table:style-name="ce6" office:value-type="string" calcext:value-type="string">
            <text:p>"Os des phalanges du 3e doigt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in-phalanges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4e doigt gauche" . </text:p>
          </table:table-cell>
          <table:table-cell table:style-name="ce6" office:value-type="string" calcext:value-type="string">
            <text:p>"Os des phalanges du 4e doigt gauche"@fr .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main-phalanges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s phalanges du 5e doigt gauche" . </text:p>
          </table:table-cell>
          <table:table-cell table:style-name="ce6" office:value-type="string" calcext:value-type="string">
            <text:p>"Os des phalanges du 5e doigt gauche"@fr .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L-colonne-du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olonne du pouce gauche" .</text:p>
          </table:table-cell>
          <table:table-cell table:style-name="ce6" office:value-type="string" calcext:value-type="string">
            <text:p>"Colonne du pouce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abrum-glenoid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Labrum glénoidal gauche" .</text:p>
          </table:table-cell>
          <table:table-cell table:style-name="ce6" office:value-type="string" calcext:value-type="string">
            <text:p>"Labrum glénoidal gauche"@fr 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at:L-menisque-ulno-carpie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énisque ulno-carpien gauche" .</text:p>
          </table:table-cell>
          <table:table-cell office:value-type="string" calcext:value-type="string">
            <text:p>"Ménisque ulno-carpien gauche"@fr 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dent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s" .</text:p>
          </table:table-cell>
          <table:table-cell office:value-type="string" calcext:value-type="string">
            <text:p>"Dent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incisiv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s" .</text:p>
          </table:table-cell>
          <table:table-cell office:value-type="string" calcext:value-type="string">
            <text:p>"Incisiv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canin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nines" .</text:p>
          </table:table-cell>
          <table:table-cell office:value-type="string" calcext:value-type="string">
            <text:p>"Canin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pre-molai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émolaires" .</text:p>
          </table:table-cell>
          <table:table-cell office:value-type="string" calcext:value-type="string">
            <text:p>"Prémolair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molai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olaires" .</text:p>
          </table:table-cell>
          <table:table-cell office:value-type="string" calcext:value-type="string">
            <text:p>"Molair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dents-sage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s de sagesse" .</text:p>
          </table:table-cell>
          <table:table-cell office:value-type="string" calcext:value-type="string">
            <text:p>"Dents de sagess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dents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s supérieures" .</text:p>
          </table:table-cell>
          <table:table-cell office:value-type="string" calcext:value-type="string">
            <text:p>"Dents supérieur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dents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s supérieures droites" .</text:p>
          </table:table-cell>
          <table:table-cell office:value-type="string" calcext:value-type="string">
            <text:p>"Dents supérieures droit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dents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s supérieures gauches" .</text:p>
          </table:table-cell>
          <table:table-cell office:value-type="string" calcext:value-type="string">
            <text:p>"Dents supérieures gauch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dents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s inférieures" .</text:p>
          </table:table-cell>
          <table:table-cell office:value-type="string" calcext:value-type="string">
            <text:p>"Dents inférieures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incisive-sup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centrale supérieure droite" .</text:p>
          </table:table-cell>
          <table:table-cell office:value-type="string" calcext:value-type="string">
            <text:p>"Incisive centrale supérieure droit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incisive-sup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latérale supérieure droite" .</text:p>
          </table:table-cell>
          <table:table-cell office:value-type="string" calcext:value-type="string">
            <text:p>"Incisive latérale supérieure droit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incisive-sup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centrale supérieure gauche" .</text:p>
          </table:table-cell>
          <table:table-cell office:value-type="string" calcext:value-type="string">
            <text:p>"Incisive centrale supérieur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incisive-sup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latérale supérieure gauche" .</text:p>
          </table:table-cell>
          <table:table-cell office:value-type="string" calcext:value-type="string">
            <text:p>"Incisive latérale supérieur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incisive-inf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centrale inférieure droite" .</text:p>
          </table:table-cell>
          <table:table-cell office:value-type="string" calcext:value-type="string">
            <text:p>"Incisive centrale inférieure droit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incisive-inf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latérale inférieure droite" .</text:p>
          </table:table-cell>
          <table:table-cell office:value-type="string" calcext:value-type="string">
            <text:p>"Incisive latérale inférieure droit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incisive-inf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centrale inférieure gauche" .</text:p>
          </table:table-cell>
          <table:table-cell office:value-type="string" calcext:value-type="string">
            <text:p>"Incisive centrale inférieur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L-incisive-inf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Incisive latérale inférieure gauche" .</text:p>
          </table:table-cell>
          <table:table-cell office:value-type="string" calcext:value-type="string">
            <text:p>"Incisive latérale inférieur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canin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nine supérieure droite" .</text:p>
          </table:table-cell>
          <table:table-cell office:value-type="string" calcext:value-type="string">
            <text:p>"Canine supérieure droit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anin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nine supérieure gauche" .</text:p>
          </table:table-cell>
          <table:table-cell office:value-type="string" calcext:value-type="string">
            <text:p>"Canine supérieur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anin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nine inférieure droite" .</text:p>
          </table:table-cell>
          <table:table-cell office:value-type="string" calcext:value-type="string">
            <text:p>"Canine inférieure droit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anin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anine inférieure gauche" .</text:p>
          </table:table-cell>
          <table:table-cell office:value-type="string" calcext:value-type="string">
            <text:p>"Canine inf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re-molaire-sup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prémolaire supérieure droite" .</text:p>
          </table:table-cell>
          <table:table-cell office:value-type="string" calcext:value-type="string">
            <text:p>"1<text:span text:style-name="T1">ere</text:span> prémolaire sup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re-molaire-sup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prémolaire supérieure droite" .</text:p>
          </table:table-cell>
          <table:table-cell office:value-type="string" calcext:value-type="string">
            <text:p>"2<text:span text:style-name="T1">e</text:span> prémolaire sup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pre-molaire-sup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prémolaire supérieure gauche" .</text:p>
          </table:table-cell>
          <table:table-cell office:value-type="string" calcext:value-type="string">
            <text:p>"1<text:span text:style-name="T1">ere</text:span> prémolaire sup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pre-molaire-sup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prémolaire supérieure gauche" .</text:p>
          </table:table-cell>
          <table:table-cell office:value-type="string" calcext:value-type="string">
            <text:p>"2<text:span text:style-name="T1">e</text:span> prémolaire sup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re-molaire-inf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prémolaire inférieure droite" .</text:p>
          </table:table-cell>
          <table:table-cell office:value-type="string" calcext:value-type="string">
            <text:p>"1<text:span text:style-name="T1">ere</text:span> prémolaire inf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pre-molaire-inf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prémolaire inférieure droite" .</text:p>
          </table:table-cell>
          <table:table-cell office:value-type="string" calcext:value-type="string">
            <text:p>"2<text:span text:style-name="T1">e</text:span> prémolaire inf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pre-molaire-inf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prémolaire inférieure gauche" .</text:p>
          </table:table-cell>
          <table:table-cell office:value-type="string" calcext:value-type="string">
            <text:p>"1<text:span text:style-name="T1">ere</text:span> prémolaire inf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pre-molaire-inf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prémolaire inférieure gauche" .</text:p>
          </table:table-cell>
          <table:table-cell office:value-type="string" calcext:value-type="string">
            <text:p>"2<text:span text:style-name="T1">e</text:span> prémolaire inf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olaire-sup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molaire supérieure droite" .</text:p>
          </table:table-cell>
          <table:table-cell office:value-type="string" calcext:value-type="string">
            <text:p>"1<text:span text:style-name="T1">ere</text:span> molaire sup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olaire-sup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molaire supérieure droite" .</text:p>
          </table:table-cell>
          <table:table-cell office:value-type="string" calcext:value-type="string">
            <text:p>"2<text:span text:style-name="T1">e</text:span> molaire sup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molaire-sup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molaire supérieure gauche" .</text:p>
          </table:table-cell>
          <table:table-cell office:value-type="string" calcext:value-type="string">
            <text:p>"1<text:span text:style-name="T1">ere</text:span> molaire sup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molaire-sup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molaire supérieure gauche" .</text:p>
          </table:table-cell>
          <table:table-cell office:value-type="string" calcext:value-type="string">
            <text:p>"2<text:span text:style-name="T1">e</text:span> molaire sup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olaire-inf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molaire inférieure droite" .</text:p>
          </table:table-cell>
          <table:table-cell office:value-type="string" calcext:value-type="string">
            <text:p>"1<text:span text:style-name="T1">ere</text:span> molaire inf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R-molaire-inf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molaire inférieure droite" .</text:p>
          </table:table-cell>
          <table:table-cell office:value-type="string" calcext:value-type="string">
            <text:p>"2<text:span text:style-name="T1">e</text:span> molaire inférieure droit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molaire-inf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1ere molaire inférieure gauche" .</text:p>
          </table:table-cell>
          <table:table-cell office:value-type="string" calcext:value-type="string">
            <text:p>"1<text:span text:style-name="T1">ere</text:span> molaire inférieure gauche"@fr .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at:L-molaire-inf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2e molaire inférieure gauche" .</text:p>
          </table:table-cell>
          <table:table-cell office:value-type="string" calcext:value-type="string">
            <text:p>"2<text:span text:style-name="T1">e</text:span> molaire inférieure gauche"@fr .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at:R-dent-sagess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 de sagesse supérieure droite" .</text:p>
          </table:table-cell>
          <table:table-cell office:value-type="string" calcext:value-type="string">
            <text:p>"Dent de sagesse supérieure droit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dent-sagess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 de sagesse supérieure gauche" .</text:p>
          </table:table-cell>
          <table:table-cell office:value-type="string" calcext:value-type="string">
            <text:p>"Dent de sagesse supérieure gauch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dent-sagess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 de sagesse inférieure droite" .</text:p>
          </table:table-cell>
          <table:table-cell office:value-type="string" calcext:value-type="string">
            <text:p>"Dent de sagesse inférieure droite"@fr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dent-sagess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nt de sagesse inférieure gauche" .</text:p>
          </table:table-cell>
          <table:table-cell office:value-type="string" calcext:value-type="string">
            <text:p>"Dent de sagesse inférieure gauche"@fr .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Default" office:value-type="string" calcext:value-type="string">
            <text:p>anat:OS-ceinture-pel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ceinture pelvienne" .</text:p>
          </table:table-cell>
          <table:table-cell table:style-name="ce6" office:value-type="string" calcext:value-type="string">
            <text:p>"Os de la ceinture pelvienn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ceinture-sca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ceinture scapulaire" .</text:p>
          </table:table-cell>
          <table:table-cell table:style-name="ce6" office:value-type="string" calcext:value-type="string">
            <text:p>"Os de la ceinture scapulair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han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hanche droite" .</text:p>
          </table:table-cell>
          <table:table-cell office:value-type="string" calcext:value-type="string">
            <text:p>"Os de la hanche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cuisse droite" .</text:p>
          </table:table-cell>
          <table:table-cell office:value-type="string" calcext:value-type="string">
            <text:p>"Os de la cuisse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genou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genou droit" .</text:p>
          </table:table-cell>
          <table:table-cell office:value-type="string" calcext:value-type="string">
            <text:p>"Os du genou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jambe droite" .</text:p>
          </table:table-cell>
          <table:table-cell office:value-type="string" calcext:value-type="string">
            <text:p>"Os de la jambe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chevil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cheville droite" .</text:p>
          </table:table-cell>
          <table:table-cell office:value-type="string" calcext:value-type="string">
            <text:p>"Os de la cheville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pied droit" .</text:p>
          </table:table-cell>
          <table:table-cell office:value-type="string" calcext:value-type="string">
            <text:p>"Os du pied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han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hanche gauche" .</text:p>
          </table:table-cell>
          <table:table-cell office:value-type="string" calcext:value-type="string">
            <text:p>"Os de la hanche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cuisse gauche" .</text:p>
          </table:table-cell>
          <table:table-cell office:value-type="string" calcext:value-type="string">
            <text:p>"Os de la cuisse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genou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genou gauche" .</text:p>
          </table:table-cell>
          <table:table-cell office:value-type="string" calcext:value-type="string">
            <text:p>"Os du genou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jambe gauche" .</text:p>
          </table:table-cell>
          <table:table-cell office:value-type="string" calcext:value-type="string">
            <text:p>"Os de la jambe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chevil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cheville gauche" .</text:p>
          </table:table-cell>
          <table:table-cell office:value-type="string" calcext:value-type="string">
            <text:p>"Os de la cheville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pied gauche" .</text:p>
          </table:table-cell>
          <table:table-cell office:value-type="string" calcext:value-type="string">
            <text:p>"Os du pied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epau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épaule droite" .</text:p>
          </table:table-cell>
          <table:table-cell office:value-type="string" calcext:value-type="string">
            <text:p>"Os de l’épaule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bras droit" .</text:p>
          </table:table-cell>
          <table:table-cell office:value-type="string" calcext:value-type="string">
            <text:p>"Os du bras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cou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oude droit" .</text:p>
          </table:table-cell>
          <table:table-cell office:value-type="string" calcext:value-type="string">
            <text:p>"Os du coude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avt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avant-bras droit" .</text:p>
          </table:table-cell>
          <table:table-cell office:value-type="string" calcext:value-type="string">
            <text:p>"Os de l’avant-bras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poigne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poignet droit" .</text:p>
          </table:table-cell>
          <table:table-cell office:value-type="string" calcext:value-type="string">
            <text:p>"Os du poignet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main droite" .</text:p>
          </table:table-cell>
          <table:table-cell office:value-type="string" calcext:value-type="string">
            <text:p>"Os de la main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epau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épaule gauche" .</text:p>
          </table:table-cell>
          <table:table-cell office:value-type="string" calcext:value-type="string">
            <text:p>"Os de l’épaule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bras gauche" .</text:p>
          </table:table-cell>
          <table:table-cell office:value-type="string" calcext:value-type="string">
            <text:p>"Os du bras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cou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coude gauche" .</text:p>
          </table:table-cell>
          <table:table-cell office:value-type="string" calcext:value-type="string">
            <text:p>"Os du coude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avt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’avant-bras gauche" .</text:p>
          </table:table-cell>
          <table:table-cell office:value-type="string" calcext:value-type="string">
            <text:p>"Os de l’avant-bras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poigne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u poignet gauche" .</text:p>
          </table:table-cell>
          <table:table-cell office:value-type="string" calcext:value-type="string">
            <text:p>"Os du poignet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Os de la main gauche" .</text:p>
          </table:table-cell>
          <table:table-cell office:value-type="string" calcext:value-type="string">
            <text:p>"Os de la main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sternum-manubrium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anubrium sternal" .</text:p>
          </table:table-cell>
          <table:table-cell office:value-type="string" calcext:value-type="string">
            <text:p>"Manubrium sternal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emur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u fémur droit" .</text:p>
          </table:table-cell>
          <table:table-cell office:value-type="string" calcext:value-type="string">
            <text:p>"Épiphyse supérieure du fémur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emur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u fémur droit" .</text:p>
          </table:table-cell>
          <table:table-cell office:value-type="string" calcext:value-type="string">
            <text:p>"Épiphyse inférieure du fémur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tibia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u tibia droit" .</text:p>
          </table:table-cell>
          <table:table-cell office:value-type="string" calcext:value-type="string">
            <text:p>"Épiphyse supérieure du tibia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tibia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u tibia droit" .</text:p>
          </table:table-cell>
          <table:table-cell table:style-name="Default" office:value-type="string" calcext:value-type="string">
            <text:p>"Épiphyse inférieure du tibia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ibula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e la fibula (anc. péroné) droite" .</text:p>
          </table:table-cell>
          <table:table-cell office:value-type="string" calcext:value-type="string">
            <text:p>"Épiphyse supérieure de la fibula (anc. péroné)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ibula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e la fibula (anc. péroné) droite" .</text:p>
          </table:table-cell>
          <table:table-cell office:value-type="string" calcext:value-type="string">
            <text:p>"Épiphyse inférieure de la fibula (anc. péroné)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emur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u fémur gauche" .</text:p>
          </table:table-cell>
          <table:table-cell office:value-type="string" calcext:value-type="string">
            <text:p>"Épiphyse supérieure du fémur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emur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u fémur gauche" .</text:p>
          </table:table-cell>
          <table:table-cell office:value-type="string" calcext:value-type="string">
            <text:p>"Épiphyse inférieure du fémur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tibia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u tibia gauche" .</text:p>
          </table:table-cell>
          <table:table-cell office:value-type="string" calcext:value-type="string">
            <text:p>"Épiphyse supérieure du tibia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tibia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u tibia gauche" .</text:p>
          </table:table-cell>
          <table:table-cell table:style-name="Default" office:value-type="string" calcext:value-type="string">
            <text:p>"Épiphyse inférieure du tibia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ibula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e la fibula (anc. péroné) gauche" .</text:p>
          </table:table-cell>
          <table:table-cell office:value-type="string" calcext:value-type="string">
            <text:p>"Épiphyse supérieure de la fibula (anc. péroné)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ibula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e la fibula (anc. péroné) gauche" .</text:p>
          </table:table-cell>
          <table:table-cell office:value-type="string" calcext:value-type="string">
            <text:p>"Épiphyse inférieure de la fibula (anc. péroné)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humerus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e l'humérus droit" .</text:p>
          </table:table-cell>
          <table:table-cell office:value-type="string" calcext:value-type="string">
            <text:p>"Épiphyse supérieure de l'humérus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humerus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e l'humérus droit" .</text:p>
          </table:table-cell>
          <table:table-cell office:value-type="string" calcext:value-type="string">
            <text:p>"Épiphyse inférieure de l'humérus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ulna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e l'ulna (anc. cubitus) droite" .</text:p>
          </table:table-cell>
          <table:table-cell office:value-type="string" calcext:value-type="string">
            <text:p>"Épiphyse supérieure de l'ulna (anc. cubitus)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ulna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e l'ulna (anc. cubitus) droite" .</text:p>
          </table:table-cell>
          <table:table-cell table:style-name="Default" office:value-type="string" calcext:value-type="string">
            <text:p>"Épiphyse inférieure de l'ulna (anc. cubitus) droit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radius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u radius droit" .</text:p>
          </table:table-cell>
          <table:table-cell office:value-type="string" calcext:value-type="string">
            <text:p>"Épiphyse supérieure du radius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radius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u radius droit" .</text:p>
          </table:table-cell>
          <table:table-cell office:value-type="string" calcext:value-type="string">
            <text:p>"Épiphyse inférieure du radius droit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humerus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e l'humérus gauche" .</text:p>
          </table:table-cell>
          <table:table-cell office:value-type="string" calcext:value-type="string">
            <text:p>"Épiphyse supérieure de l'humérus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humerus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e l'humérus gauche" .</text:p>
          </table:table-cell>
          <table:table-cell office:value-type="string" calcext:value-type="string">
            <text:p>"Épiphyse inférieure de l'humérus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ulna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e l'ulna (anc. cubitus) gauche" .</text:p>
          </table:table-cell>
          <table:table-cell office:value-type="string" calcext:value-type="string">
            <text:p>"Épiphyse supérieure de l'ulna (anc. cubitus)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ulna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e l'ulna (anc. cubitus) gauche" .</text:p>
          </table:table-cell>
          <table:table-cell office:value-type="string" calcext:value-type="string">
            <text:p>"Épiphyse inférieure de l'ulna (anc. cubitus)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radius-epiP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supérieure du radius gauche" .</text:p>
          </table:table-cell>
          <table:table-cell office:value-type="string" calcext:value-type="string">
            <text:p>"Épiphyse supérieure du radius gauche"@fr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radius-epiP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Épiphyse inférieure du radius gauche" .</text:p>
          </table:table-cell>
          <table:table-cell office:value-type="string" calcext:value-type="string">
            <text:p>"Épiphyse inférieure du radius gauche"@fr .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104808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S@en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nat:os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kull"@en .</text:p>
          </table:table-cell>
          <table:table-cell table:number-columns-repeated="3"/>
          <table:table-cell table:style-name="ce9"/>
        </table:table-row>
        <table:table-row table:style-name="ro1">
          <table:table-cell table:style-name="ce2" office:value-type="string" calcext:value-type="string">
            <text:p>anat:os-neuro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neurocranium"@en .</text:p>
          </table:table-cell>
          <table:table-cell table:number-columns-repeated="3"/>
          <table:table-cell table:style-name="ce9"/>
        </table:table-row>
        <table:table-row table:style-name="ro1">
          <table:table-cell table:style-name="ce1" office:value-type="string" calcext:value-type="string">
            <text:p>anat:os-bas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base of skull"@en .</text:p>
          </table:table-cell>
          <table:table-cell table:number-columns-repeated="3"/>
          <table:table-cell table:style-name="ce9"/>
        </table:table-row>
        <table:table-row table:style-name="ro1">
          <table:table-cell table:style-name="ce1" office:value-type="string" calcext:value-type="string">
            <text:p>anat:os-vout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cranial vault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os-fac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structuring the fac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massif-fac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splanchnocranium"@en .</text:p>
          </table:table-cell>
          <table:table-cell table:style-name="ce5" office:value-type="string" calcext:value-type="string">
            <text:p>"Bones of the facial skeleton"@en .</text:p>
          </table:table-cell>
          <table:table-cell table:style-name="ce5" office:value-type="string" calcext:value-type="string">
            <text:p>"Bones of the visceral skeleton"@en 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at: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ront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sph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phenoid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occipu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ccipit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riet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riet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ethm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thmoid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vom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omer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latine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latine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crim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crim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nasal concha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nasal concha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s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sal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zygomatic bone"@en .</text:p>
          </table:table-cell>
          <table:table-cell table:style-name="ce5" office:value-type="string" calcext:value-type="string">
            <text:p>"Right malar bone"@en .</text:p>
          </table:table-cell>
          <table:table-cell table:style-name="ce5" office:value-type="string" calcext:value-type="string">
            <text:p>"Right cheekbone"@en 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at:L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zygomatic bone"@en .</text:p>
          </table:table-cell>
          <table:table-cell table:style-name="ce5" office:value-type="string" calcext:value-type="string">
            <text:p>"Left malar bone"@en .</text:p>
          </table:table-cell>
          <table:table-cell table:style-name="ce5" office:value-type="string" calcext:value-type="string">
            <text:p>"Left cheekbone"@en 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at:mandib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andible bo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right e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left e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lle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lle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c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c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tape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tape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omandibular menisc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omandibular menisc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os-hy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yoid bone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grande-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cra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ranium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olumn"@en .</text:p>
          </table:table-cell>
          <table:table-cell table:style-name="ce5" office:value-type="string" calcext:value-type="string">
            <text:p>"Spine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cervic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rvical column"@en .</text:p>
          </table:table-cell>
          <table:table-cell table:style-name="ce5" office:value-type="string" calcext:value-type="string">
            <text:p>"Cervical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thorac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horacic column"@en .</text:p>
          </table:table-cell>
          <table:table-cell table:style-name="ce5" office:value-type="string" calcext:value-type="string">
            <text:p>"Thoracic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lom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umbar column"@en .</text:p>
          </table:table-cell>
          <table:table-cell table:style-name="ce5" office:value-type="string" calcext:value-type="string">
            <text:p>"Lumbar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pelv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c vertebral column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crane-vertebr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nterior vertebral cranium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crane-vertebral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vertebral cranium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crane-vertebr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sterior vertebral cranium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cv-cervical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cervical column"@en .</text:p>
          </table:table-cell>
          <table:table-cell table:style-name="ce5" office:value-type="string" calcext:value-type="string">
            <text:p>"Superior cervical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cervical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cervical column"@en .</text:p>
          </table:table-cell>
          <table:table-cell table:style-name="ce5" office:value-type="string" calcext:value-type="string">
            <text:p>"Middle cervical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cervical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cervical column"@en .</text:p>
          </table:table-cell>
          <table:table-cell table:style-name="ce5" office:value-type="string" calcext:value-type="string">
            <text:p>"Inferior cervical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thoraciq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thoracic column"@en .</text:p>
          </table:table-cell>
          <table:table-cell table:style-name="ce5" office:value-type="string" calcext:value-type="string">
            <text:p>"Superior thoracic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thoraciq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thoracic column"@en .</text:p>
          </table:table-cell>
          <table:table-cell table:style-name="ce5" office:value-type="string" calcext:value-type="string">
            <text:p>"Middle thoracic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thoraciq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thoracic column"@en .</text:p>
          </table:table-cell>
          <table:table-cell table:style-name="ce5" office:value-type="string" calcext:value-type="string">
            <text:p>"Inferior thoracic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lom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lumbar column"@en .</text:p>
          </table:table-cell>
          <table:table-cell table:style-name="ce5" office:value-type="string" calcext:value-type="string">
            <text:p>"Superior lumbar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lombai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lumbar column"@en .</text:p>
          </table:table-cell>
          <table:table-cell table:style-name="ce5" office:value-type="string" calcext:value-type="string">
            <text:p>"Inferior lumbar vertebral column"@en 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at:cv-pelvienn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pelvic vertebral column"@en .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nat:cv-pelvienn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pelvic vertebral column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-C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-C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-C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-C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-C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-T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-T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-T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-T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-T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-T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-T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-T8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-T9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-T10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-T1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-T1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-L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-L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-L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-L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-L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-S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5-Co intervertebral disc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uperior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uperior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rib c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stern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ternum"@en .</text:p>
          </table:table-cell>
          <table:table-cell table:style-name="ce5" office:value-type="string" calcext:value-type="string">
            <text:p>"Breastbone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1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2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1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2th rib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costal cartilag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pelvis-oss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ac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st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n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r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ccyx"@en .</text:p>
          </table:table-cell>
          <table:table-cell office:value-type="string" calcext:value-type="string">
            <text:p>"Tail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pubic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ip bone"@en .</text:p>
          </table:table-cell>
          <table:table-cell office:value-type="string" calcext:value-type="string">
            <text:p>"Righ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emur"@en .</text:p>
          </table:table-cell>
          <table:table-cell office:value-type="string" calcext:value-type="string">
            <text:p>"Righ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tella"@en .</text:p>
          </table:table-cell>
          <table:table-cell table:style-name="ce5" office:value-type="string" calcext:value-type="string">
            <text:p>"Righ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ibia"@en .</text:p>
          </table:table-cell>
          <table:table-cell office:value-type="string" calcext:value-type="string">
            <text:p>"Righ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ibula"@en .</text:p>
          </table:table-cell>
          <table:table-cell table:style-name="ce5" office:value-type="string" calcext:value-type="string">
            <text:p>"Righ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lus bone"@en .</text:p>
          </table:table-cell>
          <table:table-cell office:value-type="string" calcext:value-type="string">
            <text:p>"Righ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lcaneus bone"@en .</text:p>
          </table:table-cell>
          <table:table-cell office:value-type="string" calcext:value-type="string">
            <text:p>"Righ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tarsal bone"@en .</text:p>
          </table:table-cell>
          <table:table-cell office:value-type="string" calcext:value-type="string">
            <text:p>"Righ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tarsal bone"@en .</text:p>
          </table:table-cell>
          <table:table-cell office:value-type="string" calcext:value-type="string">
            <text:p>"Righ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tarsal bone"@en .</text:p>
          </table:table-cell>
          <table:table-cell office:value-type="string" calcext:value-type="string">
            <text:p>"Righ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tarsal bone"@en .</text:p>
          </table:table-cell>
          <table:table-cell office:value-type="string" calcext:value-type="string">
            <text:p>"Righ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tarsal bone"@en .</text:p>
          </table:table-cell>
          <table:table-cell office:value-type="string" calcext:value-type="string">
            <text:p>"Righ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hallux"@en .</text:p>
          </table:table-cell>
          <table:table-cell table:style-name="ce5" office:value-type="string" calcext:value-type="string">
            <text:p>"Lateral sesamoid bone of the right 1st toe"@en .</text:p>
          </table:table-cell>
          <table:table-cell table:style-name="ce5" office:value-type="string" calcext:value-type="string">
            <text:p>"Later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hallux"@en .</text:p>
          </table:table-cell>
          <table:table-cell table:style-name="ce5" office:value-type="string" calcext:value-type="string">
            <text:p>"Medial sesamoid bone of the right 1st toe"@en .</text:p>
          </table:table-cell>
          <table:table-cell table:style-name="ce5" office:value-type="string" calcext:value-type="string">
            <text:p>"Medi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hallux"@en .</text:p>
          </table:table-cell>
          <table:table-cell table:style-name="ce5" office:value-type="string" calcext:value-type="string">
            <text:p>"Proxim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hallux"@en .</text:p>
          </table:table-cell>
          <table:table-cell table:style-name="ce5" office:value-type="string" calcext:value-type="string">
            <text:p>"Dist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5th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rsus"@en .</text:p>
          </table:table-cell>
          <table:table-cell table:style-name="ce5" office:value-type="string" calcext:value-type="string">
            <text:p>"Right 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osterior tarsus"@en .</text:p>
          </table:table-cell>
          <table:table-cell table:style-name="ce5" office:value-type="string" calcext:value-type="string">
            <text:p>"Right posterior 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erior tarsus"@en .</text:p>
          </table:table-cell>
          <table:table-cell table:style-name="ce5" office:value-type="string" calcext:value-type="string">
            <text:p>"Right anterior 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tatarsus"@en .</text:p>
          </table:table-cell>
          <table:table-cell table:style-name="ce5" office:value-type="string" calcext:value-type="string">
            <text:p>"Right meta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hallux"@en .</text:p>
          </table:table-cell>
          <table:table-cell table:style-name="ce5" office:value-type="string" calcext:value-type="string">
            <text:p>"Sesamoid bones of the right 1st toe"@en .</text:p>
          </table:table-cell>
          <table:table-cell table:style-name="ce5" office:value-type="string" calcext:value-type="string">
            <text:p>"Sesamoid bones of the right foot"@en 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at:R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foot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llux"@en .</text:p>
          </table:table-cell>
          <table:table-cell table:style-name="ce5" office:value-type="string" calcext:value-type="string">
            <text:p>"Phalanges of the right 1st toe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2nd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3rd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4th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5th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right foot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righ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ip bone"@en .</text:p>
          </table:table-cell>
          <table:table-cell office:value-type="string" calcext:value-type="string">
            <text:p>"Lef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emur"@en .</text:p>
          </table:table-cell>
          <table:table-cell office:value-type="string" calcext:value-type="string">
            <text:p>"Lef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tella"@en .</text:p>
          </table:table-cell>
          <table:table-cell table:style-name="ce5" office:value-type="string" calcext:value-type="string">
            <text:p>"Lef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ibia"@en .</text:p>
          </table:table-cell>
          <table:table-cell office:value-type="string" calcext:value-type="string">
            <text:p>"Lef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ibula"@en .</text:p>
          </table:table-cell>
          <table:table-cell table:style-name="ce5" office:value-type="string" calcext:value-type="string">
            <text:p>"Lef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lus bone"@en .</text:p>
          </table:table-cell>
          <table:table-cell office:value-type="string" calcext:value-type="string">
            <text:p>"Lef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lcaneus bone"@en .</text:p>
          </table:table-cell>
          <table:table-cell office:value-type="string" calcext:value-type="string">
            <text:p>"Lef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tarsal bone"@en .</text:p>
          </table:table-cell>
          <table:table-cell office:value-type="string" calcext:value-type="string">
            <text:p>"Lef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tarsal bone"@en .</text:p>
          </table:table-cell>
          <table:table-cell office:value-type="string" calcext:value-type="string">
            <text:p>"Lef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tarsal bone"@en .</text:p>
          </table:table-cell>
          <table:table-cell office:value-type="string" calcext:value-type="string">
            <text:p>"Lef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tarsal bone"@en .</text:p>
          </table:table-cell>
          <table:table-cell office:value-type="string" calcext:value-type="string">
            <text:p>"Lef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tarsal bone"@en .</text:p>
          </table:table-cell>
          <table:table-cell office:value-type="string" calcext:value-type="string">
            <text:p>"Lef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hallux"@en .</text:p>
          </table:table-cell>
          <table:table-cell table:style-name="ce5" office:value-type="string" calcext:value-type="string">
            <text:p>"Lateral sesamoid bone of the left 1st toe"@en .</text:p>
          </table:table-cell>
          <table:table-cell table:style-name="ce5" office:value-type="string" calcext:value-type="string">
            <text:p>"Later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hallux"@en .</text:p>
          </table:table-cell>
          <table:table-cell table:style-name="ce5" office:value-type="string" calcext:value-type="string">
            <text:p>"Medial sesamoid bone of the left 1st toe"@en .</text:p>
          </table:table-cell>
          <table:table-cell table:style-name="ce5" office:value-type="string" calcext:value-type="string">
            <text:p>"Medi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hallux"@en .</text:p>
          </table:table-cell>
          <table:table-cell table:style-name="ce5" office:value-type="string" calcext:value-type="string">
            <text:p>"Proxim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hallux"@en .</text:p>
          </table:table-cell>
          <table:table-cell table:style-name="ce5" office:value-type="string" calcext:value-type="string">
            <text:p>"Dist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5th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rsus"@en .</text:p>
          </table:table-cell>
          <table:table-cell table:style-name="ce5" office:value-type="string" calcext:value-type="string">
            <text:p>"Left 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osterior tarsus"@en .</text:p>
          </table:table-cell>
          <table:table-cell table:style-name="ce5" office:value-type="string" calcext:value-type="string">
            <text:p>"Left posterior 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erior tarsus"@en .</text:p>
          </table:table-cell>
          <table:table-cell table:style-name="ce5" office:value-type="string" calcext:value-type="string">
            <text:p>"Left anterior 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tatarsus"@en .</text:p>
          </table:table-cell>
          <table:table-cell table:style-name="ce5" office:value-type="string" calcext:value-type="string">
            <text:p>"Left metatars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hallux"@en .</text:p>
          </table:table-cell>
          <table:table-cell table:style-name="ce5" office:value-type="string" calcext:value-type="string">
            <text:p>"Sesamoid bones of the left 1st toe"@en .</text:p>
          </table:table-cell>
          <table:table-cell table:style-name="ce5" office:value-type="string" calcext:value-type="string">
            <text:p>"Sesamoid bones of the left foot"@en 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at:L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foot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llux"@en .</text:p>
          </table:table-cell>
          <table:table-cell table:style-name="ce5" office:value-type="string" calcext:value-type="string">
            <text:p>"Phalanges of the left 1st toe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2nd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3rd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4th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5th to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left foot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lef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lavicle"@en .</text:p>
          </table:table-cell>
          <table:table-cell table:style-name="ce5" office:value-type="string" calcext:value-type="string">
            <text:p>"Righ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ula"@en .</text:p>
          </table:table-cell>
          <table:table-cell table:style-name="ce5" office:value-type="string" calcext:value-type="string">
            <text:p>"Righ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adius"@en .</text:p>
          </table:table-cell>
          <table:table-cell table:style-name="ce5" office:value-type="string" calcext:value-type="string">
            <text:p>"Righ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iquetrum"@en .</text:p>
          </table:table-cell>
          <table:table-cell table:style-name="ce5" office:value-type="string" calcext:value-type="string">
            <text:p>"Righ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carpal bone"@en .</text:p>
          </table:table-cell>
          <table:table-cell office:value-type="string" calcext:value-type="string">
            <text:p>"Righ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carpal bone"@en .</text:p>
          </table:table-cell>
          <table:table-cell office:value-type="string" calcext:value-type="string">
            <text:p>"Righ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carpal bone"@en .</text:p>
          </table:table-cell>
          <table:table-cell office:value-type="string" calcext:value-type="string">
            <text:p>"Righ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carpal bone"@en .</text:p>
          </table:table-cell>
          <table:table-cell office:value-type="string" calcext:value-type="string">
            <text:p>"Righ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carpal bone"@en .</text:p>
          </table:table-cell>
          <table:table-cell office:value-type="string" calcext:value-type="string">
            <text:p>"Righ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R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index"@en .</text:p>
          </table:table-cell>
          <table:table-cell table:style-name="ce5" office:value-type="string" calcext:value-type="string">
            <text:p>"Proxim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index"@en .</text:p>
          </table:table-cell>
          <table:table-cell table:style-name="ce5" office:value-type="string" calcext:value-type="string">
            <text:p>"Intermediate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index"@en .</text:p>
          </table:table-cell>
          <table:table-cell table:style-name="ce5" office:value-type="string" calcext:value-type="string">
            <text:p>"Dist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middle finger"@en .</text:p>
          </table:table-cell>
          <table:table-cell table:style-name="ce5" office:value-type="string" calcext:value-type="string">
            <text:p>"Proxim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middle finger"@en .</text:p>
          </table:table-cell>
          <table:table-cell table:style-name="ce5" office:value-type="string" calcext:value-type="string">
            <text:p>"Intermediate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middle finger"@en .</text:p>
          </table:table-cell>
          <table:table-cell table:style-name="ce5" office:value-type="string" calcext:value-type="string">
            <text:p>"Dist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ring finger"@en .</text:p>
          </table:table-cell>
          <table:table-cell table:style-name="ce5" office:value-type="string" calcext:value-type="string">
            <text:p>"Proxim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ring finger"@en .</text:p>
          </table:table-cell>
          <table:table-cell table:style-name="ce5" office:value-type="string" calcext:value-type="string">
            <text:p>"Intermediate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ring finger"@en .</text:p>
          </table:table-cell>
          <table:table-cell table:style-name="ce5" office:value-type="string" calcext:value-type="string">
            <text:p>"Dist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little finger"@en .</text:p>
          </table:table-cell>
          <table:table-cell table:style-name="ce5" office:value-type="string" calcext:value-type="string">
            <text:p>"Proximal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little finger"@en .</text:p>
          </table:table-cell>
          <table:table-cell table:style-name="ce5" office:value-type="string" calcext:value-type="string">
            <text:p>"Intermediate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little finger"@en .</text:p>
          </table:table-cell>
          <table:table-cell table:style-name="ce5" office:value-type="string" calcext:value-type="string">
            <text:p>"Distal phalanx of the right 5th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5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righ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righ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righ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righ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5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thumb"@en .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anat:R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nd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thumb"@en .</text:p>
          </table:table-cell>
          <table:table-cell table:style-name="ce5" office:value-type="string" calcext:value-type="string">
            <text:p>"Phalanges of the right 1st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index"@en .</text:p>
          </table:table-cell>
          <table:table-cell table:style-name="ce5" office:value-type="string" calcext:value-type="string">
            <text:p>"Phalanges of the right 2nd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middle finger"@en .</text:p>
          </table:table-cell>
          <table:table-cell table:style-name="ce5" office:value-type="string" calcext:value-type="string">
            <text:p>"Phalanges of the right 3rd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ring finger"@en .</text:p>
          </table:table-cell>
          <table:table-cell table:style-name="ce5" office:value-type="string" calcext:value-type="string">
            <text:p>"Phalanges of the right 4th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little finger"@en .</text:p>
          </table:table-cell>
          <table:table-cell table:style-name="ce5" office:value-type="string" calcext:value-type="string">
            <text:p>"Phalanges of the right 5th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R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ocarpal menisc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lavicle"@en .</text:p>
          </table:table-cell>
          <table:table-cell table:style-name="ce5" office:value-type="string" calcext:value-type="string">
            <text:p>"Lef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ula"@en .</text:p>
          </table:table-cell>
          <table:table-cell table:style-name="ce5" office:value-type="string" calcext:value-type="string">
            <text:p>"Lef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adius"@en .</text:p>
          </table:table-cell>
          <table:table-cell table:style-name="ce5" office:value-type="string" calcext:value-type="string">
            <text:p>"Lef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iquetrum"@en .</text:p>
          </table:table-cell>
          <table:table-cell table:style-name="ce5" office:value-type="string" calcext:value-type="string">
            <text:p>"Lef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carpal bone"@en .</text:p>
          </table:table-cell>
          <table:table-cell office:value-type="string" calcext:value-type="string">
            <text:p>"Lef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carpal bone"@en .</text:p>
          </table:table-cell>
          <table:table-cell office:value-type="string" calcext:value-type="string">
            <text:p>"Lef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carpal bone"@en .</text:p>
          </table:table-cell>
          <table:table-cell office:value-type="string" calcext:value-type="string">
            <text:p>"Lef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carpal bone"@en .</text:p>
          </table:table-cell>
          <table:table-cell office:value-type="string" calcext:value-type="string">
            <text:p>"Lef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carpal bone"@en .</text:p>
          </table:table-cell>
          <table:table-cell office:value-type="string" calcext:value-type="string">
            <text:p>"Lef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thumb"@en .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index"@en .</text:p>
          </table:table-cell>
          <table:table-cell table:style-name="ce5" office:value-type="string" calcext:value-type="string">
            <text:p>"Proxim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index"@en .</text:p>
          </table:table-cell>
          <table:table-cell table:style-name="ce5" office:value-type="string" calcext:value-type="string">
            <text:p>"Intermediate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index"@en .</text:p>
          </table:table-cell>
          <table:table-cell table:style-name="ce5" office:value-type="string" calcext:value-type="string">
            <text:p>"Dist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middle finger"@en .</text:p>
          </table:table-cell>
          <table:table-cell table:style-name="ce5" office:value-type="string" calcext:value-type="string">
            <text:p>"Proxim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middle finger"@en .</text:p>
          </table:table-cell>
          <table:table-cell table:style-name="ce5" office:value-type="string" calcext:value-type="string">
            <text:p>"Intermediate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middle finger"@en .</text:p>
          </table:table-cell>
          <table:table-cell table:style-name="ce5" office:value-type="string" calcext:value-type="string">
            <text:p>"Dist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ring finger"@en .</text:p>
          </table:table-cell>
          <table:table-cell table:style-name="ce5" office:value-type="string" calcext:value-type="string">
            <text:p>"Proxim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ring finger"@en .</text:p>
          </table:table-cell>
          <table:table-cell table:style-name="ce5" office:value-type="string" calcext:value-type="string">
            <text:p>"Intermediate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ring finger"@en .</text:p>
          </table:table-cell>
          <table:table-cell table:style-name="ce5" office:value-type="string" calcext:value-type="string">
            <text:p>"Dist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little finger"@en .</text:p>
          </table:table-cell>
          <table:table-cell table:style-name="ce5" office:value-type="string" calcext:value-type="string">
            <text:p>"Proximal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little finger"@en .</text:p>
          </table:table-cell>
          <table:table-cell table:style-name="ce5" office:value-type="string" calcext:value-type="string">
            <text:p>"Intermediate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little finger"@en .</text:p>
          </table:table-cell>
          <table:table-cell table:style-name="ce5" office:value-type="string" calcext:value-type="string">
            <text:p>"Distal phalanx of the left 5th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5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lef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lef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lef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left carpu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5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thumb"@en .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>
            <text:p>anat:L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nd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thumb"@en .</text:p>
          </table:table-cell>
          <table:table-cell table:style-name="ce5" office:value-type="string" calcext:value-type="string">
            <text:p>"Phalanges of the left 1st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index"@en .</text:p>
          </table:table-cell>
          <table:table-cell table:style-name="ce5" office:value-type="string" calcext:value-type="string">
            <text:p>"Phalanges of the left 2nd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middle finger"@en .</text:p>
          </table:table-cell>
          <table:table-cell table:style-name="ce5" office:value-type="string" calcext:value-type="string">
            <text:p>"Phalanges of the left 3rd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ring finger"@en .</text:p>
          </table:table-cell>
          <table:table-cell table:style-name="ce5" office:value-type="string" calcext:value-type="string">
            <text:p>"Phalanges of the left 4th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little finger"@en .</text:p>
          </table:table-cell>
          <table:table-cell table:style-name="ce5" office:value-type="string" calcext:value-type="string">
            <text:p>"Phalanges of the left 5th finger"@en .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nat:L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ocarpal meniscus"@en 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nat:d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incisiv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ciso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cani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ine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pre-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ola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ola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dents-sage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Wisdom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pper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pper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incisiv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inciso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canine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pre-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premola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mola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wisdom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ower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ower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incisiv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inciso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canine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pre-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premola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molars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wisdom teeth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ent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late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ent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late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ent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late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ent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lateral inciso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anine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pre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L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molar"@en 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at:R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wisdom tooth"@en .</text:p>
          </table:table-cell>
          <table:table-cell table:number-columns-repeated="4"/>
        </table:table-row>
      </table:table>
      <table:table table:name="OS@jp" table:style-name="ta1"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 calcext:value-type="string">
            <text:p>anat:os-cran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頭蓋骨"@jp .</text:p>
          </table:table-cell>
          <table:table-cell table:number-columns-repeated="3"/>
          <table:table-cell table:style-name="ce9"/>
        </table:table-row>
        <table:table-row table:style-name="ro3">
          <table:table-cell table:style-name="ce2" office:value-type="string" calcext:value-type="string">
            <text:p>anat:os-neurocran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os-base-cran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os-voute-cran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os-face-cran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massif-faci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front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前頭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sphenoid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蝶形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occipu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後頭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ariet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頭頂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ariet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頭頂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tempor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側頭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tempor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側頭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ethmoid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篩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vomer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鋤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xilair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上顎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xilair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上顎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alatin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口蓋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alatin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口蓋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lacrim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涙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lacrim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涙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rnet-nasal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下鼻甲介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rnet-nasal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下鼻甲介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nas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鼻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nasal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鼻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lair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頬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lair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頬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mandibul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顎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selets-oreill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耳小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selets-oreill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耳小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rteau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槌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rteau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槌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enclum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砧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enclum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砧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etrier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鐙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etrier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鐙骨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enisque-temporo-mand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enisque-temporo-mand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os-hyoid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舌骨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grande-colone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rane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olone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脊椎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cervical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thoraciq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lombair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pelvienn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rane-vertebral-an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rane-vertebral-moy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rane-vertebral-pos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cervical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cervicale-moy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cervical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thoraciq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thoraciq-moy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thoraciq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lombair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lombair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pelvienn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nat:cv-pelvienn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C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環椎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C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軸椎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C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C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C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C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C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8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9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10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1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T1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L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L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L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L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L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C2-C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C3-C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C4-C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C5-C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C6-C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C7-T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1-T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2-T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3-T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4-T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5-T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6-T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7-T8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8-T9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9-T10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10-T1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11-T1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T12-L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L1-L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L2-L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L3-L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L4-L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L5-S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v-S5-Co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cage-thoraciqu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肋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ge-thoraciqu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右の肋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ge-thoraciqu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左の肋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cage-thoraciqu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ge-thoraciqu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ge-thoraciqu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cage-thoracique-moy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ge-thoracique-moy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ge-thoracique-moy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cage-thoraciqu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ge-thoraciqu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ge-thoraciqu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stern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8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9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10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1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ote-1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8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9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10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1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ote-1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8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9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rti-costal-10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6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7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8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9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carti-costal-10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pelvis-osseux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sacr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S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S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S3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S4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v-S5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coccyx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disque-interpubien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iliaqu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femur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atell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tibi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fibul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talu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alc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nav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ubo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une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une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une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T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T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T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T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T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halux-sesamoide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halux-sesamoide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proxi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dist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proxi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moy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dist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proxi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moy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dist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proxi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moy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dist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proxi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moy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ed-phal-dist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tars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tarse-pos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tarse-an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eta-tars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ied-os-sesamoid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ied-phalang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ied-phalanges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ied-phalanges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ied-phalanges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ied-phalanges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ied-phalanges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arche-in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arche-ex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labrum-acetabulair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tibia-menisque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tibia-menisque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iliaqu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femur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atell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tibi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fibul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talu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alc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nav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ubo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une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une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une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T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T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T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T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T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halux-sesamoide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halux-sesamoide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proxi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dist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proxi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moy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dist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proxi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moy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dist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proxi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moy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dist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proxi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moy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ed-phal-dist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tars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tarse-pos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tarse-an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eta-tars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ied-os-sesamoid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ied-phalang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ied-phalanges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ied-phalanges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ied-phalanges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ied-phalanges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ied-phalanges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arche-in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arche-ex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labrum-acetabulair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tibia-menisque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tibia-menisque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lavicul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scapul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humeru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radiu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uln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scaphoid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lunat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triquetr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isiform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hamat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apitat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trapezoid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trapez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C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C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C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C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etaC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ouce-sesamoide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pouce-sesamoide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proxi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dist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proxi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moy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dist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proxi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moy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dist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proxi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moy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dist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proxi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moy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phal-dist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carpe-comparti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os-carpe-comparti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1e-rangee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2e-rangee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eta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main-os-sesamoid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in-phalang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in-phalanges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in-phalanges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in-phalanges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in-phalanges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ain-phalanges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lavicul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scapul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humeru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radiu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ulna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scaphoid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lunat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triquetr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isiform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hamat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apitatum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trapezoid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trapez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C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C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C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C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etaC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ouce-sesamoide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pouce-sesamoide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proxi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dist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proxi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moy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dist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proxi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moy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dist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proxi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moy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dist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proxi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moy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phal-dist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1e-rangee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2e-rangee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carpe-comparti-med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os-carpe-comparti-lat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eta-carp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main-os-sesamoid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in-phalang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in-phalanges-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in-phalanges-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in-phalanges-III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in-phalanges-I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ain-phalanges-V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enisque-ulno-carpien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enisque-ulno-carpien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/>
          <table:table-cell table:number-columns-repeated="6"/>
        </table:table-row>
        <table:table-row table:style-name="ro3">
          <table:table-cell table:style-name="ce1" office:value-type="string" calcext:value-type="string">
            <text:p>anat:dent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incisiv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canin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pre-molair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molaires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dents-sagesse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dent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dent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dent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incisive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canine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pre-molaire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molaire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dents-sagess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dent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dent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dent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incisive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canine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pre-molaire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molaire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dents-sagess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incisives-sup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incisives-sup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incisives-sup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incisives-sup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incisives-inf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incisives-inf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incisives-inf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incisives-inf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canine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anines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canine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canines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re-molaire-sup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re-molaire-sup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re-molaire-sup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re-molaire-sup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re-molaire-inf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pre-molaire-inf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re-molaire-inf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pre-molaire-inf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olaire-sup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olaire-sup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olaire-sup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olaire-sup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olaire-inf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molaire-inf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olaire-inf-1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L-molaire-inf-2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anat:R-dents-sagess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dents-sagesse-sup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R-dents-sagess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anat:L-dents-sagesse-inf</text:p>
          </table:table-cell>
          <table:table-cell table:style-name="ce5" office:value-type="string" calcext:value-type="string">
            <text:p>rdfs:label</text:p>
          </table:table-cell>
          <table:table-cell table:style-name="ce5" office:value-type="string" calcext:value-type="string">
            <text:p>""@jp .</text:p>
          </table:table-cell>
          <table:table-cell table:number-columns-repeated="4"/>
        </table:table-row>
        <table:table-row table:style-name="ro3" table:number-rows-repeated="104815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SCL@fr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2" table:number-columns-repeated="1019" table:default-cell-style-name="ce5"/>
        <table:table-row table:style-name="ro1">
          <table:table-cell table:style-name="ce1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profond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superficiell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o-psoa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aqu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-td-femoral</text:p>
          </table:table-cell>
          <table:table-cell office:value-type="string" calcext:value-type="string">
            <text:p>rdfs:label</text:p>
          </table:table-cell>
          <table:table-cell table:style-name="ce11" office:value-type="string" calcext:value-type="string">
            <text:p>"Tendon fémoral du 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soa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iriform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turateur interne et jumeaux droits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intern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supérie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inférie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extern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fémo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fessiers droits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fessie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oyen fessie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fessie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fessi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grand fessier droit"@fr .</text:p>
          </table:table-cell>
          <table:table-cell office:value-type="string" calcext:value-type="string">
            <text:p>"Muscle grand fessier droit : faisceau superficie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gd-fessi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grand fessier droit"@fr .</text:p>
          </table:table-cell>
          <table:table-cell office:value-type="string" calcext:value-type="string">
            <text:p>"Muscle grand fessier droit : faisceau profond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fascia lata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cuisse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quadriceps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droit fémoral droit"@fr .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anat:R-mscl-droit-femoral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droit fémo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vast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médi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vaste-med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médi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vast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intermédi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vaste-inter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intermédi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vast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laté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vaste-lat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laté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rtoriu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ticulaire du genou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édiaux de la cuisse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ctiné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dducteur du fém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dducteur du fém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adducteur du fém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add-femur-faisceau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grand adducteur du fémur droit"@fr .</text:p>
          </table:table-cell>
          <table:table-cell office:value-type="string" calcext:value-type="string">
            <text:p>"Muscle grand adducteur du fémur droit : faisceau ant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gd-add-femur-faisceau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grand adducteur du fémur droit"@fr .</text:p>
          </table:table-cell>
          <table:table-cell office:value-type="string" calcext:value-type="string">
            <text:p>"Muscle grand adducteur du fémur droit : faisceau post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cil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cuisse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fémo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biceps-femor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fémoral droit"@fr .</text:p>
          </table:table-cell>
          <table:table-cell office:value-type="string" calcext:value-type="string">
            <text:p>"Muscle biceps fémoral droit : chef long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biceps-femor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fémoral droit"@fr .</text:p>
          </table:table-cell>
          <table:table-cell office:value-type="string" calcext:value-type="string">
            <text:p>"Muscle biceps fémoral droit : chef cour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biceps-femoral-td-inf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fibulaire du muscle biceps fémo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biceps-femoral-td-inf-expens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fibulaire du muscle bicep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tendine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membrane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emi-membraneux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semi-membrane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emi-membraneux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semi-membrane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emi-membraneux-td-recure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curent du muscle semi-membrane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tte d’oie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jambe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antérie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ext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long exten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hall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atéraux de la jambe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ibul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fibulaire-chef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supérieur du muscle long fibulaire droit"@fr .</text:p>
          </table:table-cell>
          <table:table-cell office:value-type="string" calcext:value-type="string">
            <text:p>"Muscle long fibulaire droit : chef sup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lg-fibulaire-chef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antérieur du muscle long fibulaire droit"@fr .</text:p>
          </table:table-cell>
          <table:table-cell office:value-type="string" calcext:value-type="string">
            <text:p>"Muscle long fibulaire droit : chef ant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lg-fibulaire-che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postérieur du muscle long fibulaire droit"@fr .</text:p>
          </table:table-cell>
          <table:table-cell office:value-type="string" calcext:value-type="string">
            <text:p>"Muscle long fibulaire droit 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ibulair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oisième fibul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jambe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su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astrocnem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méd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astrocnem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laté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ole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olé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triceps-sural-td-achile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alcanéen droit"@fr .</text:p>
          </table:table-cell>
          <table:table-cell office:value-type="string" calcext:value-type="string">
            <text:p>"Tendon achiléen droi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nt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oplité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postérieur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pp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rincipal du muscle tibial postéri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expensio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du muscle tibial postérie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es orteil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fleR-orteils-td-commu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ommun du muscle long fléchis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lg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long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hallux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superficiel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hallu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hallu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fleR-hallux-td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médial du muscle court fléchisseur du hallu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fleR-hallux-td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latéral du muscle court fléchiss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-chef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adducteur du hallus droit"@fr .</text:p>
          </table:table-cell>
          <table:table-cell office:value-type="string" calcext:value-type="string">
            <text:p>"Muscle adducteur du hallus droit : chef oblique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addR-hallux-chef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transverse du muscle adducteur du hallus droit"@fr .</text:p>
          </table:table-cell>
          <table:table-cell office:value-type="string" calcext:value-type="string">
            <text:p>"Muscle adducteur du hallus droit 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superficiel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profond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superficiel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crt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R-mscl-crt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R-mscl-crt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R-mscl-crt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orteil du muscle court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moyen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lant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arre-plantaire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carré plantaire droit"@fr .</text:p>
          </table:table-cell>
          <table:table-cell office:value-type="string" calcext:value-type="string">
            <text:p>"Muscle carré plantaire droit : chef média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carre-plantaire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carré plantaire droit"@fr .</text:p>
          </table:table-cell>
          <table:table-cell office:value-type="string" calcext:value-type="string">
            <text:p>"Muscle carré plantaire droit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profond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u pie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u pie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lantaires droits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3<text:span text:style-name="T1">e</text:span> orteil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4<text:span text:style-name="T1">e</text:span> orteil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orsaux du pie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es orteil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crt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R-mscl-crt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R-mscl-crt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orteil du muscle court extenseur des orteil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hall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u pied droits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u pie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pelvienne gauch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lio-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liaqu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-td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fémoral du 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iriform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obturateur interne et jumeaux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bturateur in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jumeau sup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jumeau inf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bturateur ex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arré fém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pelvienne gauch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fessier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moyen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-fx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superficiel du muscle grand fessier gauche"@fr .</text:p>
          </table:table-cell>
          <table:table-cell table:style-name="ce6" office:value-type="string" calcext:value-type="string">
            <text:p>"Muscle grand fessier gauche 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fessier-fx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profond du muscle grand fessier gauche"@fr .</text:p>
          </table:table-cell>
          <table:table-cell table:style-name="ce6" office:value-type="string" calcext:value-type="string">
            <text:p>"Muscle grand fessier gauche 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enseur du fascia lata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e la cuiss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quadriceps fémo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droit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droit fémo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reflech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réfléchi du muscle droit fémo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direc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irect du muscle droit fémo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patel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patellaire du muscle droit fémo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vaste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vaste médi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vaste-med-td-patel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patellaire du muscle vaste médi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vaste-int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vaste intermédi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vaste-inter-td-patel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patellaire du muscle vaste intermédi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vaste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vaste laté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vaste-lat-td-patel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patellaire du muscle vaste laté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artoriu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rticulaire du genou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médiaux de la cuiss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ctiné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add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adducteur du fémur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add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adducteur du fémur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gd-add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adducteur du fémur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antérieur du muscle grand adducteur du fémur gauche"@fr .</text:p>
          </table:table-cell>
          <table:table-cell table:style-name="ce6" office:value-type="string" calcext:value-type="string">
            <text:p>"Muscle grand adducteur du fémur gauche 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postérieur du muscle grand adducteur du fémur gauche"@fr .</text:p>
          </table:table-cell>
          <table:table-cell table:style-name="ce6" office:value-type="string" calcext:value-type="string">
            <text:p>"Muscle grand adducteur du fémur gauche : faisceau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cil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e la cuiss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iceps fémo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lg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long du muscle biceps fémoral gauche"@fr .</text:p>
          </table:table-cell>
          <table:table-cell table:style-name="ce6" office:value-type="string" calcext:value-type="string">
            <text:p>"Muscle biceps fémoral gauche 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cr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court du muscle biceps fémoral gauche"@fr .</text:p>
          </table:table-cell>
          <table:table-cell table:style-name="ce6" office:value-type="string" calcext:value-type="string">
            <text:p>"Muscle biceps fémoral gauche : chef cour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biceps-femoral-td-inf-fi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fibulaire du muscle biceps fémo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biceps-femoral-td-inf-expensio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Expansions du tendon fibulaire du muscle bicep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emi-tendineux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emi-membraneux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direc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irect du muscle semi-membraneux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flech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réfléchi du muscle semi-membraneux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cure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récurent du muscle semi-membraneux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patte d’oi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e la jamb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ibial antérieur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2e orteil du muscle long exten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3e orteil du muscle long exten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4e orteil du muscle long exten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5e orteil du muscle long exten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du hallux gauche"@fr .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latéraux de la jamb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ibul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ibulaire-chef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supérieur du muscle long fibulaire gauche"@fr .</text:p>
          </table:table-cell>
          <table:table-cell table:style-name="ce6" office:value-type="string" calcext:value-type="string">
            <text:p>"Muscle long fibulaire gauche : chef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antérieur du muscle long fibulaire gauche"@fr .</text:p>
          </table:table-cell>
          <table:table-cell table:style-name="ce6" office:value-type="string" calcext:value-type="string">
            <text:p>"Muscle long fibulaire gauche : chef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postérieur du muscle long fibulaire gauche"@fr .</text:p>
          </table:table-cell>
          <table:table-cell table:style-name="ce6" office:value-type="string" calcext:value-type="string">
            <text:p>"Muscle long fibulaire gauche 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ibul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oisième fibul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e la jamb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iceps su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gastrocnemien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astrocnémien médi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gastrocnemien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astrocnémien latéra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sole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olé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triceps-sural-td-achilee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calcanéen gauche"@fr .</text:p>
          </table:table-cell>
          <table:table-cell table:style-name="ce6" office:value-type="string" calcext:value-type="string">
            <text:p>"Tendon achiléen gauche 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lant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oplité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ibial postérieur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tibial-post-td-pp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principal du muscle tibial postérieur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tibial-post-td-expension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Expansions du tendon du muscle tibial postérieur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commu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commun du muscle long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2e orteil du muscle long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3e orteil du muscle long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4e orteil du muscle long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5e orteil du muscle long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léchisseur du hallux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médiaux gauches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médiaux gauches : plan superficiel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hallu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u hallu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médial du muscle court fléchisseur du hallu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latéral du muscle court fléchisseur du hallu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médiaux gauches : plan profond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dducteur du hallu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addR-hallux-chef-obl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oblique du muscle adducteur du hallus gauche"@fr .</text:p>
          </table:table-cell>
          <table:table-cell table:style-name="ce6" office:value-type="string" calcext:value-type="string">
            <text:p>"Muscle adducteur du hallus gauche : chef oblique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addR-hallux-chef-trs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transverse du muscle adducteur du hallus gauche"@fr .</text:p>
          </table:table-cell>
          <table:table-cell table:style-name="ce6" office:value-type="string" calcext:value-type="string">
            <text:p>"Muscle adducteur du hallus gauche 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latéraux gauches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latéraux gauches : plan superficiel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5e ortei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latéraux gauches : plan profond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5e orteil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pposant du 5e orteil gauche"@fr .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 : plan superficiel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2e orteil du muscle court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3e orteil du muscle court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4e orteil du muscle court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5e orteil du muscle court fléchisseur des orteils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 : plan moyen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arré plantaire gauche"@fr .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médial du muscle carré plantaire gauche"@fr .</text:p>
          </table:table-cell>
          <table:table-cell table:style-name="ce6" office:value-type="string" calcext:value-type="string">
            <text:p>"Muscle carré plantaire gauche 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latéral du muscle carré plantaire gauche"@fr .</text:p>
          </table:table-cell>
          <table:table-cell table:style-name="ce6" office:value-type="string" calcext:value-type="string">
            <text:p>"Muscle carré plantaire gauche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lombric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plantaire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terosseux plantaire du 3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terosseux plantaire du 4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terosseux plantaire du 5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ors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2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3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4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du hallux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dorsaux du pied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ième muscle interosseux dorsal du pied gauch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1)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2)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superficiell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droite : couche profonde (subdivision 1)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scapula droit"@fr .</text:p>
          </table:table-cell>
          <table:table-cell office:value-type="string" calcext:value-type="string">
            <text:p>"Muscle angulaire de la scapula droi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clavie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ecto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profonde (subdivision 1)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homboides droits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homboid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homboid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ntelé antérie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dentele-an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dentelé antérieur droit"@fr .</text:p>
          </table:table-cell>
          <table:table-cell office:value-type="string" calcext:value-type="string">
            <text:p>"Muscle dentelé antérieur droit : faisceau sup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dentele-ant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ntelé aérieur droit"@fr .</text:p>
          </table:table-cell>
          <table:table-cell office:value-type="string" calcext:value-type="string">
            <text:p>"Muscle dentelé antérieur droit : faisceau moyen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dentele-an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dentelé aérieur droit"@fr .</text:p>
          </table:table-cell>
          <table:table-cell office:value-type="string" calcext:value-type="string">
            <text:p>"Muscle dentelé antérieur droit : faisceau inf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superficiell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pèz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trapeze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trapèze droit"@fr .</text:p>
          </table:table-cell>
          <table:table-cell office:value-type="string" calcext:value-type="string">
            <text:p>"Muscle trapèze droit : faisceau sup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trapez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trapèze droit"@fr .</text:p>
          </table:table-cell>
          <table:table-cell office:value-type="string" calcext:value-type="string">
            <text:p>"Muscle trapèze droit : faisceau moyen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trapeze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trapèze droit"@fr .</text:p>
          </table:table-cell>
          <table:table-cell office:value-type="string" calcext:value-type="string">
            <text:p>"Muscle trapèze droit : faisceau inf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ors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ecto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pectoral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grand pectoral droit"@fr .</text:p>
          </table:table-cell>
          <table:table-cell office:value-type="string" calcext:value-type="string">
            <text:p>"Muscle grand pectoral droit : faisceau sup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gd-pectoral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grand pectoral droit"@fr .</text:p>
          </table:table-cell>
          <table:table-cell office:value-type="string" calcext:value-type="string">
            <text:p>"Muscle grand pectoral droit : faisceau moyen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gd-pectoral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grand pectoral droit"@fr .</text:p>
          </table:table-cell>
          <table:table-cell office:value-type="string" calcext:value-type="string">
            <text:p>"Muscle grand pectoral droit : faisceau inf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pres de l’épaule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raépine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fraépineu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on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ond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scapul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ltoïd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deltoid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eltoïde droit"@fr .</text:p>
          </table:table-cell>
          <table:table-cell office:value-type="string" calcext:value-type="string">
            <text:p>"Muscle deltoïde droit : faisceau ant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deltoid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ltoïde droit"@fr .</text:p>
          </table:table-cell>
          <table:table-cell office:value-type="string" calcext:value-type="string">
            <text:p>"Muscle deltoïde droit : faisceau moyen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deltoid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eltoïde droit"@fr .</text:p>
          </table:table-cell>
          <table:table-cell office:value-type="string" calcext:value-type="string">
            <text:p>"Muscle deltoïde droit : faisceau post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u bra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brachi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biceps-brachi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brachial droit"@fr .</text:p>
          </table:table-cell>
          <table:table-cell office:value-type="string" calcext:value-type="string">
            <text:p>"Muscle biceps brachial droit : chef cour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b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brachial droit"@fr .</text:p>
          </table:table-cell>
          <table:table-cell office:value-type="string" calcext:value-type="string">
            <text:p>"Muscle b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aco-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u br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triceps brachial droit"@fr .</text:p>
          </table:table-cell>
          <table:table-cell office:value-type="string" calcext:value-type="string">
            <text:p>"Muscle tr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triceps brachial droit"@fr .</text:p>
          </table:table-cell>
          <table:table-cell office:value-type="string" calcext:value-type="string">
            <text:p>"Muscle triceps brachial droit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triceps brachial droit"@fr .</text:p>
          </table:table-cell>
          <table:table-cell office:value-type="string" calcext:value-type="string">
            <text:p>"Muscle triceps brachial droit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’avant-bra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o-radi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ond pronate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rond-pronateur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rond pronateur droit"@fr .</text:p>
          </table:table-cell>
          <table:table-cell office:value-type="string" calcext:value-type="string">
            <text:p>"Muscle rond pronateur droit : chef huméra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rond-pronateur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rond pronateur droit"@fr .</text:p>
          </table:table-cell>
          <table:table-cell office:value-type="string" calcext:value-type="string">
            <text:p>"Muscle rond pronateur droit : chef ulnaire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radial du carp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palmair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ulnaire du carp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fleR-ulnaire-carpe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fléchisseur ulnaire du carpe droit"@fr .</text:p>
          </table:table-cell>
          <table:table-cell office:value-type="string" calcext:value-type="string">
            <text:p>"Muscle fléchisseur ulnaire du carpe droit : chef huméra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fleR-ulnaire-carpe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fléchisseur ulnaire du carpe droit"@fr .</text:p>
          </table:table-cell>
          <table:table-cell office:value-type="string" calcext:value-type="string">
            <text:p>"Muscle fléchisseur ulnaire du carpe droit : chef ulnaire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profond des doigt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fleR-pfd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2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fleR-pfd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3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fleR-pfd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4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fleR-pfd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fléchisseur profond des doigts droit"@fr .</text:p>
          </table:table-cell>
          <table:table-cell office:value-type="string" calcext:value-type="string">
            <text:p>"Muscle fléchisseur profond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spuerficiel des doigt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fleR-supL-doigts-chef-humero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o-ulnaire du muscle fléchisseur superficiel des doigts droit"@fr .</text:p>
          </table:table-cell>
          <table:table-cell office:value-type="string" calcext:value-type="string">
            <text:p>"Muscle fléchisseur superficiel des doigts droit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-chef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radial du muscle fléchisseur superficiel des doigts droit"@fr .</text:p>
          </table:table-cell>
          <table:table-cell office:value-type="string" calcext:value-type="string">
            <text:p>"Muscle fléchisseur superficiel des doigts droit : chef radial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fleR-supL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2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fleR-supL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3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fleR-supL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4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fleR-supL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pouc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pinateu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suppinateu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suppinateur droit"@fr .</text:p>
          </table:table-cell>
          <table:table-cell office:value-type="string" calcext:value-type="string">
            <text:p>"Muscle suppinateur droit : faisceau superficie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suppinateu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suppinateur droit"@fr .</text:p>
          </table:table-cell>
          <table:table-cell office:value-type="string" calcext:value-type="string">
            <text:p>"Muscle suppinateur droit : faisceau profond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ronat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’avant-bras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radial du carp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radial du carp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s doigts droit"@fr .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anat:R-mscl-extR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2e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extR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3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extR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4<text:span text:style-name="T1">e</text:span> doigt"@fr .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nat:R-mscl-extR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1">e</text:span> doigt du muscle extenseur des doigts droit"@fr .</text:p>
          </table:table-cell>
          <table:table-cell office:value-type="string" calcext:value-type="string">
            <text:p>"Muscle extenseur des doigts droit : tendon du 5<text:span text:style-name="T1">e</text:span>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u petit doigt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ulnaire du carp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nconé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abd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bducteur du pouc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pouc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extr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 l’index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superficiel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 droit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superficiel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b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moyen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court fléchisseur du pouce droit"@fr .</text:p>
          </table:table-cell>
          <table:table-cell office:value-type="string" calcext:value-type="string">
            <text:p>"Muscle court fléchisseur du pouce droit 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leR-pouce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court fléchisseur du pouce droit"@fr .</text:p>
          </table:table-cell>
          <table:table-cell office:value-type="string" calcext:value-type="string">
            <text:p>"Muscle court fléchisseur du pouce droit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-fx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du muscle adducteur du pouce droit"@fr .</text:p>
          </table:table-cell>
          <table:table-cell office:value-type="string" calcext:value-type="string">
            <text:p>"Muscle adducteur du pouce droit : faisceau obliqu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addR-pouce-fx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transverse du muscle adducteur du pouce droit"@fr .</text:p>
          </table:table-cell>
          <table:table-cell office:value-type="string" calcext:value-type="string">
            <text:p>"Muscle adducteur du pouce droit : faisceau transverse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profond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almaires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scapulaire gauche 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de la scapula gauche"@fr .</text:p>
          </table:table-cell>
          <table:table-cell table:style-name="ce7" office:value-type="string" calcext:value-type="string">
            <text:p>"Muscle angulaire de la scapula gauch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bclavie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scapulaire gauche 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rhomboides gauches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dentelé antéri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-fx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supérieur du muscle dentelé antérieur gauche"@fr .</text:p>
          </table:table-cell>
          <table:table-cell office:value-type="string" calcext:value-type="string">
            <text:p>"Muscle dentelé antérieur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moyen du muscle dentelé aérieur gauche"@fr .</text:p>
          </table:table-cell>
          <table:table-cell office:value-type="string" calcext:value-type="string">
            <text:p>"Muscle dentelé antérieur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inférieur du muscle dentelé aérieur gauche"@fr .</text:p>
          </table:table-cell>
          <table:table-cell office:value-type="string" calcext:value-type="string">
            <text:p>"Muscle dentelé antérieur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scapulaire gauche : couche superficiell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apèz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-fx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supérieur du muscle trapèze gauche"@fr .</text:p>
          </table:table-cell>
          <table:table-cell office:value-type="string" calcext:value-type="string">
            <text:p>"Muscle trapèze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moyen du muscle trapèze gauche"@fr .</text:p>
          </table:table-cell>
          <table:table-cell office:value-type="string" calcext:value-type="string">
            <text:p>"Muscle trapèz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inférieur du muscle trapèze gauche"@fr .</text:p>
          </table:table-cell>
          <table:table-cell office:value-type="string" calcext:value-type="string">
            <text:p>"Muscle trapèze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dors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supérieur du muscle grand pect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moyen du muscle grand pectoral gauche"@fr .</text:p>
          </table:table-cell>
          <table:table-cell office:value-type="string" calcext:value-type="string">
            <text:p>"Muscle grand pectoral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pectoral-fx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inférieur du muscle grand pectoral gauche"@fr .</text:p>
          </table:table-cell>
          <table:table-cell office:value-type="string" calcext:value-type="string">
            <text:p>"Muscle grand pectoral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ropres de l’épaul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p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f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bscapul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deltoï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-fx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antérieur du muscle deltoïde gauche"@fr .</text:p>
          </table:table-cell>
          <table:table-cell table:style-name="ce6" office:value-type="string" calcext:value-type="string">
            <text:p>"Muscle deltoïde gauche 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moyen du muscle deltoïde gauche"@fr .</text:p>
          </table:table-cell>
          <table:table-cell table:style-name="ce6" office:value-type="string" calcext:value-type="string">
            <text:p>"Muscle deltoïd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postérieur du muscle deltoïde gauche"@fr .</text:p>
          </table:table-cell>
          <table:table-cell table:style-name="ce6" office:value-type="string" calcext:value-type="string">
            <text:p>"Muscle deltoïde gauche : faisceau postérieur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-chef-cr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court du muscle biceps brachial gauche"@fr .</text:p>
          </table:table-cell>
          <table:table-cell table:style-name="ce6" office:value-type="string" calcext:value-type="string">
            <text:p>"Muscle biceps brachial gauche : chef cour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brachial-chef-lg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long du muscle biceps brachial gauche"@fr .</text:p>
          </table:table-cell>
          <table:table-cell table:style-name="ce6" office:value-type="string" calcext:value-type="string">
            <text:p>"Muscle b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raco-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rachial gauche"@fr .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-chef-lg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long du muscle triceps brachial gauche"@fr .</text:p>
          </table:table-cell>
          <table:table-cell table:style-name="ce6" office:value-type="string" calcext:value-type="string">
            <text:p>"Muscle tr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m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médial du muscle triceps brachial gauche"@fr .</text:p>
          </table:table-cell>
          <table:table-cell table:style-name="ce6" office:value-type="string" calcext:value-type="string">
            <text:p>"Muscle triceps brachial gauche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la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latéral du muscle triceps brachial gauche"@fr .</text:p>
          </table:table-cell>
          <table:table-cell table:style-name="ce6" office:value-type="string" calcext:value-type="string">
            <text:p>"Muscle triceps brachial gauche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rachio-rad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rond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-chef-hume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huméral du muscle rond pronateur gauche"@fr .</text:p>
          </table:table-cell>
          <table:table-cell table:style-name="ce6" office:value-type="string" calcext:value-type="string">
            <text:p>"Muscle rond pronateur gauche : chef hum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rond-pronateur-chef-uln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ulnaire du muscle rond pronateur gauche"@fr .</text:p>
          </table:table-cell>
          <table:table-cell table:style-name="ce6" office:value-type="string" calcext:value-type="string">
            <text:p>"Muscle rond pronateur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palm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ulnaire du carpe gauche"@fr .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fleR-ulnaire-carpe-chef-hume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huméral du muscle fléchisseur ulnaire du carpe gauche"@fr .</text:p>
          </table:table-cell>
          <table:table-cell table:style-name="ce6" office:value-type="string" calcext:value-type="string">
            <text:p>"Muscle fléchisseur ulnaire du carpe gauche : chef huméra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ulnaire-carpe-chef-uln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ulnaire du muscle fléchisseur ulnaire du carpe gauche"@fr .</text:p>
          </table:table-cell>
          <table:table-cell table:style-name="ce6" office:value-type="string" calcext:value-type="string">
            <text:p>"Muscle fléchisseur ulnaire du carpe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profond des doigts gauche"@fr .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fleR-pfd-doigts-td-du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2e doigt du muscle fléchisseur profond des doigts gauche"@fr .</text:p>
          </table:table-cell>
          <table:table-cell table:style-name="ce6" office:value-type="string" calcext:value-type="string">
            <text:p>"Muscle fléchisseur profond des doigts gauche : tendon du 2e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pfd-doigts-td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3e doigt du muscle fléchisseur profond des doigts gauche"@fr .</text:p>
          </table:table-cell>
          <table:table-cell table:style-name="ce6" office:value-type="string" calcext:value-type="string">
            <text:p>"Muscle fléchisseur profond des doigts gauche : tendon du 3e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pfd-doigts-td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4e doigt du muscle fléchisseur profond des doigts gauche"@fr .</text:p>
          </table:table-cell>
          <table:table-cell table:style-name="ce6" office:value-type="string" calcext:value-type="string">
            <text:p>"Muscle fléchisseur profond des doigts gauche : tendon du 4e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pfd-doigts-td-du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5e doigt du muscle fléchisseur profond des doigts gauche"@fr .</text:p>
          </table:table-cell>
          <table:table-cell table:style-name="ce6" office:value-type="string" calcext:value-type="string">
            <text:p>"Muscle fléchisseur profond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spuerficiel des doigt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supL-doigts-chef-humero-uln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huméro-ulnaire du muscle fléchisseur superficiel des doigts gauche"@fr .</text:p>
          </table:table-cell>
          <table:table-cell table:style-name="ce6" office:value-type="string" calcext:value-type="string">
            <text:p>"Muscle fléchisseur superficiel des doigts gauche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-chef-rad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Chef radial du muscle fléchisseur superficiel des doigts gauche"@fr .</text:p>
          </table:table-cell>
          <table:table-cell table:style-name="ce6" office:value-type="string" calcext:value-type="string">
            <text:p>"Muscle fléchisseur superficiel des doigts gauche : chef radia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supL-doigts-td-du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2e doigt du muscle fléchisseur superficiel des doigts gauche"@fr .</text:p>
          </table:table-cell>
          <table:table-cell table:style-name="ce6" office:value-type="string" calcext:value-type="string">
            <text:p>"Muscle fléchisseur superficiel des doigts gauche : tendon du 2e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supL-doigts-td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3e doigt du muscle fléchisseur superficiel des doigts gauche"@fr .</text:p>
          </table:table-cell>
          <table:table-cell table:style-name="ce6" office:value-type="string" calcext:value-type="string">
            <text:p>"Muscle fléchisseur superficiel des doigts gauche : tendon du 3e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supL-doigts-td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4e doigt du muscle fléchisseur superficiel des doigts gauche"@fr .</text:p>
          </table:table-cell>
          <table:table-cell table:style-name="ce6" office:value-type="string" calcext:value-type="string">
            <text:p>"Muscle fléchisseur superficiel des doigts gauche : tendon du 4e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fleR-supL-doigts-td-du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5e doigt du muscle fléchisseur superficiel des doigts gauche"@fr .</text:p>
          </table:table-cell>
          <table:table-cell table:style-name="ce6" office:value-type="string" calcext:value-type="string">
            <text:p>"Muscle fléchisseur superficiel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ppi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-fx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superficiel du muscle suppinateur gauche"@fr .</text:p>
          </table:table-cell>
          <table:table-cell table:style-name="ce6" office:value-type="string" calcext:value-type="string">
            <text:p>"Muscle suppinateur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ppinateur-fx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profond du muscle suppinateur gauche"@fr .</text:p>
          </table:table-cell>
          <table:table-cell table:style-name="ce6" office:value-type="string" calcext:value-type="string">
            <text:p>"Muscle suppinateur gauche : faisceau profond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arré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des doigts gauche"@fr .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extR-doigts-td-du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2e doigt du muscle extenseur des doigts gauche"@fr .</text:p>
          </table:table-cell>
          <table:table-cell table:style-name="ce6" office:value-type="string" calcext:value-type="string">
            <text:p>"Muscle extenseur des doigts gauche : tendon du 2e doigt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extR-doigts-td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3e doigt du muscle extenseur des doigts gauche"@fr .</text:p>
          </table:table-cell>
          <table:table-cell table:style-name="ce6" office:value-type="string" calcext:value-type="string">
            <text:p>"Muscle extenseur des doigts gauche : tendon du 3e doigt"@fr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extR-doigts-td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4e doigt du muscle extenseur des doigts gauche"@fr .</text:p>
          </table:table-cell>
          <table:table-cell table:style-name="ce6" office:value-type="string" calcext:value-type="string">
            <text:p>"Muscle extenseur des doigts gauche : tendon du 4e doigt"@fr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extR-doigts-td-du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endon du 5e doigt du muscle extenseur des doigts gauche"@fr .</text:p>
          </table:table-cell>
          <table:table-cell table:style-name="ce6" office:value-type="string" calcext:value-type="string">
            <text:p>"Muscle extenseur des doigts gauche : tendon du 5e doigt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ulnaire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nconé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abd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R-inde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de l’inde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édi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édi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édi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pposant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 gauche : plan moyen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-fx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superficiel du muscle court fléchisseur du pouce gauche"@fr .</text:p>
          </table:table-cell>
          <table:table-cell table:style-name="ce6" office:value-type="string" calcext:value-type="string">
            <text:p>"Muscle court fléchisseur du pouce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leR-pouce-fx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profond du muscle court fléchisseur du pouce gauche"@fr .</text:p>
          </table:table-cell>
          <table:table-cell table:style-name="ce6" office:value-type="string" calcext:value-type="string">
            <text:p>"Muscle court fléchisseur du pouce gauche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pposant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d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-fx-obl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oblique du muscle adducteur du pouce gauche"@fr .</text:p>
          </table:table-cell>
          <table:table-cell table:style-name="ce6" office:value-type="string" calcext:value-type="string">
            <text:p>"Muscle adducteur du pouce gauche : faisceau oblique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addR-pouce-fx-trs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Faisceau transverse du muscle adducteur du pouce gauche"@fr .</text:p>
          </table:table-cell>
          <table:table-cell table:style-name="ce6" office:value-type="string" calcext:value-type="string">
            <text:p>"Muscle adducteur du pouce gauche : faisceau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oyenn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oyenne de la main gauch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lombric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pf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oyenn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dors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palmaires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ticateurs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ticateurs droits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asseter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masset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masseter droit"@fr .</text:p>
          </table:table-cell>
          <table:table-cell office:value-type="string" calcext:value-type="string">
            <text:p>"Muscle masseter droit : faisceau superficie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masset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masseter droit"@fr .</text:p>
          </table:table-cell>
          <table:table-cell office:value-type="string" calcext:value-type="string">
            <text:p>"Muscle masseter droit : faisceau profond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laté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pterigoidien-la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ptérigoïdien latéral droit"@fr .</text:p>
          </table:table-cell>
          <table:table-cell office:value-type="string" calcext:value-type="string">
            <text:p>"Muscle ptérigoïdien latéral droit : faisceau superficie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pterigoidien-la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ptérigoïdien latéral droit"@fr .</text:p>
          </table:table-cell>
          <table:table-cell office:value-type="string" calcext:value-type="string">
            <text:p>"Muscle ptérigoïdien latéral droit : faisceau profond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médial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ticateurs gauches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al gauch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asseter gauch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masset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masseter gauche"@fr .</text:p>
          </table:table-cell>
          <table:table-cell office:value-type="string" calcext:value-type="string">
            <text:p>"Muscle masseter gauche : faisceau superficie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masset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masseter gauche"@fr .</text:p>
          </table:table-cell>
          <table:table-cell office:value-type="string" calcext:value-type="string">
            <text:p>"Muscle masseter gauche : faisceau profond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laté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erigoidien-la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ptérigoïdien latéral gauche"@fr .</text:p>
          </table:table-cell>
          <table:table-cell office:value-type="string" calcext:value-type="string">
            <text:p>"Muscle ptérigoïdien latéral gauche : faisceau superficiel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pterigoidien-la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ptérigoïdien latéral gauche"@fr .</text:p>
          </table:table-cell>
          <table:table-cell office:value-type="string" calcext:value-type="string">
            <text:p>"Muscle ptérigoïdien latéral gauche : faisceau profond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médial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es expressions faciale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picrânien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occipito-frontal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Ventre frontal du muscle occipito-frontal"@fr .</text:p>
          </table:table-cell>
          <table:table-cell table:style-name="ce8" office:value-type="string" calcext:value-type="string">
            <text:p>"Muscle occipito-frontal : ventre frontal"@fr .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Ventre occipital du muscle occipito-frontal"@fr .</text:p>
          </table:table-cell>
          <table:table-cell table:style-name="ce8" office:value-type="string" calcext:value-type="string">
            <text:p>"Muscle occipito-frontal : ventre occipital"@fr .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o-parietal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o-parietal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Aponévrose épicrânienne"@fr .</text:p>
          </table:table-cell>
          <table:table-cell table:style-name="ce8" office:value-type="string" calcext:value-type="string">
            <text:p>"Galéa aponévrotique"@fr .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uriculaire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auriculaires droit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extrinsèques du pavillon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uriculaire antérieur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uriculaire supérieur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uriculaire postérieur droit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intrinsèques du pavillon de l’oreille droit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épine de l’hélix droit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etit muscle de l’hélix droit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u tragus de l’oreille droit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anti tragus de l’oreille droit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uriculaires gauches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extrinsèques du pavillon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uriculaire antérieur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uriculaire supérieur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uriculaire postérieur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intrinsèques du pavillon de l’oreille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épine de l’hélix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etit muscle de l’hélix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u tragus de l’oreille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anti tragus de l’oreille gauche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faciaux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"Muscles orbitaires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orbitaires droits"@fr .</text:p>
          </table:table-cell>
          <table:table-cell table:style-name="Default" table:number-columns-repeated="5"/>
          <table:table-cell table:number-columns-repeated="1016"/>
        </table:table-row>
        <table:table-row table:style-name="ro4">
          <table:table-cell table:style-name="ce6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droit"@fr .</text:span></text:p>
          </table:table-cell>
          <table:table-cell table:style-name="Default" table:number-columns-repeated="5"/>
          <table:table-cell table:number-columns-repeated="1016"/>
        </table:table-row>
        <table:table-row table:style-name="ro4">
          <table:table-cell table:style-name="ce6" office:value-type="string" calcext:value-type="string">
            <text:p>anat:R-mscl-orbiculaire-oeil-partie-palpebrale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Partie palpébrale du muscle orbiculaire de l’</text:span><text:span text:style-name="T3">œil</text:span><text:span text:style-name="T2"> droit"@fr .</text:span>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droit : partie palpébrale"@fr .</text:span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6" office:value-type="string" calcext:value-type="string">
            <text:p>anat:R-mscl-orbiculaire-oeil-partie-orbitaire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Partie orbitaire du muscle orbiculaire de l’</text:span><text:span text:style-name="T3">œil</text:span><text:span text:style-name="T2"> droit"@fr .</text:span>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droit : partie orbitaire"@fr .</text:span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6" office:value-type="string" calcext:value-type="string">
            <text:p>anat:R-mscl-orbiculaire-oeil-partie-lacrymale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Partie lacrymale du muscle orbiculaire de l’</text:span><text:span text:style-name="T3">œil</text:span><text:span text:style-name="T2"> droit"@fr .</text:span>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droit : partie lacrymale"@fr .</text:span>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corrugateur du sourcil droit"@fr .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u sourcil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orbitaires gauche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rbiculaire de l’œil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6" office:value-type="string" calcext:value-type="string">
            <text:p>anat:L-mscl-orbiculaire-oeil-partie-palpebrale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Partie palpébrale du muscle orbiculaire de l’</text:span><text:span text:style-name="T3">œil</text:span><text:span text:style-name="T2"> gauche"@fr .</text:span>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gauche : partie palpébrale"@fr .</text:span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6" office:value-type="string" calcext:value-type="string">
            <text:p>anat:L-mscl-orbiculaire-oeil-partie-orbitaire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Partie orbitaire du muscle orbiculaire de l’</text:span><text:span text:style-name="T3">œil</text:span><text:span text:style-name="T2"> gauche"@fr .</text:span>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gauche : partie orbitaire"@fr .</text:span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6" office:value-type="string" calcext:value-type="string">
            <text:p>anat:L-mscl-orbiculaire-oeil-partie-lacrymale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Partie lacrymale du muscle orbiculaire de l’</text:span><text:span text:style-name="T3">œil</text:span><text:span text:style-name="T2"> gauche"@fr .</text:span>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gauche : partie lacrymale"@fr .</text:span>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rrugateur du sourcil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u sourcil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nez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u nez droit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procérus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nasal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nasal-partie-trsv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artie transverse du muscle nasal droit"@fr .</text:p>
          </table:table-cell>
          <table:table-cell table:style-name="ce8" office:value-type="string" calcext:value-type="string">
            <text:p>"Muscle nasal droit : partie transverse"@fr .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nasal-partie-alair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artie alaire du muscle nasal droit"@fr .</text:p>
          </table:table-cell>
          <table:table-cell table:style-name="ce8" office:value-type="string" calcext:value-type="string">
            <text:p>"Muscle nasal droit : partie alaire"@fr .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u septum nasal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lévateur naso-labial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u nez gauche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rocérus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nasal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nasal-partie-trsv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artie transverse du muscle nasal gauche"@fr .</text:p>
          </table:table-cell>
          <table:table-cell table:style-name="ce8" office:value-type="string" calcext:value-type="string">
            <text:p>"Muscle nasal gauche : partie transverse"@fr .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nasal-partie-alair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artie alaire du muscle nasal gauche"@fr .</text:p>
          </table:table-cell>
          <table:table-cell table:style-name="ce8" office:value-type="string" calcext:value-type="string">
            <text:p>"Muscle nasal gauche : partie alaire"@fr .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u septum nasal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naso-labial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e la bo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orbiculaire de la bo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e la bouche droit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e l’angle de la bouche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transverse du menton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risorius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petit zygomatique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grand zygomatique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lévateur de la lèvre supérieure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e la lèvre inférieure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lévateur de l’angle de la bouche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buccinateur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mentonnier droit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bouche gauches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e l’angle de la bouche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ansverse du menton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risorius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zygomatique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zygomatique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de la lèvre supérieure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e la lèvre inférieure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de l’angle de la bouche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uccinateur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mentonnier gauche"@fr .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6"/>
          <table:table-cell/>
          <table:table-cell table:style-name="ce6"/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anat:muscles-yeux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anat:R-muscles-oeil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anat:R-muscles-peri-bulbe-oeil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anat:R-mscl-elevatR-paupiere-s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aponevrose-elevatR-paupie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aponevrose-elevatR-paupiere-lame-s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aponevrose-elevatR-paupiere-lame-pf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aponevrose-elevatR-paupiere-lame-l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aponevrose-elevatR-paupiere-lame-m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tarsal-sup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tarsal-inf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uscles-bulbe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drt-sup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drt-inf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drt-med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drt-lat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obliq-sup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obliq-inf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peri-bulbe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elevatR-paupiere-s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aponevrose-elevatR-paupie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aponevrose-elevatR-paupiere-lame-s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aponevrose-elevatR-paupiere-lame-pf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aponevrose-elevatR-paupiere-lame-l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aponevrose-elevatR-paupiere-lame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arsal-sup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arsal-inf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bulbe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rt-sup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rt-inf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rt-med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rt-lat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obliq-sup-o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obliq-inf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td-Zin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td-Zin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trochlee-fb-carti-mscl-obliq-sup-oe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trochlee-fb-carti-mscl-obliq-sup-oei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at:muscles-vern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niers"@fr .</text:p>
          </table:table-cell>
          <table:table-cell office:value-type="string" calcext:value-type="string">
            <text:p>"Muscles sous-occipitaux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uscles-vern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niers droits"@fr .</text:p>
          </table:table-cell>
          <table:table-cell office:value-type="string" calcext:value-type="string">
            <text:p>"Muscles sous-occipitaux droits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droit-an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ntérieur de la têt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droit-la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a têt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gd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roit postérieur de la têt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pt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droit postérieur de la têt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R-mscl-oblique-sup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a têt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oblique-inf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a tête droit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uscles-vern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niers gauches"@fr .</text:p>
          </table:table-cell>
          <table:table-cell office:value-type="string" calcext:value-type="string">
            <text:p>"Muscles sous-occipitaux gauches"@fr .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droit-an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ntérieur de la tête gauch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droit-la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a tête gauch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gd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roit postérieur de la têt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droit postérieur de la tête gauche"@fr 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t:L-mscl-oblique-sup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a têt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lique-inf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a tête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at:muscles-supL-cou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uscles-supL-cou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platysma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scom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anat:R-mscl-scom-chef-sternal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anat:R-mscl-scom-chef-clavicul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muscles-interme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supra-hyoidien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anat:R-muscles-supra-hyoidien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digastriqu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digastrique-fx-pos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digastrique-fx-an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digastrique-td-centr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poulie-fbse-mscl-digastriqu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stilohyoidi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tilohyoidien-td-m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tilohyoidien-td-l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mylohyoidi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aphe-median-mylohyoidien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anat:R-mscl-geniohyoidi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septum-inter-geniohyoidien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anat:muscles-infra-hyoidiens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anat:R-muscles-infra-hyoidien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sternohyoidi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omohyoidi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sternothyroidi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thyrohyoidi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muscles-pfd-cou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uscles-pfd-cou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nat:R-mscl-lg-co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lg-cou-fx-m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lg-cou-fx-obliq-caud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lg-te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uscles-scalen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calene-a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calene-mo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calene-po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pt-scal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L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latys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ste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clavicu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td-cent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poulie-fbse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l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my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f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om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thyr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hyr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t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cale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m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t-scale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at:muscl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ang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muscles-extrinseques-lang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genioglos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hyoglos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chondroglos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tiloglos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palatoglos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uscles-intrinseques-lang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lgtudinal-sup-lang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lgtudinal-inf-lang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trsv-lang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verti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hy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chondroglos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stil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alat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sup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inf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verti-lang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at:muscles-pala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uscles-pala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trsv-voile-pala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uvulai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palatopharyngi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arc-palatopharyngi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uscles-pala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voile-palai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uvulai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palatopharyngi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uscles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uscles-constricteurs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constricteur-sup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constricteur-moy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constricteur-inf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tilopharyngi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R-mscl-salpingopharyngi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uscles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uscles-constricteurs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constricteur-sup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constricteur-moy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constricteur-inf-phar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stilopharyngi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at:L-mscl-salpingopharyngien</text:p>
          </table:table-cell>
          <table:table-cell table:number-columns-repeated="1023"/>
        </table:table-row>
        <table:table-row table:style-name="ro1" table:number-rows-repeated="10477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CL@fr (simplifie)" table:style-name="ta1">
        <table:table-column table:style-name="co18" table:default-cell-style-name="Default"/>
        <table:table-column table:style-name="co14" table:default-cell-style-name="ce5"/>
        <table:table-column table:style-name="co15" table:default-cell-style-name="ce5"/>
        <table:table-column table:style-name="co19" table:default-cell-style-name="Default"/>
        <table:table-column table:style-name="co20" table:default-cell-style-name="ce5"/>
        <table:table-column table:style-name="co2" table:number-columns-repeated="1019" table:default-cell-style-name="ce5"/>
        <table:table-row table:style-name="ro1">
          <table:table-cell table:style-name="ce2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profond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superficiell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profonde"@fr .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o-psoas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aque droit"@fr .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soas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iriforme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turateur interne et jumeaux droits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interne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supérieur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inférieur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externe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fémoral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superficielle"@fr .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fessiers droits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fessier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oyen fessier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fessier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fascia lata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cuisse droite"@fr .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quadriceps fémoral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rtorius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ticulaire du genou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édiaux de la cuisse droit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ctiné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dducteur du fémur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dducteur du fémur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adducteur du fémur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cile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cuisse droit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fémoral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tendineux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membraneux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tte d’oie droite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jambe droit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antérieur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hallux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atéraux de la jambe droit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ibulair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ibulair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oisième fibulaire droit"@fr 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jambe droit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sural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ntaire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oplité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postérieur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hallux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superficiel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hallus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superficiel"@fr 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profond"@fr 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1">e</text:span> orteil droit"@fr 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superficiel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moyen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lantair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profond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lombrical du pied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lantaires droits"@fr 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3<text:span text:style-name="T1">e</text:span> orteil droit"@fr 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4<text:span text:style-name="T1">e</text:span> orteil droit"@fr .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5<text:span text:style-name="T1">e</text:span> orteil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orsaux du pied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es orteils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hallux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u pied droits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u pied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dors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pelvienne gauch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lio-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liaqu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iriform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obturateur interne et jumeaux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bturateur in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jumeau sup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jumeau inf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bturateur ex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arré fém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pelvienne gauch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fessier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moyen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enseur du fascia lata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e la cuiss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quadriceps fémoral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artorius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rticulaire du genou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médiaux de la cuiss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ctiné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adducteur du fémur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adducteur du fémur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adducteur du fémur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cil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e la cuiss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iceps fémoral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emi-tendineux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emi-membraneux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patte d’oi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e la jamb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ibial antérieur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des orteils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du hallux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latéraux de la jamb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ibulair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ibulair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oisième fibulair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e la jamb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iceps sural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lantair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oplité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ibial postérieur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léchisseur des orteils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léchisseur du hallux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médiaux gauches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médiaux gauches : plan superficiel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hallus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u hallus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médiaux gauches : plan profond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dducteur du hallus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latéraux gauches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latéraux gauches : plan superficiel"@fr .</text:p>
          </table:table-cell>
          <table:table-cell/>
          <table:table-cell table:style-name="ce6"/>
          <table:table-cell table:number-columns-repeated="1019"/>
        </table:table-row>
        <table:table-row table:style-name="ro4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5<text:span text:style-name="T1">e</text:span> orteil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latéraux gauches : plan profond"@fr .</text:p>
          </table:table-cell>
          <table:table-cell/>
          <table:table-cell table:style-name="ce6"/>
          <table:table-cell table:number-columns-repeated="1019"/>
        </table:table-row>
        <table:table-row table:style-name="ro4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5<text:span text:style-name="T1">e</text:span> orteil gauche"@fr .</text:p>
          </table:table-cell>
          <table:table-cell/>
          <table:table-cell table:style-name="ce6"/>
          <table:table-cell table:number-columns-repeated="1019"/>
        </table:table-row>
        <table:table-row table:style-name="ro4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pposant du 5<text:span text:style-name="T1">e</text:span> orteil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 : plan superficiel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es orteils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 : plan moyen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arré plantaire gauche"@fr .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lantaires intermédiaires gauche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lombric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plantaires gauches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terosseux plantaire du 3<text:span text:style-name="T1">e</text:span> orteil gauche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terosseux plantaire du 4<text:span text:style-name="T1">e</text:span> orteil gauche"@fr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terosseux plantaire du 5<text:span text:style-name="T1">e</text:span>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ors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du hallux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dorsaux du pied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ème muscle interosseux dorsal du pied gauche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droit"@fr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gauche"@fr .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4">
          <table:table-cell table:style-name="ce2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1<text:span text:style-name="T1">re</text:span> subdivision)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4">
          <table:table-cell table:style-name="ce2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2<text:span text:style-name="T1">e</text:span> subdivision)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superficiell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4">
          <table:table-cell table:style-name="ce2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droite : couche profonde (1<text:span text:style-name="T1">re</text:span> subdivision)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scapula droit"@fr .</text:p>
          </table:table-cell>
          <table:table-cell table:style-name="ce5" office:value-type="string" calcext:value-type="string">
            <text:p>"Muscle angulaire de la scapula droit"@fr .</text:p>
          </table:table-cell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clavier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ector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4">
          <table:table-cell table:style-name="ce2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profonde (2<text:span text:style-name="T1">e</text:span> subdivision)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homboides droits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homboid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homboid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ntelé antérieur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superficiell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3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pèz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ors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ector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pres de l’épaule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raépineux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fraépineux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ond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ond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scapulair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ltoïd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u bras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brachi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aco-brachi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u bras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brachi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’avant-bras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o-radial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ond pronateur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radial du carp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palmair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ulnaire du carp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profond des doigts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spuerficiel des doigts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pinateur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ronateur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’avant-bras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radial du carp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radial du carp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s doigts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u petit doigt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ulnaire du carp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nconé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bducteur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 l’index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superficiel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etit doigt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petit doigt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profond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etit doigt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superficiel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bducteur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moyen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profond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pouce droit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superficiel"@fr .</text:p>
          </table:table-cell>
          <table:table-cell table:style-name="ce5" office:value-type="string" calcext:value-type="string">
            <text:p>X*</text:p>
          </table:table-cell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lombric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profond"@fr .</text:p>
          </table:table-cell>
          <table:table-cell table:style-name="ce5" office:value-type="string" calcext:value-type="string">
            <text:p>X*</text:p>
          </table:table-cell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dorsal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almaires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palmair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palmair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palmair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palmair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droite"@fr .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4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scapulaire gauche : couche profonde (1<text:span text:style-name="T1">re</text:span> subdivision)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de la scapula gauche"@fr .</text:p>
          </table:table-cell>
          <table:table-cell table:style-name="ce7" office:value-type="string" calcext:value-type="string">
            <text:p>"Muscle angulaire de la scapula gauche"@fr .</text:p>
          </table:table-cell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bclavier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pector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4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scapulaire gauche : couche profonde (2<text:span text:style-name="T1">e</text:span> subdivision)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rhomboides gauches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rhomboid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rhomboid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dentelé antérieur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ceinture scapulaire gauche : couche superficiell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apèz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dors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pector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ropres de l’épaul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praépineux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infraépineux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rond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rond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bscapulair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deltoïd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u bras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iceps brachi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raco-brachi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rachi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table:style-name="ce2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u bras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iceps brachi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ntérieurs de l’avant-bras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rachio-radial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rond pronateur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radial du carp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palmair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ulnaire du carp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profond des doigts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fléchisseur spuerficiel des doigts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fléchisseur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suppinateur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arré pronateur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postérieurs de l’avant-bras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radial du carp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radial du carp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des doigts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du petit doigt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ulnaire du carp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nconé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abducteur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extenseur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extenseur de l’index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long extenseur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édiale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édiale de la main gauche : plan superficiel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u petit doigt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ducteur du petit doigt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édiale de la main gauche : plan profond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pposant du petit doigt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 gauche : plan superficiel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abducteur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 gauche : plan moyen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urt fléchisseur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pposant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latérale de la main gauche : plan profond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dducteur du pouce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oyenne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oyenne de la main gauche : plan superficiel"@fr .</text:p>
          </table:table-cell>
          <table:table-cell table:style-name="ce5" office:value-type="string" calcext:value-type="string">
            <text:p>X*</text:p>
          </table:table-cell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lombricaux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lombric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lombric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lombric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ème muscle lombric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loge moyenne de la main gauche : plan profond"@fr . </text:p>
          </table:table-cell>
          <table:table-cell table:style-name="ce5" office:value-type="string" calcext:value-type="string">
            <text:p>X*</text:p>
          </table:table-cell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dorsaux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interosseux dors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interosseux dors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interosseux dors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ème muscle interosseux dorsal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interosseux palmaires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Premier muscle interosseux palmaire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Deuxième muscle interosseux palmaire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Troisième muscle interosseux palmaire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Quatrième muscle interosseux palmaire de la main gauche"@fr . </text:p>
          </table:table-cell>
          <table:table-cell table:style-name="ce5"/>
          <table:table-cell table:number-columns-repeated="1019"/>
          <table:table-cell table:style-name="Default"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table:style-name="ce15" office:value-type="string" calcext:value-type="string">
            <text:p>"Muscles de la tabatière anatomique de la main gauche"@fr .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ticateurs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ticateurs droits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al droit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asseter droit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latéral droit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médial droit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ticateurs gauches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al gauche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asseter gauche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latéral gauche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médial gauche"@fr 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es expressions faciale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picrânien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occipito-frontal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Ventre frontal du muscle occipito-frontal"@fr .</text:p>
          </table:table-cell>
          <table:table-cell table:style-name="ce8" office:value-type="string" calcext:value-type="string">
            <text:p>"Muscle occipito-frontal : ventre frontal"@fr 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Ventre occipital du muscle occipito-frontal"@fr .</text:p>
          </table:table-cell>
          <table:table-cell table:style-name="ce8" office:value-type="string" calcext:value-type="string">
            <text:p>"Muscle occipito-frontal : ventre occipital"@fr 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o-pariétal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o-pariétal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Aponévrose épicrânienne"@fr .</text:p>
          </table:table-cell>
          <table:table-cell table:style-name="ce8" office:value-type="string" calcext:value-type="string">
            <text:p>"Galéa aponévrotique"@fr 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uriculaire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auriculaires droit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extrinsèques du pavillon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uriculaire antérieur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uriculaire supérieur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uriculaire postérieur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intrinsèques du pavillon de l’oreille droit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épine de l’hélix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etit muscle de l’hélix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u tragus de l’oreille droit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anti tragus de l’oreille droit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auriculaires gauche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extrinsèques du pavillon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uriculaire antérieur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uriculaire supérieur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uriculaire postérieur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table:style-name="ce12" office:value-type="string" calcext:value-type="string">
            <text:p>"Muscles intrinsèques du pavillon de l’oreill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épine de l’hélix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Petit muscle de l’hélix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u tragus de l’oreill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de l’anti tragus de l’oreill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faciaux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"Muscles orbitaire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orbitaires droit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4">
          <table:table-cell table:style-name="ce6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table:style-name="ce13" office:value-type="string" calcext:value-type="string">
            <text:p><text:span text:style-name="T2">"Muscle orbiculaire de l’</text:span><text:span text:style-name="T3">œil</text:span><text:span text:style-name="T2"> droit"@fr .</text:span>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corrugateur du sourcil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u sourcil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orbitaires gauche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orbiculaire de l’œil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corrugateur du sourcil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u sourcil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u nez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u nez droit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procérus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nasal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u septum nasal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lévateur naso-labial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u nez gauche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rocérus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nasal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u septum nasal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naso-labial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e la bo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orbiculaire de la bo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s de la bouche droit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e l’angle de la bouch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transverse du menton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risorius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petit zygomatiqu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grand zygomatiqu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lévateur de la lèvre supérieur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abaisseur de la lèvre inférieur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élévateur de l’angle de la bouch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buccinateur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table:style-name="ce8" office:value-type="string" calcext:value-type="string">
            <text:p>"Muscle mentonnier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s de la bouche gauches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e l’angle de la bouch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transverse du menton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risorius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petit zygomatiqu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grand zygomatiqu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de la lèvre supérieur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abaisseur de la lèvre inférieur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élévateur de l’angle de la bouch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buccinateur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6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table:style-name="ce6" office:value-type="string" calcext:value-type="string">
            <text:p>"Muscle mentonnier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5"/>
          <table:table-cell table:style-name="Default" table:number-columns-repeated="2"/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muscles-y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uscles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uscles-peri-bulb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elevatR-paupie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aponevrose-elevatR-paupie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aponevrose-elevatR-paupiere-lam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aponevrose-elevatR-paupiere-lam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aponevrose-elevatR-paupiere-lam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aponevrose-elevatR-paupiere-lam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tarsal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tarsal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uscles-bulb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drt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drt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drt-med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drt-lat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obliq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uscles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uscles-peri-bulb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elevatR-paupie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aponevrose-elevatR-paupie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aponevrose-elevatR-paupiere-lam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aponevrose-elevatR-paupiere-lam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aponevrose-elevatR-paupiere-lam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aponevrose-elevatR-paupiere-lam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tarsal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tarsal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uscles-bulb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drt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drt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drt-med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drt-lat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obliq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anneau-Zin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anneau-Zin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trochlee-fb-carti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trochlee-fb-carti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fr .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muscles-vern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niers"@fr .</text:p>
          </table:table-cell>
          <table:table-cell table:style-name="ce5" office:value-type="string" calcext:value-type="string">
            <text:p>"Muscles sous-occipitaux"@fr 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uscles-vern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niers droits"@fr .</text:p>
          </table:table-cell>
          <table:table-cell table:style-name="ce5" office:value-type="string" calcext:value-type="string">
            <text:p>"Muscles sous-occipitaux droits"@fr 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droit-an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ntérieur de la têt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droit-la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a têt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gd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roit postérieur de la têt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R-mscl-pt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droit postérieur de la têt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oblique-sup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a têt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R-mscl-oblique-inf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a tête droit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muscles-vern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niers gauches"@fr .</text:p>
          </table:table-cell>
          <table:table-cell table:style-name="ce5" office:value-type="string" calcext:value-type="string">
            <text:p>"Muscles sous-occipitaux gauches"@fr 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mscl-droit-an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ntérieur de la têt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mscl-droit-la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a têt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mscl-gd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roit postérieur de la têt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pt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droit postérieur de la têt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L-mscl-oblique-sup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a têt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oblique-inf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a tête gauche"@fr .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muscles-supL-cou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uscles-supL-cou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platysma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sco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muscles-intermed-cou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muscles-supra-hyoidien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R-muscles-supra-hyoidien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digastriqu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poulie-fbse-mscl-digastriqu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stil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myl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aphe-median-myl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R-mscl-geni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septum-inter-geni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muscles-infra-hyoidien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R-muscles-infra-hyoidien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stern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om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sternothyr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thyr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muscles-pfd-cou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uscles-pfd-cou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lg-cou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lg-tet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uscles-scalene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scalene-ant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scalene-moy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scalene-post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anat:R-mscl-pt-scalen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uscles-supL-cou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platysma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sco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uscles-supra-hyoidien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digastriqu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poulie-fbse-mscl-digastriqu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stil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myl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geni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uscles-infra-hyoidiens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stern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om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sternothyr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scl-thyrohyoidien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nat:L-muscles-pfd-cou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anat:L-mscl-lg-cou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anat:L-mscl-lg-tete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anat:L-muscles-scalenes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anat:L-mscl-scalene-ant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anat:L-mscl-scalene-moy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anat:L-mscl-scalene-post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anat:L-mscl-pt-scalene</text:p>
          </table:table-cell>
          <table:table-cell table:style-name="Default" table:number-columns-repeated="2"/>
          <table:table-cell/>
          <table:table-cell table:style-name="Default" table:number-columns-repeated="1020"/>
        </table:table-row>
      </table:table>
      <table:table table:name="MSCL@en (simplifie)" table:style-name="ta1">
        <table:table-column table:style-name="co10" table:default-cell-style-name="Default"/>
        <table:table-column table:style-name="co14" table:default-cell-style-name="ce5"/>
        <table:table-column table:style-name="co21" table:default-cell-style-name="ce5"/>
        <table:table-column table:style-name="co9" table:default-cell-style-name="Default"/>
        <table:table-row table:style-name="ro1">
          <table:table-cell table:style-name="ce2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4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4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4"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4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3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2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1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Muscles of facial expression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Epicranial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Occipitofront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Frontal belly of occipitofront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Occipital belly of occipitofront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temporopariet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temporopariet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Galea aponeurotica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Auricular muscle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auricular muscle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right ear pavilion"@en .</text:p>
          </table:table-cell>
          <table:table-cell office:value-type="string" calcext:value-type="string">
            <text:p>"Extrinsic muscles of the right outer ear"@en .</text:p>
          </table:table-cell>
        </table:table-row>
        <table:table-row table:style-name="ro1">
          <table:table-cell table:style-name="ce6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anterior auricula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superior auricula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posterior auricula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right ear pavilion"@en .</text:p>
          </table:table-cell>
          <table:table-cell office:value-type="string" calcext:value-type="string">
            <text:p>"Intrinsic muscles of the right outer ear"@en .</text:p>
          </table:table-cell>
        </table:table-row>
        <table:table-row table:style-name="ro1">
          <table:table-cell table:style-name="ce6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aj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in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gic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itragic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auricular muscle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left ear pavilion"@en .</text:p>
          </table:table-cell>
          <table:table-cell office:value-type="string" calcext:value-type="string">
            <text:p>"Extrinsic muscles of the left outer ear"@en .</text:p>
          </table:table-cell>
        </table:table-row>
        <table:table-row table:style-name="ro1">
          <table:table-cell table:style-name="ce6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anterior auricula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superior auricula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posterior auricula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left ear pavilion"@en .</text:p>
          </table:table-cell>
          <table:table-cell table:style-name="ce5" office:value-type="string" calcext:value-type="string">
            <text:p>"Intrinsic muscles of the left outer ear"@en .</text:p>
          </table:table-cell>
        </table:table-row>
        <table:table-row table:style-name="ro1">
          <table:table-cell table:style-name="ce6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aj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in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gic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itragic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Facial muscle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orbicularis ocul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corrugator supercili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depressor supercili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orbicularis ocul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corrugator supercili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depressor supercili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Muscles of the nos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muscles of the nos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procer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nas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depressor septi nas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levator labii superioris alaeque nas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muscles of the nos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procer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nas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depressor septi nas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levator labii superioris alaeque nas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Muscles of the mouth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Orbicularis or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muscles of the mouth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depressor anguli or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transversus ment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risori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zygomaticus min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zygomaticus maj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levator labii superiori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depressor labii inferior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levator anguli ori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buccinat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Right mental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muscles of the mouth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depressor anguli or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transversus menti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risoriu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zygomaticus min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zygomaticus maj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levator labii superiori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depressor labii inferioris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levator anguli oris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buccinator muscle"@e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Left mentalis muscle"@en .</text:p>
          </table:table-cell>
          <table:table-cell/>
        </table:table-row>
      </table:table>
      <table:table table:name="MSCL@jp (simplifie)" table:style-name="ta1">
        <table:table-column table:style-name="co10" table:default-cell-style-name="Default"/>
        <table:table-column table:style-name="co14" table:default-cell-style-name="ce5"/>
        <table:table-column table:style-name="co22" table:default-cell-style-name="ce5"/>
        <table:table-row table:style-name="ro1">
          <table:table-cell table:style-name="ce2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4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4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4"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4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3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2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1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4">
          <table:table-cell table:style-name="ce6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16" office:value-type="string" calcext:value-type="string">
            <text:p>"後頭前頭筋"@jp .</text:p>
          </table:table-cell>
        </table:table-row>
        <table:table-row table:style-name="ro1">
          <table:table-cell table:style-name="ce6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6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</table:table>
      <table:table table:name="Feuille8" table:style-name="ta1">
        <table:table-column table:style-name="co1" table:default-cell-style-name="ce5"/>
        <table:table-column table:style-name="co23" table:default-cell-style-name="Default"/>
        <table:table-row table:style-name="ro1">
          <table:table-cell table:style-name="ce1" office:value-type="string" calcext:value-type="string">
            <text:p>anat:os-crane</text:p>
          </table:table-cell>
          <table:table-cell office:value-type="string" calcext:value-type="string">
            <text:p>Crâne osseux</text:p>
          </table:table-cell>
        </table:table-row>
        <table:table-row table:style-name="ro1">
          <table:table-cell table:style-name="ce2" office:value-type="string" calcext:value-type="string">
            <text:p>anat:os-neurocrane</text:p>
          </table:table-cell>
          <table:table-cell office:value-type="string" calcext:value-type="string">
            <text:p>Os du neurocrâne</text:p>
          </table:table-cell>
        </table:table-row>
        <table:table-row table:style-name="ro1">
          <table:table-cell table:style-name="ce1" office:value-type="string" calcext:value-type="string">
            <text:p>anat:os-base-crane</text:p>
          </table:table-cell>
          <table:table-cell office:value-type="string" calcext:value-type="string">
            <text:p>Os de la base du crâne</text:p>
          </table:table-cell>
        </table:table-row>
        <table:table-row table:style-name="ro1">
          <table:table-cell table:style-name="ce1" office:value-type="string" calcext:value-type="string">
            <text:p>anat:os-voute-crane</text:p>
          </table:table-cell>
          <table:table-cell office:value-type="string" calcext:value-type="string">
            <text:p>Os de la voûte crânienne</text:p>
          </table:table-cell>
        </table:table-row>
        <table:table-row table:style-name="ro1">
          <table:table-cell table:style-name="ce1" office:value-type="string" calcext:value-type="string">
            <text:p>anat:massif-facial</text:p>
          </table:table-cell>
          <table:table-cell office:value-type="string" calcext:value-type="string">
            <text:p>Os du massif facial (splanchnocrâne, viscérocrâne)</text:p>
          </table:table-cell>
        </table:table-row>
        <table:table-row table:style-name="ro1">
          <table:table-cell table:style-name="ce1" office:value-type="string" calcext:value-type="string">
            <text:p>anat:massif-facial-ant</text:p>
          </table:table-cell>
          <table:table-cell office:value-type="string" calcext:value-type="string">
            <text:p>Os du massif facial antérieur</text:p>
          </table:table-cell>
        </table:table-row>
        <table:table-row table:style-name="ro1">
          <table:table-cell table:style-name="ce1" office:value-type="string" calcext:value-type="string">
            <text:p>anat:massif-facial-moy</text:p>
          </table:table-cell>
          <table:table-cell office:value-type="string" calcext:value-type="string">
            <text:p>Os du massif facial moyen</text:p>
          </table:table-cell>
        </table:table-row>
        <table:table-row table:style-name="ro1">
          <table:table-cell table:style-name="ce1" office:value-type="string" calcext:value-type="string">
            <text:p>anat:massif-facial-post</text:p>
          </table:table-cell>
          <table:table-cell office:value-type="string" calcext:value-type="string">
            <text:p>Os du massif facial postérieur</text:p>
          </table:table-cell>
        </table:table-row>
        <table:table-row table:style-name="ro1">
          <table:table-cell table:style-name="ce3" office:value-type="string" calcext:value-type="string">
            <text:p>anat:os-crane-ant</text:p>
          </table:table-cell>
          <table:table-cell office:value-type="string" calcext:value-type="string">
            <text:p>Crâne antérieur</text:p>
          </table:table-cell>
        </table:table-row>
        <table:table-row table:style-name="ro1">
          <table:table-cell table:style-name="ce3" office:value-type="string" calcext:value-type="string">
            <text:p>anat:os-crane-moy</text:p>
          </table:table-cell>
          <table:table-cell office:value-type="string" calcext:value-type="string">
            <text:p>Crâne moyen</text:p>
          </table:table-cell>
        </table:table-row>
        <table:table-row table:style-name="ro1">
          <table:table-cell table:style-name="ce3" office:value-type="string" calcext:value-type="string">
            <text:p>anat:os-crane-post</text:p>
          </table:table-cell>
          <table:table-cell office:value-type="string" calcext:value-type="string">
            <text:p>Crâne postérieur</text:p>
          </table:table-cell>
        </table:table-row>
        <table:table-row table:style-name="ro1">
          <table:table-cell table:style-name="ce1" office:value-type="string" calcext:value-type="string">
            <text:p>anat:frontal</text:p>
          </table:table-cell>
          <table:table-cell office:value-type="string" calcext:value-type="string">
            <text:p>Os frontal</text:p>
          </table:table-cell>
        </table:table-row>
        <table:table-row table:style-name="ro1">
          <table:table-cell table:style-name="ce1" office:value-type="string" calcext:value-type="string">
            <text:p>anat:sphenoide</text:p>
          </table:table-cell>
          <table:table-cell office:value-type="string" calcext:value-type="string">
            <text:p>Sphénoïde (os sphénoïdal)</text:p>
          </table:table-cell>
        </table:table-row>
        <table:table-row table:style-name="ro1">
          <table:table-cell table:style-name="ce1" office:value-type="string" calcext:value-type="string">
            <text:p>anat:occiput</text:p>
          </table:table-cell>
          <table:table-cell office:value-type="string" calcext:value-type="string">
            <text:p>Occiput (os occipital)</text:p>
          </table:table-cell>
        </table:table-row>
        <table:table-row table:style-name="ro1">
          <table:table-cell table:style-name="ce1" office:value-type="string" calcext:value-type="string">
            <text:p>anat:R-parietal</text:p>
          </table:table-cell>
          <table:table-cell office:value-type="string" calcext:value-type="string">
            <text:p>Os pariétal droit</text:p>
          </table:table-cell>
        </table:table-row>
        <table:table-row table:style-name="ro1">
          <table:table-cell table:style-name="ce1" office:value-type="string" calcext:value-type="string">
            <text:p>anat:L-parietal</text:p>
          </table:table-cell>
          <table:table-cell office:value-type="string" calcext:value-type="string">
            <text:p>Os pariétal gauche</text:p>
          </table:table-cell>
        </table:table-row>
        <table:table-row table:style-name="ro1">
          <table:table-cell table:style-name="ce1" office:value-type="string" calcext:value-type="string">
            <text:p>anat:R-temporal</text:p>
          </table:table-cell>
          <table:table-cell office:value-type="string" calcext:value-type="string">
            <text:p>Os temporal droit</text:p>
          </table:table-cell>
        </table:table-row>
        <table:table-row table:style-name="ro1">
          <table:table-cell table:style-name="ce1" office:value-type="string" calcext:value-type="string">
            <text:p>anat:L-temporal</text:p>
          </table:table-cell>
          <table:table-cell office:value-type="string" calcext:value-type="string">
            <text:p>Os temporal gauche</text:p>
          </table:table-cell>
        </table:table-row>
        <table:table-row table:style-name="ro1">
          <table:table-cell table:style-name="ce1" office:value-type="string" calcext:value-type="string">
            <text:p>anat:ethmoide</text:p>
          </table:table-cell>
          <table:table-cell office:value-type="string" calcext:value-type="string">
            <text:p>Os ethmoïde</text:p>
          </table:table-cell>
        </table:table-row>
        <table:table-row table:style-name="ro1">
          <table:table-cell table:style-name="ce1" office:value-type="string" calcext:value-type="string">
            <text:p>anat:vomer</text:p>
          </table:table-cell>
          <table:table-cell office:value-type="string" calcext:value-type="string">
            <text:p>Os vomer</text:p>
          </table:table-cell>
        </table:table-row>
        <table:table-row table:style-name="ro1">
          <table:table-cell table:style-name="ce1" office:value-type="string" calcext:value-type="string">
            <text:p>anat:R-maxilaire</text:p>
          </table:table-cell>
          <table:table-cell office:value-type="string" calcext:value-type="string">
            <text:p>Os maxilaire droit</text:p>
          </table:table-cell>
        </table:table-row>
        <table:table-row table:style-name="ro1">
          <table:table-cell table:style-name="ce1" office:value-type="string" calcext:value-type="string">
            <text:p>anat:L-maxilaire</text:p>
          </table:table-cell>
          <table:table-cell office:value-type="string" calcext:value-type="string">
            <text:p>Os maxilaire gauche</text:p>
          </table:table-cell>
        </table:table-row>
        <table:table-row table:style-name="ro1">
          <table:table-cell table:style-name="ce1" office:value-type="string" calcext:value-type="string">
            <text:p>anat:R-palatin</text:p>
          </table:table-cell>
          <table:table-cell office:value-type="string" calcext:value-type="string">
            <text:p>Os palatin droit</text:p>
          </table:table-cell>
        </table:table-row>
        <table:table-row table:style-name="ro1">
          <table:table-cell table:style-name="ce1" office:value-type="string" calcext:value-type="string">
            <text:p>anat:L-palatin</text:p>
          </table:table-cell>
          <table:table-cell office:value-type="string" calcext:value-type="string">
            <text:p>Os palatin gauche</text:p>
          </table:table-cell>
        </table:table-row>
        <table:table-row table:style-name="ro1">
          <table:table-cell table:style-name="ce1" office:value-type="string" calcext:value-type="string">
            <text:p>anat:R-os-lacrimal</text:p>
          </table:table-cell>
          <table:table-cell office:value-type="string" calcext:value-type="string">
            <text:p>Os lacrimal (unguis) droit</text:p>
          </table:table-cell>
        </table:table-row>
        <table:table-row table:style-name="ro1">
          <table:table-cell table:style-name="ce1" office:value-type="string" calcext:value-type="string">
            <text:p>anat:L-os-lacrimal</text:p>
          </table:table-cell>
          <table:table-cell office:value-type="string" calcext:value-type="string">
            <text:p>Os lacrimal (unguis) gauche</text:p>
          </table:table-cell>
        </table:table-row>
        <table:table-row table:style-name="ro1">
          <table:table-cell table:style-name="ce1" office:value-type="string" calcext:value-type="string">
            <text:p>anat:R-cornet-nasal-inf</text:p>
          </table:table-cell>
          <table:table-cell office:value-type="string" calcext:value-type="string">
            <text:p>Os cornet nasal inférieur droit</text:p>
          </table:table-cell>
        </table:table-row>
        <table:table-row table:style-name="ro1">
          <table:table-cell table:style-name="ce1" office:value-type="string" calcext:value-type="string">
            <text:p>anat:L-cornet-nasal-inf</text:p>
          </table:table-cell>
          <table:table-cell office:value-type="string" calcext:value-type="string">
            <text:p>Os cornet nasal inférieur gauche</text:p>
          </table:table-cell>
        </table:table-row>
        <table:table-row table:style-name="ro1">
          <table:table-cell table:style-name="ce1" office:value-type="string" calcext:value-type="string">
            <text:p>anat:R-os-nasal</text:p>
          </table:table-cell>
          <table:table-cell office:value-type="string" calcext:value-type="string">
            <text:p>Os nasal droit</text:p>
          </table:table-cell>
        </table:table-row>
        <table:table-row table:style-name="ro1">
          <table:table-cell table:style-name="ce1" office:value-type="string" calcext:value-type="string">
            <text:p>anat:L-os-nasal</text:p>
          </table:table-cell>
          <table:table-cell office:value-type="string" calcext:value-type="string">
            <text:p>Os nasal gauche</text:p>
          </table:table-cell>
        </table:table-row>
        <table:table-row table:style-name="ro1">
          <table:table-cell table:style-name="ce1" office:value-type="string" calcext:value-type="string">
            <text:p>anat:R-malaire</text:p>
          </table:table-cell>
          <table:table-cell office:value-type="string" calcext:value-type="string">
            <text:p>Os malaire (zygomatique) droit</text:p>
          </table:table-cell>
        </table:table-row>
        <table:table-row table:style-name="ro1">
          <table:table-cell table:style-name="ce1" office:value-type="string" calcext:value-type="string">
            <text:p>anat:L-malaire</text:p>
          </table:table-cell>
          <table:table-cell office:value-type="string" calcext:value-type="string">
            <text:p>Os malaire (zygomatique) gauche</text:p>
          </table:table-cell>
        </table:table-row>
        <table:table-row table:style-name="ro1">
          <table:table-cell table:style-name="ce1" office:value-type="string" calcext:value-type="string">
            <text:p>anat:mandibule</text:p>
          </table:table-cell>
          <table:table-cell office:value-type="string" calcext:value-type="string">
            <text:p>Mandibule (os mandibulaire)</text:p>
          </table:table-cell>
        </table:table-row>
        <table:table-row table:style-name="ro1">
          <table:table-cell table:style-name="ce1" office:value-type="string" calcext:value-type="string">
            <text:p>anat:R-osselets-oreille</text:p>
          </table:table-cell>
          <table:table-cell office:value-type="string" calcext:value-type="string">
            <text:p>Osselets de l’oreille droite</text:p>
          </table:table-cell>
        </table:table-row>
        <table:table-row table:style-name="ro1">
          <table:table-cell table:style-name="ce1" office:value-type="string" calcext:value-type="string">
            <text:p>anat:L-osselets-oreille</text:p>
          </table:table-cell>
          <table:table-cell office:value-type="string" calcext:value-type="string">
            <text:p>Osselets de l’oreille gauche</text:p>
          </table:table-cell>
        </table:table-row>
        <table:table-row table:style-name="ro1">
          <table:table-cell table:style-name="ce1" office:value-type="string" calcext:value-type="string">
            <text:p>anat:R-marteau</text:p>
          </table:table-cell>
          <table:table-cell office:value-type="string" calcext:value-type="string">
            <text:p>Malleus (marteau) droit</text:p>
          </table:table-cell>
        </table:table-row>
        <table:table-row table:style-name="ro1">
          <table:table-cell table:style-name="ce1" office:value-type="string" calcext:value-type="string">
            <text:p>anat:L-marteau</text:p>
          </table:table-cell>
          <table:table-cell office:value-type="string" calcext:value-type="string">
            <text:p>Malleus (marteau) gauche</text:p>
          </table:table-cell>
        </table:table-row>
        <table:table-row table:style-name="ro1">
          <table:table-cell table:style-name="ce1" office:value-type="string" calcext:value-type="string">
            <text:p>anat:R-enclume</text:p>
          </table:table-cell>
          <table:table-cell office:value-type="string" calcext:value-type="string">
            <text:p>Incus (enclume) droit</text:p>
          </table:table-cell>
        </table:table-row>
        <table:table-row table:style-name="ro1">
          <table:table-cell table:style-name="ce1" office:value-type="string" calcext:value-type="string">
            <text:p>anat:L-enclume</text:p>
          </table:table-cell>
          <table:table-cell office:value-type="string" calcext:value-type="string">
            <text:p>Incus (enclume) gauche</text:p>
          </table:table-cell>
        </table:table-row>
        <table:table-row table:style-name="ro1">
          <table:table-cell table:style-name="ce1" office:value-type="string" calcext:value-type="string">
            <text:p>anat:R-etrier</text:p>
          </table:table-cell>
          <table:table-cell office:value-type="string" calcext:value-type="string">
            <text:p>Stapes (étrier) droit</text:p>
          </table:table-cell>
        </table:table-row>
        <table:table-row table:style-name="ro1">
          <table:table-cell table:style-name="ce1" office:value-type="string" calcext:value-type="string">
            <text:p>anat:L-etrier</text:p>
          </table:table-cell>
          <table:table-cell office:value-type="string" calcext:value-type="string">
            <text:p>Stapes (étrier) gauche</text:p>
          </table:table-cell>
        </table:table-row>
        <table:table-row table:style-name="ro1">
          <table:table-cell table:style-name="ce2" office:value-type="string" calcext:value-type="string">
            <text:p>anat:menisques-temporo-mandibulaires</text:p>
          </table:table-cell>
          <table:table-cell office:value-type="string" calcext:value-type="string">
            <text:p>Ménisques temporo-mandibulaires</text:p>
          </table:table-cell>
        </table:table-row>
        <table:table-row table:style-name="ro1">
          <table:table-cell table:style-name="ce1" office:value-type="string" calcext:value-type="string">
            <text:p>anat:R-menisque-temporo-mandi</text:p>
          </table:table-cell>
          <table:table-cell office:value-type="string" calcext:value-type="string">
            <text:p>Ménisque temporo-mandibulaire droit</text:p>
          </table:table-cell>
        </table:table-row>
        <table:table-row table:style-name="ro1">
          <table:table-cell table:style-name="ce1" office:value-type="string" calcext:value-type="string">
            <text:p>anat:L-menisque-temporo-mandi</text:p>
          </table:table-cell>
          <table:table-cell office:value-type="string" calcext:value-type="string">
            <text:p>Ménisque temporo-mandibulaire gauche</text:p>
          </table:table-cell>
        </table:table-row>
        <table:table-row table:style-name="ro1">
          <table:table-cell table:style-name="ce1" office:value-type="string" calcext:value-type="string">
            <text:p>anat:os-hyoide</text:p>
          </table:table-cell>
          <table:table-cell office:value-type="string" calcext:value-type="string">
            <text:p>Os Hyoïde</text:p>
          </table:table-cell>
        </table:table-row>
        <table:table-row table:style-name="ro1">
          <table:table-cell table:style-name="ce4" office:value-type="string" calcext:value-type="string">
            <text:p>anat:grande-colonne-v</text:p>
          </table:table-cell>
          <table:table-cell office:value-type="string" calcext:value-type="string">
            <text:p>Colonne vertébrale étendue</text:p>
          </table:table-cell>
        </table:table-row>
        <table:table-row table:style-name="ro1">
          <table:table-cell table:style-name="ce4" office:value-type="string" calcext:value-type="string">
            <text:p>anat:crane-v</text:p>
          </table:table-cell>
          <table:table-cell office:value-type="string" calcext:value-type="string">
            <text:p>Crane vertébral</text:p>
          </table:table-cell>
        </table:table-row>
        <table:table-row table:style-name="ro1">
          <table:table-cell table:style-name="ce4" office:value-type="string" calcext:value-type="string">
            <text:p>anat:colonne-v</text:p>
          </table:table-cell>
          <table:table-cell office:value-type="string" calcext:value-type="string">
            <text:p>Colonne vertébrale</text:p>
          </table:table-cell>
        </table:table-row>
        <table:table-row table:style-name="ro1">
          <table:table-cell table:style-name="ce4" office:value-type="string" calcext:value-type="string">
            <text:p>anat:cv-cervicale</text:p>
          </table:table-cell>
          <table:table-cell office:value-type="string" calcext:value-type="string">
            <text:p>Colonne cervicale</text:p>
          </table:table-cell>
        </table:table-row>
        <table:table-row table:style-name="ro1">
          <table:table-cell table:style-name="ce4" office:value-type="string" calcext:value-type="string">
            <text:p>anat:cv-thoraciq</text:p>
          </table:table-cell>
          <table:table-cell office:value-type="string" calcext:value-type="string">
            <text:p>Colonne thoracique</text:p>
          </table:table-cell>
        </table:table-row>
        <table:table-row table:style-name="ro1">
          <table:table-cell table:style-name="ce4" office:value-type="string" calcext:value-type="string">
            <text:p>anat:cv-lombaire</text:p>
          </table:table-cell>
          <table:table-cell office:value-type="string" calcext:value-type="string">
            <text:p>Colonne lombaire</text:p>
          </table:table-cell>
        </table:table-row>
        <table:table-row table:style-name="ro1">
          <table:table-cell table:style-name="ce4" office:value-type="string" calcext:value-type="string">
            <text:p>anat:cv-pelvienne</text:p>
          </table:table-cell>
          <table:table-cell office:value-type="string" calcext:value-type="string">
            <text:p>Colonne vertébrale pelvienne</text:p>
          </table:table-cell>
        </table:table-row>
        <table:table-row table:style-name="ro1">
          <table:table-cell table:style-name="ce4" office:value-type="string" calcext:value-type="string">
            <text:p>anat:crane-vertebral-ant</text:p>
          </table:table-cell>
          <table:table-cell office:value-type="string" calcext:value-type="string">
            <text:p>Vertèbre crânienne antérieure</text:p>
          </table:table-cell>
        </table:table-row>
        <table:table-row table:style-name="ro1">
          <table:table-cell table:style-name="ce4" office:value-type="string" calcext:value-type="string">
            <text:p>anat:crane-vertebral-moy</text:p>
          </table:table-cell>
          <table:table-cell office:value-type="string" calcext:value-type="string">
            <text:p>Vertèbre crânienne moyenne</text:p>
          </table:table-cell>
        </table:table-row>
        <table:table-row table:style-name="ro1">
          <table:table-cell table:style-name="ce4" office:value-type="string" calcext:value-type="string">
            <text:p>anat:crane-vertebral-post</text:p>
          </table:table-cell>
          <table:table-cell office:value-type="string" calcext:value-type="string">
            <text:p>Vertèbre crânienne postérieure</text:p>
          </table:table-cell>
        </table:table-row>
        <table:table-row table:style-name="ro1">
          <table:table-cell table:style-name="ce4" office:value-type="string" calcext:value-type="string">
            <text:p>anat:cv-cervicale-sup</text:p>
          </table:table-cell>
          <table:table-cell office:value-type="string" calcext:value-type="string">
            <text:p>Colonne cervicale supérieure</text:p>
          </table:table-cell>
        </table:table-row>
        <table:table-row table:style-name="ro1">
          <table:table-cell table:style-name="ce4" office:value-type="string" calcext:value-type="string">
            <text:p>anat:cv-cervicale-moy</text:p>
          </table:table-cell>
          <table:table-cell office:value-type="string" calcext:value-type="string">
            <text:p>Colonne cervicale moyenne</text:p>
          </table:table-cell>
        </table:table-row>
        <table:table-row table:style-name="ro1">
          <table:table-cell table:style-name="ce4" office:value-type="string" calcext:value-type="string">
            <text:p>anat:cv-cervicale-inf</text:p>
          </table:table-cell>
          <table:table-cell office:value-type="string" calcext:value-type="string">
            <text:p>Colonne cervicale inférieure</text:p>
          </table:table-cell>
        </table:table-row>
        <table:table-row table:style-name="ro1">
          <table:table-cell table:style-name="ce4" office:value-type="string" calcext:value-type="string">
            <text:p>anat:cv-thoraciq-sup</text:p>
          </table:table-cell>
          <table:table-cell office:value-type="string" calcext:value-type="string">
            <text:p>Colonne thoracique supérieure</text:p>
          </table:table-cell>
        </table:table-row>
        <table:table-row table:style-name="ro1">
          <table:table-cell table:style-name="ce4" office:value-type="string" calcext:value-type="string">
            <text:p>anat:cv-thoraciq-moy</text:p>
          </table:table-cell>
          <table:table-cell office:value-type="string" calcext:value-type="string">
            <text:p>Colonne thoracique moyenne</text:p>
          </table:table-cell>
        </table:table-row>
        <table:table-row table:style-name="ro1">
          <table:table-cell table:style-name="ce4" office:value-type="string" calcext:value-type="string">
            <text:p>anat:cv-thoraciq-inf</text:p>
          </table:table-cell>
          <table:table-cell office:value-type="string" calcext:value-type="string">
            <text:p>Colonne thoracique inférieure</text:p>
          </table:table-cell>
        </table:table-row>
        <table:table-row table:style-name="ro1">
          <table:table-cell table:style-name="ce4" office:value-type="string" calcext:value-type="string">
            <text:p>anat:cv-lombaire-sup</text:p>
          </table:table-cell>
          <table:table-cell office:value-type="string" calcext:value-type="string">
            <text:p>Colonne lombaire supérieure</text:p>
          </table:table-cell>
        </table:table-row>
        <table:table-row table:style-name="ro1">
          <table:table-cell table:style-name="ce4" office:value-type="string" calcext:value-type="string">
            <text:p>anat:cv-lombaire-inf</text:p>
          </table:table-cell>
          <table:table-cell office:value-type="string" calcext:value-type="string">
            <text:p>Colonne lombaire inférieure</text:p>
          </table:table-cell>
        </table:table-row>
        <table:table-row table:style-name="ro1">
          <table:table-cell table:style-name="ce4" office:value-type="string" calcext:value-type="string">
            <text:p>anat:cv-pelvienne-sup</text:p>
          </table:table-cell>
          <table:table-cell office:value-type="string" calcext:value-type="string">
            <text:p>Colonne vertébrale pelvienne supérieure</text:p>
          </table:table-cell>
        </table:table-row>
        <table:table-row table:style-name="ro1">
          <table:table-cell table:style-name="ce4" office:value-type="string" calcext:value-type="string">
            <text:p>anat:cv-pelvienne-inf</text:p>
          </table:table-cell>
          <table:table-cell office:value-type="string" calcext:value-type="string">
            <text:p>Colonne vertébrale pelvienne inférieure</text:p>
          </table:table-cell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Vertèbre C1</text:p>
          </table:table-cell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Vertèbre C2</text:p>
          </table:table-cell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Vertèbre C3</text:p>
          </table:table-cell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Vertèbre C4</text:p>
          </table:table-cell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Vertèbre C5</text:p>
          </table:table-cell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Vertèbre C6</text:p>
          </table:table-cell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Vertèbre C7</text:p>
          </table:table-cell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Vertèbre T1</text:p>
          </table:table-cell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Vertèbre T2</text:p>
          </table:table-cell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Vertèbre T3</text:p>
          </table:table-cell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Vertèbre T4</text:p>
          </table:table-cell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Vertèbre T5</text:p>
          </table:table-cell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Vertèbre T6</text:p>
          </table:table-cell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Vertèbre T7</text:p>
          </table:table-cell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Vertèbre T8</text:p>
          </table:table-cell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Vertèbre T9</text:p>
          </table:table-cell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Vertèbre T10</text:p>
          </table:table-cell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Vertèbre T11</text:p>
          </table:table-cell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Vertèbre T12</text:p>
          </table:table-cell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Vertèbre L1</text:p>
          </table:table-cell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Vertèbre L2</text:p>
          </table:table-cell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Vertèbre L3</text:p>
          </table:table-cell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Vertèbre L4</text:p>
          </table:table-cell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Vertèbre L5</text:p>
          </table:table-cell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Disque intervertébral C2-C3</text:p>
          </table:table-cell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Disque intervertébral C3-C4</text:p>
          </table:table-cell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Disque intervertébral C4-C5</text:p>
          </table:table-cell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Disque intervertébral C5-C6</text:p>
          </table:table-cell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Disque intervertébral C6-C7</text:p>
          </table:table-cell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Disque intervertébral C7-T1</text:p>
          </table:table-cell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Disque intervertébral T1-T2</text:p>
          </table:table-cell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Disque intervertébral T2-T3</text:p>
          </table:table-cell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Disque intervertébral T3-T4</text:p>
          </table:table-cell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Disque intervertébral T4-T5</text:p>
          </table:table-cell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Disque intervertébral T5-T6</text:p>
          </table:table-cell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Disque intervertébral T6-T7</text:p>
          </table:table-cell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Disque intervertébral T7-T8</text:p>
          </table:table-cell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Disque intervertébral T8-T9</text:p>
          </table:table-cell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Disque intervertébral T9-T10</text:p>
          </table:table-cell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Disque intervertébral T10-T11</text:p>
          </table:table-cell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Disque intervertébral T11-T12</text:p>
          </table:table-cell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Disque intervertébral T12-L1</text:p>
          </table:table-cell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Disque intervertébral L1-L2</text:p>
          </table:table-cell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Disque intervertébral L2-L3</text:p>
          </table:table-cell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Disque intervertébral L3-L4</text:p>
          </table:table-cell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Disque intervertébral L4-L5</text:p>
          </table:table-cell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Disque intervertébral L5-S1</text:p>
          </table:table-cell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Disque intervertébral S5-Co</text:p>
          </table:table-cell>
        </table:table-row>
        <table:table-row table:style-name="ro1">
          <table:table-cell table:style-name="ce1" office:value-type="string" calcext:value-type="string">
            <text:p>anat:cage-thoracique</text:p>
          </table:table-cell>
          <table:table-cell office:value-type="string" calcext:value-type="string">
            <text:p>Cage thoracique</text:p>
          </table:table-cell>
        </table:table-row>
        <table:table-row table:style-name="ro1">
          <table:table-cell table:style-name="ce1" office:value-type="string" calcext:value-type="string">
            <text:p>anat:R-cage-thoracique</text:p>
          </table:table-cell>
          <table:table-cell office:value-type="string" calcext:value-type="string">
            <text:p>Cage thoracique droite</text:p>
          </table:table-cell>
        </table:table-row>
        <table:table-row table:style-name="ro1">
          <table:table-cell table:style-name="ce1" office:value-type="string" calcext:value-type="string">
            <text:p>anat:L-cage-thoracique</text:p>
          </table:table-cell>
          <table:table-cell office:value-type="string" calcext:value-type="string">
            <text:p>Cage thoracique gauche</text:p>
          </table:table-cell>
        </table:table-row>
        <table:table-row table:style-name="ro1">
          <table:table-cell table:style-name="ce1" office:value-type="string" calcext:value-type="string">
            <text:p>anat:cage-thoracique-sup</text:p>
          </table:table-cell>
          <table:table-cell office:value-type="string" calcext:value-type="string">
            <text:p>Cage thoracique supérieure</text:p>
          </table:table-cell>
        </table:table-row>
        <table:table-row table:style-name="ro1">
          <table:table-cell table:style-name="ce1" office:value-type="string" calcext:value-type="string">
            <text:p>anat:R-cage-thoracique-sup</text:p>
          </table:table-cell>
          <table:table-cell office:value-type="string" calcext:value-type="string">
            <text:p>Cage thoracique supérieure droite</text:p>
          </table:table-cell>
        </table:table-row>
        <table:table-row table:style-name="ro1">
          <table:table-cell table:style-name="ce1" office:value-type="string" calcext:value-type="string">
            <text:p>anat:L-cage-thoracique-sup</text:p>
          </table:table-cell>
          <table:table-cell office:value-type="string" calcext:value-type="string">
            <text:p>Cage thoracique supérieure gauche</text:p>
          </table:table-cell>
        </table:table-row>
        <table:table-row table:style-name="ro1">
          <table:table-cell table:style-name="ce1" office:value-type="string" calcext:value-type="string">
            <text:p>anat:cage-thoracique-moy</text:p>
          </table:table-cell>
          <table:table-cell office:value-type="string" calcext:value-type="string">
            <text:p>Cage thoracique moyenne</text:p>
          </table:table-cell>
        </table:table-row>
        <table:table-row table:style-name="ro1">
          <table:table-cell table:style-name="ce1" office:value-type="string" calcext:value-type="string">
            <text:p>anat:R-cage-thoracique-moy</text:p>
          </table:table-cell>
          <table:table-cell office:value-type="string" calcext:value-type="string">
            <text:p>Cage thoracique moyenne droite</text:p>
          </table:table-cell>
        </table:table-row>
        <table:table-row table:style-name="ro1">
          <table:table-cell table:style-name="ce1" office:value-type="string" calcext:value-type="string">
            <text:p>anat:L-cage-thoracique-moy</text:p>
          </table:table-cell>
          <table:table-cell office:value-type="string" calcext:value-type="string">
            <text:p>Cage thoracique moyenne gauche</text:p>
          </table:table-cell>
        </table:table-row>
        <table:table-row table:style-name="ro1">
          <table:table-cell table:style-name="ce1" office:value-type="string" calcext:value-type="string">
            <text:p>anat:cage-thoracique-inf</text:p>
          </table:table-cell>
          <table:table-cell office:value-type="string" calcext:value-type="string">
            <text:p>Cage thoracique inférieure</text:p>
          </table:table-cell>
        </table:table-row>
        <table:table-row table:style-name="ro1">
          <table:table-cell table:style-name="ce1" office:value-type="string" calcext:value-type="string">
            <text:p>anat:R-cage-thoracique-inf</text:p>
          </table:table-cell>
          <table:table-cell office:value-type="string" calcext:value-type="string">
            <text:p>Cage thoracique inférieure droite</text:p>
          </table:table-cell>
        </table:table-row>
        <table:table-row table:style-name="ro1">
          <table:table-cell table:style-name="ce1" office:value-type="string" calcext:value-type="string">
            <text:p>anat:L-cage-thoracique-inf</text:p>
          </table:table-cell>
          <table:table-cell office:value-type="string" calcext:value-type="string">
            <text:p>Cage thoracique inférieure gauche</text:p>
          </table:table-cell>
        </table:table-row>
        <table:table-row table:style-name="ro1">
          <table:table-cell table:style-name="ce1" office:value-type="string" calcext:value-type="string">
            <text:p>anat:sternum</text:p>
          </table:table-cell>
          <table:table-cell office:value-type="string" calcext:value-type="string">
            <text:p>Sternum</text:p>
          </table:table-cell>
        </table:table-row>
        <table:table-row table:style-name="ro1">
          <table:table-cell table:style-name="ce1" office:value-type="string" calcext:value-type="string">
            <text:p>anat:R-cote-1</text:p>
          </table:table-cell>
          <table:table-cell office:value-type="string" calcext:value-type="string">
            <text:p>1ère côte droite</text:p>
          </table:table-cell>
        </table:table-row>
        <table:table-row table:style-name="ro1">
          <table:table-cell table:style-name="ce1" office:value-type="string" calcext:value-type="string">
            <text:p>anat:R-cote-2</text:p>
          </table:table-cell>
          <table:table-cell office:value-type="string" calcext:value-type="string">
            <text:p>2e côte droite</text:p>
          </table:table-cell>
        </table:table-row>
        <table:table-row table:style-name="ro1">
          <table:table-cell table:style-name="ce1" office:value-type="string" calcext:value-type="string">
            <text:p>anat:R-cote-3</text:p>
          </table:table-cell>
          <table:table-cell office:value-type="string" calcext:value-type="string">
            <text:p>3e côte droite</text:p>
          </table:table-cell>
        </table:table-row>
        <table:table-row table:style-name="ro1">
          <table:table-cell table:style-name="ce1" office:value-type="string" calcext:value-type="string">
            <text:p>anat:R-cote-4</text:p>
          </table:table-cell>
          <table:table-cell office:value-type="string" calcext:value-type="string">
            <text:p>4e côte droite</text:p>
          </table:table-cell>
        </table:table-row>
        <table:table-row table:style-name="ro1">
          <table:table-cell table:style-name="ce1" office:value-type="string" calcext:value-type="string">
            <text:p>anat:R-cote-5</text:p>
          </table:table-cell>
          <table:table-cell office:value-type="string" calcext:value-type="string">
            <text:p>5e côte droite</text:p>
          </table:table-cell>
        </table:table-row>
        <table:table-row table:style-name="ro1">
          <table:table-cell table:style-name="ce1" office:value-type="string" calcext:value-type="string">
            <text:p>anat:R-cote-6</text:p>
          </table:table-cell>
          <table:table-cell office:value-type="string" calcext:value-type="string">
            <text:p>6e côte droite</text:p>
          </table:table-cell>
        </table:table-row>
        <table:table-row table:style-name="ro1">
          <table:table-cell table:style-name="ce1" office:value-type="string" calcext:value-type="string">
            <text:p>anat:R-cote-7</text:p>
          </table:table-cell>
          <table:table-cell office:value-type="string" calcext:value-type="string">
            <text:p>7e côte droite</text:p>
          </table:table-cell>
        </table:table-row>
        <table:table-row table:style-name="ro1">
          <table:table-cell table:style-name="ce1" office:value-type="string" calcext:value-type="string">
            <text:p>anat:R-cote-8</text:p>
          </table:table-cell>
          <table:table-cell office:value-type="string" calcext:value-type="string">
            <text:p>8e côte droite</text:p>
          </table:table-cell>
        </table:table-row>
        <table:table-row table:style-name="ro1">
          <table:table-cell table:style-name="ce1" office:value-type="string" calcext:value-type="string">
            <text:p>anat:R-cote-9</text:p>
          </table:table-cell>
          <table:table-cell office:value-type="string" calcext:value-type="string">
            <text:p>9e côte droite</text:p>
          </table:table-cell>
        </table:table-row>
        <table:table-row table:style-name="ro1">
          <table:table-cell table:style-name="ce1" office:value-type="string" calcext:value-type="string">
            <text:p>anat:R-cote-10</text:p>
          </table:table-cell>
          <table:table-cell office:value-type="string" calcext:value-type="string">
            <text:p>10e côte droite</text:p>
          </table:table-cell>
        </table:table-row>
        <table:table-row table:style-name="ro1">
          <table:table-cell table:style-name="ce1" office:value-type="string" calcext:value-type="string">
            <text:p>anat:R-cote-11</text:p>
          </table:table-cell>
          <table:table-cell office:value-type="string" calcext:value-type="string">
            <text:p>11e côte droite</text:p>
          </table:table-cell>
        </table:table-row>
        <table:table-row table:style-name="ro1">
          <table:table-cell table:style-name="ce1" office:value-type="string" calcext:value-type="string">
            <text:p>anat:R-cote-12</text:p>
          </table:table-cell>
          <table:table-cell office:value-type="string" calcext:value-type="string">
            <text:p>12e côte droite</text:p>
          </table:table-cell>
        </table:table-row>
        <table:table-row table:style-name="ro1">
          <table:table-cell table:style-name="ce1" office:value-type="string" calcext:value-type="string">
            <text:p>anat:L-cote-1</text:p>
          </table:table-cell>
          <table:table-cell office:value-type="string" calcext:value-type="string">
            <text:p>1ère côte gauche</text:p>
          </table:table-cell>
        </table:table-row>
        <table:table-row table:style-name="ro1">
          <table:table-cell table:style-name="ce1" office:value-type="string" calcext:value-type="string">
            <text:p>anat:L-cote-2</text:p>
          </table:table-cell>
          <table:table-cell office:value-type="string" calcext:value-type="string">
            <text:p>2e côte gauche</text:p>
          </table:table-cell>
        </table:table-row>
        <table:table-row table:style-name="ro1">
          <table:table-cell table:style-name="ce1" office:value-type="string" calcext:value-type="string">
            <text:p>anat:L-cote-3</text:p>
          </table:table-cell>
          <table:table-cell office:value-type="string" calcext:value-type="string">
            <text:p>3e côte gauche</text:p>
          </table:table-cell>
        </table:table-row>
        <table:table-row table:style-name="ro1">
          <table:table-cell table:style-name="ce1" office:value-type="string" calcext:value-type="string">
            <text:p>anat:L-cote-4</text:p>
          </table:table-cell>
          <table:table-cell office:value-type="string" calcext:value-type="string">
            <text:p>4e côte gauche</text:p>
          </table:table-cell>
        </table:table-row>
        <table:table-row table:style-name="ro1">
          <table:table-cell table:style-name="ce1" office:value-type="string" calcext:value-type="string">
            <text:p>anat:L-cote-5</text:p>
          </table:table-cell>
          <table:table-cell office:value-type="string" calcext:value-type="string">
            <text:p>5e côte gauche</text:p>
          </table:table-cell>
        </table:table-row>
        <table:table-row table:style-name="ro1">
          <table:table-cell table:style-name="ce1" office:value-type="string" calcext:value-type="string">
            <text:p>anat:L-cote-6</text:p>
          </table:table-cell>
          <table:table-cell office:value-type="string" calcext:value-type="string">
            <text:p>6e côte gauche</text:p>
          </table:table-cell>
        </table:table-row>
        <table:table-row table:style-name="ro1">
          <table:table-cell table:style-name="ce1" office:value-type="string" calcext:value-type="string">
            <text:p>anat:L-cote-7</text:p>
          </table:table-cell>
          <table:table-cell office:value-type="string" calcext:value-type="string">
            <text:p>7e côte gauche</text:p>
          </table:table-cell>
        </table:table-row>
        <table:table-row table:style-name="ro1">
          <table:table-cell table:style-name="ce1" office:value-type="string" calcext:value-type="string">
            <text:p>anat:L-cote-8</text:p>
          </table:table-cell>
          <table:table-cell office:value-type="string" calcext:value-type="string">
            <text:p>8e côte gauche</text:p>
          </table:table-cell>
        </table:table-row>
        <table:table-row table:style-name="ro1">
          <table:table-cell table:style-name="ce1" office:value-type="string" calcext:value-type="string">
            <text:p>anat:L-cote-9</text:p>
          </table:table-cell>
          <table:table-cell office:value-type="string" calcext:value-type="string">
            <text:p>9e côte gauche</text:p>
          </table:table-cell>
        </table:table-row>
        <table:table-row table:style-name="ro1">
          <table:table-cell table:style-name="ce1" office:value-type="string" calcext:value-type="string">
            <text:p>anat:L-cote-10</text:p>
          </table:table-cell>
          <table:table-cell office:value-type="string" calcext:value-type="string">
            <text:p>10e côte gauche</text:p>
          </table:table-cell>
        </table:table-row>
        <table:table-row table:style-name="ro1">
          <table:table-cell table:style-name="ce1" office:value-type="string" calcext:value-type="string">
            <text:p>anat:L-cote-11</text:p>
          </table:table-cell>
          <table:table-cell office:value-type="string" calcext:value-type="string">
            <text:p>11e côte gauche</text:p>
          </table:table-cell>
        </table:table-row>
        <table:table-row table:style-name="ro1">
          <table:table-cell table:style-name="ce1" office:value-type="string" calcext:value-type="string">
            <text:p>anat:L-cote-12</text:p>
          </table:table-cell>
          <table:table-cell office:value-type="string" calcext:value-type="string">
            <text:p>12e côte gauche</text:p>
          </table:table-cell>
        </table:table-row>
        <table:table-row table:style-name="ro1">
          <table:table-cell table:style-name="ce1" office:value-type="string" calcext:value-type="string">
            <text:p>anat:R-carti-costal-1</text:p>
          </table:table-cell>
          <table:table-cell office:value-type="string" calcext:value-type="string">
            <text:p>1er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2</text:p>
          </table:table-cell>
          <table:table-cell office:value-type="string" calcext:value-type="string">
            <text:p>2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3</text:p>
          </table:table-cell>
          <table:table-cell office:value-type="string" calcext:value-type="string">
            <text:p>3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4</text:p>
          </table:table-cell>
          <table:table-cell office:value-type="string" calcext:value-type="string">
            <text:p>4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5</text:p>
          </table:table-cell>
          <table:table-cell office:value-type="string" calcext:value-type="string">
            <text:p>5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6</text:p>
          </table:table-cell>
          <table:table-cell office:value-type="string" calcext:value-type="string">
            <text:p>6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7</text:p>
          </table:table-cell>
          <table:table-cell office:value-type="string" calcext:value-type="string">
            <text:p>7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8</text:p>
          </table:table-cell>
          <table:table-cell office:value-type="string" calcext:value-type="string">
            <text:p>8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9</text:p>
          </table:table-cell>
          <table:table-cell office:value-type="string" calcext:value-type="string">
            <text:p>9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10</text:p>
          </table:table-cell>
          <table:table-cell office:value-type="string" calcext:value-type="string">
            <text:p>10e cartilage costal droit</text:p>
          </table:table-cell>
        </table:table-row>
        <table:table-row table:style-name="ro1">
          <table:table-cell table:style-name="ce1" office:value-type="string" calcext:value-type="string">
            <text:p>anat:L-carti-costal-1</text:p>
          </table:table-cell>
          <table:table-cell office:value-type="string" calcext:value-type="string">
            <text:p>1er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2</text:p>
          </table:table-cell>
          <table:table-cell office:value-type="string" calcext:value-type="string">
            <text:p>2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3</text:p>
          </table:table-cell>
          <table:table-cell office:value-type="string" calcext:value-type="string">
            <text:p>3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4</text:p>
          </table:table-cell>
          <table:table-cell office:value-type="string" calcext:value-type="string">
            <text:p>4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5</text:p>
          </table:table-cell>
          <table:table-cell office:value-type="string" calcext:value-type="string">
            <text:p>5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6</text:p>
          </table:table-cell>
          <table:table-cell office:value-type="string" calcext:value-type="string">
            <text:p>6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7</text:p>
          </table:table-cell>
          <table:table-cell office:value-type="string" calcext:value-type="string">
            <text:p>7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8</text:p>
          </table:table-cell>
          <table:table-cell office:value-type="string" calcext:value-type="string">
            <text:p>8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9</text:p>
          </table:table-cell>
          <table:table-cell office:value-type="string" calcext:value-type="string">
            <text:p>9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10</text:p>
          </table:table-cell>
          <table:table-cell office:value-type="string" calcext:value-type="string">
            <text:p>10e cartilage costal gauche</text:p>
          </table:table-cell>
        </table:table-row>
        <table:table-row table:style-name="ro1">
          <table:table-cell table:style-name="ce1" office:value-type="string" calcext:value-type="string">
            <text:p>anat:pelvis-osseux</text:p>
          </table:table-cell>
          <table:table-cell office:value-type="string" calcext:value-type="string">
            <text:p>pelvis osseux</text:p>
          </table:table-cell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Sacrum</text:p>
          </table:table-cell>
        </table:table-row>
        <table:table-row table:style-name="ro1">
          <table:table-cell office:value-type="string" calcext:value-type="string">
            <text:p>anat:v-S1</text:p>
          </table:table-cell>
          <table:table-cell office:value-type="string" calcext:value-type="string">
            <text:p>1ere vertèbre sacrée</text:p>
          </table:table-cell>
        </table:table-row>
        <table:table-row table:style-name="ro1">
          <table:table-cell office:value-type="string" calcext:value-type="string">
            <text:p>anat:v-S2</text:p>
          </table:table-cell>
          <table:table-cell office:value-type="string" calcext:value-type="string">
            <text:p>2e vertèbre sacrée</text:p>
          </table:table-cell>
        </table:table-row>
        <table:table-row table:style-name="ro1">
          <table:table-cell office:value-type="string" calcext:value-type="string">
            <text:p>anat:v-S3</text:p>
          </table:table-cell>
          <table:table-cell office:value-type="string" calcext:value-type="string">
            <text:p>3e vertèbre sacrée</text:p>
          </table:table-cell>
        </table:table-row>
        <table:table-row table:style-name="ro1">
          <table:table-cell office:value-type="string" calcext:value-type="string">
            <text:p>anat:v-S4</text:p>
          </table:table-cell>
          <table:table-cell office:value-type="string" calcext:value-type="string">
            <text:p>4e vertèbre sacrée</text:p>
          </table:table-cell>
        </table:table-row>
        <table:table-row table:style-name="ro1">
          <table:table-cell office:value-type="string" calcext:value-type="string">
            <text:p>anat:v-S5</text:p>
          </table:table-cell>
          <table:table-cell office:value-type="string" calcext:value-type="string">
            <text:p>5e vertèbre sacrée</text:p>
          </table:table-cell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Coccyx</text:p>
          </table:table-cell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Disque interpubien</text:p>
          </table:table-cell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Os coxal (iliaque) droit</text:p>
          </table:table-cell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Fémur droit</text:p>
          </table:table-cell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Patella (anc. rotule) droite</text:p>
          </table:table-cell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Tibia droit</text:p>
          </table:table-cell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Fibula (anc. péroné) droite</text:p>
          </table:table-cell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Talus (anc. astragale) droit</text:p>
          </table:table-cell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Calcanéus (anc. <text:s/>calcanéum) droit</text:p>
          </table:table-cell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Os naviculaire (anc. scaphoïde tarsien) droit</text:p>
          </table:table-cell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Os cuboïde droit</text:p>
          </table:table-cell>
        </table:table-row>
        <table:table-row table:style-name="ro1">
          <table:table-cell office:value-type="string" calcext:value-type="string">
            <text:p>anat:R-cune-I</text:p>
          </table:table-cell>
          <table:table-cell office:value-type="string" calcext:value-type="string">
            <text:p>1er os cunéiforme droit</text:p>
          </table:table-cell>
        </table:table-row>
        <table:table-row table:style-name="ro1">
          <table:table-cell office:value-type="string" calcext:value-type="string">
            <text:p>anat:R-cune-II</text:p>
          </table:table-cell>
          <table:table-cell office:value-type="string" calcext:value-type="string">
            <text:p>2e os cunéiforme droit</text:p>
          </table:table-cell>
        </table:table-row>
        <table:table-row table:style-name="ro1">
          <table:table-cell office:value-type="string" calcext:value-type="string">
            <text:p>anat:R-cune-III</text:p>
          </table:table-cell>
          <table:table-cell office:value-type="string" calcext:value-type="string">
            <text:p>3e os cunéiforme droit</text:p>
          </table:table-cell>
        </table:table-row>
        <table:table-row table:style-name="ro1">
          <table:table-cell office:value-type="string" calcext:value-type="string">
            <text:p>anat:R-metaT-I</text:p>
          </table:table-cell>
          <table:table-cell office:value-type="string" calcext:value-type="string">
            <text:p>1er os métatarse droit</text:p>
          </table:table-cell>
        </table:table-row>
        <table:table-row table:style-name="ro1">
          <table:table-cell office:value-type="string" calcext:value-type="string">
            <text:p>anat:R-metaT-II</text:p>
          </table:table-cell>
          <table:table-cell office:value-type="string" calcext:value-type="string">
            <text:p>2e os métatarse droit</text:p>
          </table:table-cell>
        </table:table-row>
        <table:table-row table:style-name="ro1">
          <table:table-cell office:value-type="string" calcext:value-type="string">
            <text:p>anat:R-metaT-III</text:p>
          </table:table-cell>
          <table:table-cell office:value-type="string" calcext:value-type="string">
            <text:p>3e os métatarse droit</text:p>
          </table:table-cell>
        </table:table-row>
        <table:table-row table:style-name="ro1">
          <table:table-cell office:value-type="string" calcext:value-type="string">
            <text:p>anat:R-metaT-IV</text:p>
          </table:table-cell>
          <table:table-cell office:value-type="string" calcext:value-type="string">
            <text:p>4e os métatarse droit</text:p>
          </table:table-cell>
        </table:table-row>
        <table:table-row table:style-name="ro1">
          <table:table-cell office:value-type="string" calcext:value-type="string">
            <text:p>anat:R-metaT-V</text:p>
          </table:table-cell>
          <table:table-cell office:value-type="string" calcext:value-type="string">
            <text:p>5e os métatarse droit</text:p>
          </table:table-cell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Os sésamoïde latéral de l’hallux droit</text:p>
          </table:table-cell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Os sésamoïde médial de l’hallux droit</text:p>
          </table:table-cell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Phalange proximale de l’hallux droit</text:p>
          </table:table-cell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Phalange distale de l’hallux droit</text:p>
          </table:table-cell>
        </table:table-row>
        <table:table-row table:style-name="ro1">
          <table:table-cell office:value-type="string" calcext:value-type="string">
            <text:p>anat:R-pied-phal-proxi-II</text:p>
          </table:table-cell>
          <table:table-cell office:value-type="string" calcext:value-type="string">
            <text:p>Phalange proximale du 2e orteil droit</text:p>
          </table:table-cell>
        </table:table-row>
        <table:table-row table:style-name="ro1">
          <table:table-cell office:value-type="string" calcext:value-type="string">
            <text:p>anat:R-pied-phal-moy-II</text:p>
          </table:table-cell>
          <table:table-cell office:value-type="string" calcext:value-type="string">
            <text:p>Phalange moyenne du 2e orteil droit</text:p>
          </table:table-cell>
        </table:table-row>
        <table:table-row table:style-name="ro1">
          <table:table-cell office:value-type="string" calcext:value-type="string">
            <text:p>anat:R-pied-phal-dist-II</text:p>
          </table:table-cell>
          <table:table-cell office:value-type="string" calcext:value-type="string">
            <text:p>Phalange distale du 2e orteil droit</text:p>
          </table:table-cell>
        </table:table-row>
        <table:table-row table:style-name="ro1">
          <table:table-cell office:value-type="string" calcext:value-type="string">
            <text:p>anat:R-pied-phal-proxi-III</text:p>
          </table:table-cell>
          <table:table-cell office:value-type="string" calcext:value-type="string">
            <text:p>Phalange proximale du 3e orteil droit</text:p>
          </table:table-cell>
        </table:table-row>
        <table:table-row table:style-name="ro1">
          <table:table-cell office:value-type="string" calcext:value-type="string">
            <text:p>anat:R-pied-phal-moy-III</text:p>
          </table:table-cell>
          <table:table-cell office:value-type="string" calcext:value-type="string">
            <text:p>Phalange moyenne du 3e orteil droit</text:p>
          </table:table-cell>
        </table:table-row>
        <table:table-row table:style-name="ro1">
          <table:table-cell office:value-type="string" calcext:value-type="string">
            <text:p>anat:R-pied-phal-dist-III</text:p>
          </table:table-cell>
          <table:table-cell office:value-type="string" calcext:value-type="string">
            <text:p>Phalange distale du 3e orteil droit</text:p>
          </table:table-cell>
        </table:table-row>
        <table:table-row table:style-name="ro1">
          <table:table-cell office:value-type="string" calcext:value-type="string">
            <text:p>anat:R-pied-phal-proxi-IV</text:p>
          </table:table-cell>
          <table:table-cell office:value-type="string" calcext:value-type="string">
            <text:p>Phalange proximale du 4e orteil droit</text:p>
          </table:table-cell>
        </table:table-row>
        <table:table-row table:style-name="ro1">
          <table:table-cell office:value-type="string" calcext:value-type="string">
            <text:p>anat:R-pied-phal-moy-IV</text:p>
          </table:table-cell>
          <table:table-cell office:value-type="string" calcext:value-type="string">
            <text:p>Phalange moyenne du 4e orteil droit</text:p>
          </table:table-cell>
        </table:table-row>
        <table:table-row table:style-name="ro1">
          <table:table-cell office:value-type="string" calcext:value-type="string">
            <text:p>anat:R-pied-phal-dist-IV</text:p>
          </table:table-cell>
          <table:table-cell office:value-type="string" calcext:value-type="string">
            <text:p>Phalange distale du 4e orteil droit</text:p>
          </table:table-cell>
        </table:table-row>
        <table:table-row table:style-name="ro1">
          <table:table-cell office:value-type="string" calcext:value-type="string">
            <text:p>anat:R-pied-phal-proxi-V</text:p>
          </table:table-cell>
          <table:table-cell office:value-type="string" calcext:value-type="string">
            <text:p>Phalange proximale du 5e orteil droit</text:p>
          </table:table-cell>
        </table:table-row>
        <table:table-row table:style-name="ro1">
          <table:table-cell office:value-type="string" calcext:value-type="string">
            <text:p>anat:R-pied-phal-moy-V</text:p>
          </table:table-cell>
          <table:table-cell office:value-type="string" calcext:value-type="string">
            <text:p>Phalange moyenne du 5e orteil droit</text:p>
          </table:table-cell>
        </table:table-row>
        <table:table-row table:style-name="ro1">
          <table:table-cell office:value-type="string" calcext:value-type="string">
            <text:p>anat:R-pied-phal-dist-V</text:p>
          </table:table-cell>
          <table:table-cell office:value-type="string" calcext:value-type="string">
            <text:p>Phalange distale du 5e orteil droit</text:p>
          </table:table-cell>
        </table:table-row>
        <table:table-row table:style-name="ro1">
          <table:table-cell table:style-name="ce1" office:value-type="string" calcext:value-type="string">
            <text:p>anat:R-os-tarse</text:p>
          </table:table-cell>
          <table:table-cell office:value-type="string" calcext:value-type="string">
            <text:p>Os du tarse droit</text:p>
          </table:table-cell>
        </table:table-row>
        <table:table-row table:style-name="ro1">
          <table:table-cell table:style-name="ce1" office:value-type="string" calcext:value-type="string">
            <text:p>anat:R-tarse-post</text:p>
          </table:table-cell>
          <table:table-cell office:value-type="string" calcext:value-type="string">
            <text:p>Os du tarse postérieur droit</text:p>
          </table:table-cell>
        </table:table-row>
        <table:table-row table:style-name="ro1">
          <table:table-cell table:style-name="ce1" office:value-type="string" calcext:value-type="string">
            <text:p>anat:R-tarse-ant</text:p>
          </table:table-cell>
          <table:table-cell office:value-type="string" calcext:value-type="string">
            <text:p>Os du tarse antérieur droit</text:p>
          </table:table-cell>
        </table:table-row>
        <table:table-row table:style-name="ro1">
          <table:table-cell table:style-name="ce1" office:value-type="string" calcext:value-type="string">
            <text:p>anat:R-meta-tarse</text:p>
          </table:table-cell>
          <table:table-cell office:value-type="string" calcext:value-type="string">
            <text:p>Os métatarses droits</text:p>
          </table:table-cell>
        </table:table-row>
        <table:table-row table:style-name="ro1">
          <table:table-cell table:style-name="ce1" office:value-type="string" calcext:value-type="string">
            <text:p>anat:R-pied-os-sesamoides</text:p>
          </table:table-cell>
          <table:table-cell office:value-type="string" calcext:value-type="string">
            <text:p>Os sésamoïdes de l’hallux droit</text:p>
          </table:table-cell>
        </table:table-row>
        <table:table-row table:style-name="ro1">
          <table:table-cell table:style-name="ce1" office:value-type="string" calcext:value-type="string">
            <text:p>anat:R-pied-phalanges</text:p>
          </table:table-cell>
          <table:table-cell office:value-type="string" calcext:value-type="string">
            <text:p>Os des phalanges des orteils droits</text:p>
          </table:table-cell>
        </table:table-row>
        <table:table-row table:style-name="ro1">
          <table:table-cell table:style-name="ce1" office:value-type="string" calcext:value-type="string">
            <text:p>anat:R-pied-phalanges-I</text:p>
          </table:table-cell>
          <table:table-cell office:value-type="string" calcext:value-type="string">
            <text:p>Os des phalanges de l’hallux droit</text:p>
          </table:table-cell>
        </table:table-row>
        <table:table-row table:style-name="ro1">
          <table:table-cell table:style-name="ce1" office:value-type="string" calcext:value-type="string">
            <text:p>anat:R-pied-phalanges-II</text:p>
          </table:table-cell>
          <table:table-cell office:value-type="string" calcext:value-type="string">
            <text:p>Os des phalanges du 2e orteil droit</text:p>
          </table:table-cell>
        </table:table-row>
        <table:table-row table:style-name="ro1">
          <table:table-cell table:style-name="ce1" office:value-type="string" calcext:value-type="string">
            <text:p>anat:R-pied-phalanges-III</text:p>
          </table:table-cell>
          <table:table-cell office:value-type="string" calcext:value-type="string">
            <text:p>Os des phalanges du 3e orteil droit</text:p>
          </table:table-cell>
        </table:table-row>
        <table:table-row table:style-name="ro1">
          <table:table-cell table:style-name="ce1" office:value-type="string" calcext:value-type="string">
            <text:p>anat:R-pied-phalanges-IV</text:p>
          </table:table-cell>
          <table:table-cell office:value-type="string" calcext:value-type="string">
            <text:p>Os des phalanges du 4e orteil droit</text:p>
          </table:table-cell>
        </table:table-row>
        <table:table-row table:style-name="ro1">
          <table:table-cell table:style-name="ce1" office:value-type="string" calcext:value-type="string">
            <text:p>anat:R-pied-phalanges-V</text:p>
          </table:table-cell>
          <table:table-cell office:value-type="string" calcext:value-type="string">
            <text:p>Os des phalanges du 5e orteil droit</text:p>
          </table:table-cell>
        </table:table-row>
        <table:table-row table:style-name="ro1">
          <table:table-cell table:style-name="ce1" office:value-type="string" calcext:value-type="string">
            <text:p>anat:R-os-arche-int</text:p>
          </table:table-cell>
          <table:table-cell office:value-type="string" calcext:value-type="string">
            <text:p>Os de l’arche interne du pied droit</text:p>
          </table:table-cell>
        </table:table-row>
        <table:table-row table:style-name="ro1">
          <table:table-cell table:style-name="ce1" office:value-type="string" calcext:value-type="string">
            <text:p>anat:R-os-arche-ext</text:p>
          </table:table-cell>
          <table:table-cell office:value-type="string" calcext:value-type="string">
            <text:p>Os de l’arche externe du pied droit</text:p>
          </table:table-cell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Labrum acétabulaire droit</text:p>
          </table:table-cell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Ménisque médial du tibia droit</text:p>
          </table:table-cell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Ménisque latéral du tibial droit</text:p>
          </table:table-cell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Os coxal (iliaque) gauche</text:p>
          </table:table-cell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Fémur gauche</text:p>
          </table:table-cell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Patella (anc. rotule) gauche</text:p>
          </table:table-cell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Tibia gauche</text:p>
          </table:table-cell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Fibula (anc. péroné) gauche</text:p>
          </table:table-cell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Talus (anc. astragale) gauche</text:p>
          </table:table-cell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Calcanéus (anc. <text:s/>calcanéum) gauche</text:p>
          </table:table-cell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Os naviculaire (anc. scaphoïde tarsien) gauche</text:p>
          </table:table-cell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Os cuboïde gauche</text:p>
          </table:table-cell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1er os cunéiforme gauche</text:p>
          </table:table-cell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2e os cunéiforme gauche</text:p>
          </table:table-cell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3e os cunéiforme gauche</text:p>
          </table:table-cell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1er os métatarse gauche</text:p>
          </table:table-cell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2e os métatarse gauche</text:p>
          </table:table-cell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3e os métatarse gauche</text:p>
          </table:table-cell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4e os métatarse gauche</text:p>
          </table:table-cell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5e os métatarse gauche</text:p>
          </table:table-cell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Os sésamoïde latéral de l’hallux gauche</text:p>
          </table:table-cell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Os sésamoïde médial de l’hallux gauche</text:p>
          </table:table-cell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Phalange proximale de l’hallux gauche</text:p>
          </table:table-cell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Phalange distale de l’hallux gauche</text:p>
          </table:table-cell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Phalange proximale du 2e orteil gauche</text:p>
          </table:table-cell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Phalange moyenne du 2e orteil gauche</text:p>
          </table:table-cell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Phalange distale du 2e orteil gauche</text:p>
          </table:table-cell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Phalange proximale du 3e orteil gauche</text:p>
          </table:table-cell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Phalange moyenne du 3e orteil gauche</text:p>
          </table:table-cell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Phalange distale du 3e orteil gauche</text:p>
          </table:table-cell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Phalange proximale du 4e orteil gauche</text:p>
          </table:table-cell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Phalange moyenne du 4e orteil gauche</text:p>
          </table:table-cell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Phalange distale du 4e orteil gauche</text:p>
          </table:table-cell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Phalange proximale du 5e orteil gauche</text:p>
          </table:table-cell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Phalange moyenne du 5e orteil gauche</text:p>
          </table:table-cell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Phalange distale du 5e orteil gauche</text:p>
          </table:table-cell>
        </table:table-row>
        <table:table-row table:style-name="ro1">
          <table:table-cell table:style-name="ce1" office:value-type="string" calcext:value-type="string">
            <text:p>anat:L-os-tarse</text:p>
          </table:table-cell>
          <table:table-cell office:value-type="string" calcext:value-type="string">
            <text:p>Os du tarse gauche</text:p>
          </table:table-cell>
        </table:table-row>
        <table:table-row table:style-name="ro1">
          <table:table-cell table:style-name="ce1" office:value-type="string" calcext:value-type="string">
            <text:p>anat:L-tarse-post</text:p>
          </table:table-cell>
          <table:table-cell office:value-type="string" calcext:value-type="string">
            <text:p>Os du tarse postérieur gauche</text:p>
          </table:table-cell>
        </table:table-row>
        <table:table-row table:style-name="ro1">
          <table:table-cell table:style-name="ce1" office:value-type="string" calcext:value-type="string">
            <text:p>anat:L-tarse-ant</text:p>
          </table:table-cell>
          <table:table-cell office:value-type="string" calcext:value-type="string">
            <text:p>Os du tarse antérieur gauche</text:p>
          </table:table-cell>
        </table:table-row>
        <table:table-row table:style-name="ro1">
          <table:table-cell table:style-name="ce1" office:value-type="string" calcext:value-type="string">
            <text:p>anat:L-meta-tarse</text:p>
          </table:table-cell>
          <table:table-cell office:value-type="string" calcext:value-type="string">
            <text:p>Os métatarses gauches</text:p>
          </table:table-cell>
        </table:table-row>
        <table:table-row table:style-name="ro1">
          <table:table-cell table:style-name="ce1" office:value-type="string" calcext:value-type="string">
            <text:p>anat:L-pied-os-sesamoides</text:p>
          </table:table-cell>
          <table:table-cell office:value-type="string" calcext:value-type="string">
            <text:p>Os sésamoïdes de l’hallux gauche</text:p>
          </table:table-cell>
        </table:table-row>
        <table:table-row table:style-name="ro1">
          <table:table-cell table:style-name="ce1" office:value-type="string" calcext:value-type="string">
            <text:p>anat:L-pied-phalanges</text:p>
          </table:table-cell>
          <table:table-cell office:value-type="string" calcext:value-type="string">
            <text:p>Os des phalanges des orteils gauches</text:p>
          </table:table-cell>
        </table:table-row>
        <table:table-row table:style-name="ro1">
          <table:table-cell table:style-name="ce1" office:value-type="string" calcext:value-type="string">
            <text:p>anat:L-pied-phalanges-I</text:p>
          </table:table-cell>
          <table:table-cell office:value-type="string" calcext:value-type="string">
            <text:p>Os des phalanges de l’hallux gauche</text:p>
          </table:table-cell>
        </table:table-row>
        <table:table-row table:style-name="ro1">
          <table:table-cell table:style-name="ce1" office:value-type="string" calcext:value-type="string">
            <text:p>anat:L-pied-phalanges-II</text:p>
          </table:table-cell>
          <table:table-cell office:value-type="string" calcext:value-type="string">
            <text:p>Os des phalanges du 2e orteil gauche</text:p>
          </table:table-cell>
        </table:table-row>
        <table:table-row table:style-name="ro1">
          <table:table-cell table:style-name="ce1" office:value-type="string" calcext:value-type="string">
            <text:p>anat:L-pied-phalanges-III</text:p>
          </table:table-cell>
          <table:table-cell office:value-type="string" calcext:value-type="string">
            <text:p>Os des phalanges du 3e orteil gauche</text:p>
          </table:table-cell>
        </table:table-row>
        <table:table-row table:style-name="ro1">
          <table:table-cell table:style-name="ce1" office:value-type="string" calcext:value-type="string">
            <text:p>anat:L-pied-phalanges-IV</text:p>
          </table:table-cell>
          <table:table-cell office:value-type="string" calcext:value-type="string">
            <text:p>Os des phalanges du 4e orteil gauche</text:p>
          </table:table-cell>
        </table:table-row>
        <table:table-row table:style-name="ro1">
          <table:table-cell table:style-name="ce1" office:value-type="string" calcext:value-type="string">
            <text:p>anat:L-pied-phalanges-V</text:p>
          </table:table-cell>
          <table:table-cell office:value-type="string" calcext:value-type="string">
            <text:p>Os des phalanges du 5e orteil gauche</text:p>
          </table:table-cell>
        </table:table-row>
        <table:table-row table:style-name="ro1">
          <table:table-cell table:style-name="ce1" office:value-type="string" calcext:value-type="string">
            <text:p>anat:L-os-arche-int</text:p>
          </table:table-cell>
          <table:table-cell office:value-type="string" calcext:value-type="string">
            <text:p>Os de l’arche interne du pied gauche</text:p>
          </table:table-cell>
        </table:table-row>
        <table:table-row table:style-name="ro1">
          <table:table-cell table:style-name="ce1" office:value-type="string" calcext:value-type="string">
            <text:p>anat:L-os-arche-ext</text:p>
          </table:table-cell>
          <table:table-cell office:value-type="string" calcext:value-type="string">
            <text:p>Os de l’arche externe du pied gauche</text:p>
          </table:table-cell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Labrum acétabulaire gauche</text:p>
          </table:table-cell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Ménisque médial du tibial gauche</text:p>
          </table:table-cell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Ménisque latéral du tibial gauche</text:p>
          </table:table-cell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Clavicule droite</text:p>
          </table:table-cell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Scapula droite</text:p>
          </table:table-cell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Humérus droit</text:p>
          </table:table-cell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adius droit</text:p>
          </table:table-cell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Ulna droite</text:p>
          </table:table-cell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Os scaphoïde (anc. os naviculaire carpien) droit</text:p>
          </table:table-cell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Os lunatum (anc. os semi-lunaire) droit</text:p>
          </table:table-cell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Os triquetrum (anc. os pyramidal) droit</text:p>
          </table:table-cell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Os pisiforme droit</text:p>
          </table:table-cell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Os hamatum (anc. os crochu) droit</text:p>
          </table:table-cell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Os capitatum (anc. grand os de la main) droit</text:p>
          </table:table-cell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Os trapézoïde droit</text:p>
          </table:table-cell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Os trapèze droit</text:p>
          </table:table-cell>
        </table:table-row>
        <table:table-row table:style-name="ro1">
          <table:table-cell office:value-type="string" calcext:value-type="string">
            <text:p>anat:R-metaC-I</text:p>
          </table:table-cell>
          <table:table-cell office:value-type="string" calcext:value-type="string">
            <text:p>1er os métacarpe droit</text:p>
          </table:table-cell>
        </table:table-row>
        <table:table-row table:style-name="ro1">
          <table:table-cell office:value-type="string" calcext:value-type="string">
            <text:p>anat:R-metaC-II</text:p>
          </table:table-cell>
          <table:table-cell office:value-type="string" calcext:value-type="string">
            <text:p>2e os métacarpe droit</text:p>
          </table:table-cell>
        </table:table-row>
        <table:table-row table:style-name="ro1">
          <table:table-cell office:value-type="string" calcext:value-type="string">
            <text:p>anat:R-metaC-III</text:p>
          </table:table-cell>
          <table:table-cell office:value-type="string" calcext:value-type="string">
            <text:p>3e os métacarpe droit</text:p>
          </table:table-cell>
        </table:table-row>
        <table:table-row table:style-name="ro1">
          <table:table-cell office:value-type="string" calcext:value-type="string">
            <text:p>anat:R-metaC-IV</text:p>
          </table:table-cell>
          <table:table-cell office:value-type="string" calcext:value-type="string">
            <text:p>4e os métacarpe droit</text:p>
          </table:table-cell>
        </table:table-row>
        <table:table-row table:style-name="ro1">
          <table:table-cell office:value-type="string" calcext:value-type="string">
            <text:p>anat:R-metaC-V</text:p>
          </table:table-cell>
          <table:table-cell office:value-type="string" calcext:value-type="string">
            <text:p>5e os métacarpe droit</text:p>
          </table:table-cell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Os sésamoïde latéral du pouce droit</text:p>
          </table:table-cell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Os sésamoïde médial du pouce droit</text:p>
          </table:table-cell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Phalange proximale du pouce droit</text:p>
          </table:table-cell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Phalange distale du pouce droit</text:p>
          </table:table-cell>
        </table:table-row>
        <table:table-row table:style-name="ro1">
          <table:table-cell office:value-type="string" calcext:value-type="string">
            <text:p>anat:R-main-phal-proxi-II</text:p>
          </table:table-cell>
          <table:table-cell office:value-type="string" calcext:value-type="string">
            <text:p>Phalange proximale du 2e doigt droit</text:p>
          </table:table-cell>
        </table:table-row>
        <table:table-row table:style-name="ro1">
          <table:table-cell office:value-type="string" calcext:value-type="string">
            <text:p>anat:R-main-phal-moy-II</text:p>
          </table:table-cell>
          <table:table-cell office:value-type="string" calcext:value-type="string">
            <text:p>Phalange moyenne du 2e doigt droit</text:p>
          </table:table-cell>
        </table:table-row>
        <table:table-row table:style-name="ro1">
          <table:table-cell office:value-type="string" calcext:value-type="string">
            <text:p>anat:R-main-phal-dist-II</text:p>
          </table:table-cell>
          <table:table-cell office:value-type="string" calcext:value-type="string">
            <text:p>Phalange distale du 2e doigt droit</text:p>
          </table:table-cell>
        </table:table-row>
        <table:table-row table:style-name="ro1">
          <table:table-cell office:value-type="string" calcext:value-type="string">
            <text:p>anat:R-main-phal-proxi-III</text:p>
          </table:table-cell>
          <table:table-cell office:value-type="string" calcext:value-type="string">
            <text:p>Phalange proximale du 3e doigt droit</text:p>
          </table:table-cell>
        </table:table-row>
        <table:table-row table:style-name="ro1">
          <table:table-cell office:value-type="string" calcext:value-type="string">
            <text:p>anat:R-main-phal-moy-III</text:p>
          </table:table-cell>
          <table:table-cell office:value-type="string" calcext:value-type="string">
            <text:p>Phalange moyenne du 3e doigt droit</text:p>
          </table:table-cell>
        </table:table-row>
        <table:table-row table:style-name="ro1">
          <table:table-cell office:value-type="string" calcext:value-type="string">
            <text:p>anat:R-main-phal-dist-III</text:p>
          </table:table-cell>
          <table:table-cell office:value-type="string" calcext:value-type="string">
            <text:p>Phalange distale du 3e doigt droit</text:p>
          </table:table-cell>
        </table:table-row>
        <table:table-row table:style-name="ro1">
          <table:table-cell office:value-type="string" calcext:value-type="string">
            <text:p>anat:R-main-phal-proxi-IV</text:p>
          </table:table-cell>
          <table:table-cell office:value-type="string" calcext:value-type="string">
            <text:p>Phalange proximale du 4e doigt droit</text:p>
          </table:table-cell>
        </table:table-row>
        <table:table-row table:style-name="ro1">
          <table:table-cell office:value-type="string" calcext:value-type="string">
            <text:p>anat:R-main-phal-moy-IV</text:p>
          </table:table-cell>
          <table:table-cell office:value-type="string" calcext:value-type="string">
            <text:p>Phalange moyenne du 4e doigt droit</text:p>
          </table:table-cell>
        </table:table-row>
        <table:table-row table:style-name="ro1">
          <table:table-cell office:value-type="string" calcext:value-type="string">
            <text:p>anat:R-main-phal-dist-IV</text:p>
          </table:table-cell>
          <table:table-cell office:value-type="string" calcext:value-type="string">
            <text:p>Phalange distale du 4e doigt droit</text:p>
          </table:table-cell>
        </table:table-row>
        <table:table-row table:style-name="ro1">
          <table:table-cell office:value-type="string" calcext:value-type="string">
            <text:p>anat:R-main-phal-proxi-V</text:p>
          </table:table-cell>
          <table:table-cell office:value-type="string" calcext:value-type="string">
            <text:p>Phalange proximale du 5e doigt droit</text:p>
          </table:table-cell>
        </table:table-row>
        <table:table-row table:style-name="ro1">
          <table:table-cell office:value-type="string" calcext:value-type="string">
            <text:p>anat:R-main-phal-moy-V</text:p>
          </table:table-cell>
          <table:table-cell office:value-type="string" calcext:value-type="string">
            <text:p>Phalange moyenne du 5e doigt droit</text:p>
          </table:table-cell>
        </table:table-row>
        <table:table-row table:style-name="ro1">
          <table:table-cell office:value-type="string" calcext:value-type="string">
            <text:p>anat:R-main-phal-dist-V</text:p>
          </table:table-cell>
          <table:table-cell office:value-type="string" calcext:value-type="string">
            <text:p>Phalange distale du 5e doigt droit</text:p>
          </table:table-cell>
        </table:table-row>
        <table:table-row table:style-name="ro1">
          <table:table-cell table:style-name="ce1" office:value-type="string" calcext:value-type="string">
            <text:p>anat:R-os-carpe</text:p>
          </table:table-cell>
          <table:table-cell office:value-type="string" calcext:value-type="string">
            <text:p>Os du carpe droit</text:p>
          </table:table-cell>
        </table:table-row>
        <table:table-row table:style-name="ro1">
          <table:table-cell table:style-name="ce1" office:value-type="string" calcext:value-type="string">
            <text:p>anat:R-os-carpe-comparti-med</text:p>
          </table:table-cell>
          <table:table-cell office:value-type="string" calcext:value-type="string">
            <text:p>Os du compartiment médial du carpe droit</text:p>
          </table:table-cell>
        </table:table-row>
        <table:table-row table:style-name="ro1">
          <table:table-cell table:style-name="ce1" office:value-type="string" calcext:value-type="string">
            <text:p>anat:R-os-carpe-comparti-lat</text:p>
          </table:table-cell>
          <table:table-cell office:value-type="string" calcext:value-type="string">
            <text:p>Os du compartiment latéral du carpe droit</text:p>
          </table:table-cell>
        </table:table-row>
        <table:table-row table:style-name="ro1">
          <table:table-cell table:style-name="ce1" office:value-type="string" calcext:value-type="string">
            <text:p>anat:R-1e-rangee-carpe</text:p>
          </table:table-cell>
          <table:table-cell office:value-type="string" calcext:value-type="string">
            <text:p>Os de la 1ere rangée du carpe droit</text:p>
          </table:table-cell>
        </table:table-row>
        <table:table-row table:style-name="ro1">
          <table:table-cell table:style-name="ce1" office:value-type="string" calcext:value-type="string">
            <text:p>anat:R-2e-rangee-carpe</text:p>
          </table:table-cell>
          <table:table-cell office:value-type="string" calcext:value-type="string">
            <text:p>Os de la 2e rangée du carpe droit</text:p>
          </table:table-cell>
        </table:table-row>
        <table:table-row table:style-name="ro1">
          <table:table-cell table:style-name="ce1" office:value-type="string" calcext:value-type="string">
            <text:p>anat:R-meta-carpe</text:p>
          </table:table-cell>
          <table:table-cell office:value-type="string" calcext:value-type="string">
            <text:p>Os métacarpes droits</text:p>
          </table:table-cell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Os sésamoïdes du pouce droit</text:p>
          </table:table-cell>
        </table:table-row>
        <table:table-row table:style-name="ro1">
          <table:table-cell table:style-name="ce1" office:value-type="string" calcext:value-type="string">
            <text:p>anat:R-main-phalanges</text:p>
          </table:table-cell>
          <table:table-cell office:value-type="string" calcext:value-type="string">
            <text:p>Os des phalanges des doigts droits</text:p>
          </table:table-cell>
        </table:table-row>
        <table:table-row table:style-name="ro1">
          <table:table-cell table:style-name="ce1" office:value-type="string" calcext:value-type="string">
            <text:p>anat:R-main-phalanges-I</text:p>
          </table:table-cell>
          <table:table-cell office:value-type="string" calcext:value-type="string">
            <text:p>Os des phalanges du pouce droit</text:p>
          </table:table-cell>
        </table:table-row>
        <table:table-row table:style-name="ro1">
          <table:table-cell table:style-name="ce1" office:value-type="string" calcext:value-type="string">
            <text:p>anat:R-main-phalanges-II</text:p>
          </table:table-cell>
          <table:table-cell office:value-type="string" calcext:value-type="string">
            <text:p>Os des phalanges du 2e doigt droit</text:p>
          </table:table-cell>
        </table:table-row>
        <table:table-row table:style-name="ro1">
          <table:table-cell table:style-name="ce1" office:value-type="string" calcext:value-type="string">
            <text:p>anat:R-main-phalanges-III</text:p>
          </table:table-cell>
          <table:table-cell office:value-type="string" calcext:value-type="string">
            <text:p>Os des phalanges du 3e doigt droit</text:p>
          </table:table-cell>
        </table:table-row>
        <table:table-row table:style-name="ro1">
          <table:table-cell table:style-name="ce1" office:value-type="string" calcext:value-type="string">
            <text:p>anat:R-main-phalanges-IV</text:p>
          </table:table-cell>
          <table:table-cell office:value-type="string" calcext:value-type="string">
            <text:p>Os des phalanges du 4e doigt droit</text:p>
          </table:table-cell>
        </table:table-row>
        <table:table-row table:style-name="ro1">
          <table:table-cell table:style-name="ce1" office:value-type="string" calcext:value-type="string">
            <text:p>anat:R-main-phalanges-V</text:p>
          </table:table-cell>
          <table:table-cell office:value-type="string" calcext:value-type="string">
            <text:p>Os des phalanges du 5e doigt droit</text:p>
          </table:table-cell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Clavicule gauche</text:p>
          </table:table-cell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Scapula gauche</text:p>
          </table:table-cell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Humérus gauche</text:p>
          </table:table-cell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adius gauche</text:p>
          </table:table-cell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Ulna gauche</text:p>
          </table:table-cell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Os scaphoïde gauche</text:p>
          </table:table-cell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Os lunatum gauche</text:p>
          </table:table-cell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Os triquetrum gauche</text:p>
          </table:table-cell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Os pisiforme gauche</text:p>
          </table:table-cell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Os hamatum gauche</text:p>
          </table:table-cell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Os capitatum gauche</text:p>
          </table:table-cell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Os trapézoïde gauche</text:p>
          </table:table-cell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Os trapèze gauche</text:p>
          </table:table-cell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1er os métacarpe gauche</text:p>
          </table:table-cell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2e os métacarpe gauche</text:p>
          </table:table-cell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3e os métacarpe gauche</text:p>
          </table:table-cell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4e os métacarpe gauche</text:p>
          </table:table-cell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5e os métacarpe gauche</text:p>
          </table:table-cell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Os sésamoïde latéral du pouce gauche</text:p>
          </table:table-cell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Os sésamoïde médial du pouce gauche</text:p>
          </table:table-cell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Phalange proximale du pouce gauche</text:p>
          </table:table-cell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Phalange distale du pouce gauche</text:p>
          </table:table-cell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Phalange proximale du 2e doigt gauche</text:p>
          </table:table-cell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Phalange moyenne du 2e doigt gauche</text:p>
          </table:table-cell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Phalange distale du 2e doigt gauche</text:p>
          </table:table-cell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Phalange proximale du 3e doigt gauche</text:p>
          </table:table-cell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Phalange moyenne du 3e doigt gauche</text:p>
          </table:table-cell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Phalange distale du 3e doigt gauche</text:p>
          </table:table-cell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Phalange proximale du 4e doigt gauche</text:p>
          </table:table-cell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Phalange moyenne du 4e doigt gauche</text:p>
          </table:table-cell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Phalange distale du 4e doigt gauche</text:p>
          </table:table-cell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Phalange proximale du 5e doigt gauche</text:p>
          </table:table-cell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Phalange moyenne du 5e doigt gauche</text:p>
          </table:table-cell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Phalange distale du 5e doigt gauche</text:p>
          </table:table-cell>
        </table:table-row>
        <table:table-row table:style-name="ro1">
          <table:table-cell table:style-name="ce1" office:value-type="string" calcext:value-type="string">
            <text:p>anat:L-os-carpe</text:p>
          </table:table-cell>
          <table:table-cell office:value-type="string" calcext:value-type="string">
            <text:p>Os du carpe gauche</text:p>
          </table:table-cell>
        </table:table-row>
        <table:table-row table:style-name="ro1">
          <table:table-cell table:style-name="ce1" office:value-type="string" calcext:value-type="string">
            <text:p>anat:L-1e-rangee-carpe</text:p>
          </table:table-cell>
          <table:table-cell office:value-type="string" calcext:value-type="string">
            <text:p>Os du compartiment médial du carpe gauche</text:p>
          </table:table-cell>
        </table:table-row>
        <table:table-row table:style-name="ro1">
          <table:table-cell table:style-name="ce1" office:value-type="string" calcext:value-type="string">
            <text:p>anat:L-2e-rangee-carpe</text:p>
          </table:table-cell>
          <table:table-cell office:value-type="string" calcext:value-type="string">
            <text:p>Os du compartiment latéral du carpe gauche</text:p>
          </table:table-cell>
        </table:table-row>
        <table:table-row table:style-name="ro1">
          <table:table-cell table:style-name="ce1" office:value-type="string" calcext:value-type="string">
            <text:p>anat:L-os-carpe-comparti-med</text:p>
          </table:table-cell>
          <table:table-cell office:value-type="string" calcext:value-type="string">
            <text:p>Os de la 1ere rangée du carpe gauche</text:p>
          </table:table-cell>
        </table:table-row>
        <table:table-row table:style-name="ro1">
          <table:table-cell table:style-name="ce1" office:value-type="string" calcext:value-type="string">
            <text:p>anat:L-os-carpe-comparti-lat</text:p>
          </table:table-cell>
          <table:table-cell office:value-type="string" calcext:value-type="string">
            <text:p>Os de la 2e rangée du carpe gauche</text:p>
          </table:table-cell>
        </table:table-row>
        <table:table-row table:style-name="ro1">
          <table:table-cell table:style-name="ce1" office:value-type="string" calcext:value-type="string">
            <text:p>anat:L-meta-carpe</text:p>
          </table:table-cell>
          <table:table-cell office:value-type="string" calcext:value-type="string">
            <text:p>Os métacarpes gauches</text:p>
          </table:table-cell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Os sésamoïdes du pouce gauche</text:p>
          </table:table-cell>
        </table:table-row>
        <table:table-row table:style-name="ro1">
          <table:table-cell table:style-name="ce1" office:value-type="string" calcext:value-type="string">
            <text:p>anat:L-main-phalanges</text:p>
          </table:table-cell>
          <table:table-cell office:value-type="string" calcext:value-type="string">
            <text:p>Os des phalanges des doigts gauches</text:p>
          </table:table-cell>
        </table:table-row>
        <table:table-row table:style-name="ro1">
          <table:table-cell table:style-name="ce1" office:value-type="string" calcext:value-type="string">
            <text:p>anat:L-main-phalanges-I</text:p>
          </table:table-cell>
          <table:table-cell office:value-type="string" calcext:value-type="string">
            <text:p>Os des phalanges du pouce gauche</text:p>
          </table:table-cell>
        </table:table-row>
        <table:table-row table:style-name="ro1">
          <table:table-cell table:style-name="ce1" office:value-type="string" calcext:value-type="string">
            <text:p>anat:L-main-phalanges-II</text:p>
          </table:table-cell>
          <table:table-cell office:value-type="string" calcext:value-type="string">
            <text:p>Os des phalanges du 2e doigt gauche</text:p>
          </table:table-cell>
        </table:table-row>
        <table:table-row table:style-name="ro1">
          <table:table-cell table:style-name="ce1" office:value-type="string" calcext:value-type="string">
            <text:p>anat:L-main-phalanges-III</text:p>
          </table:table-cell>
          <table:table-cell office:value-type="string" calcext:value-type="string">
            <text:p>Os des phalanges du 3e doigt gauche</text:p>
          </table:table-cell>
        </table:table-row>
        <table:table-row table:style-name="ro1">
          <table:table-cell table:style-name="ce1" office:value-type="string" calcext:value-type="string">
            <text:p>anat:L-main-phalanges-IV</text:p>
          </table:table-cell>
          <table:table-cell office:value-type="string" calcext:value-type="string">
            <text:p>Os des phalanges du 4e doigt gauche</text:p>
          </table:table-cell>
        </table:table-row>
        <table:table-row table:style-name="ro1">
          <table:table-cell table:style-name="ce1" office:value-type="string" calcext:value-type="string">
            <text:p>anat:L-main-phalanges-V</text:p>
          </table:table-cell>
          <table:table-cell office:value-type="string" calcext:value-type="string">
            <text:p>Os des phalanges du 5e doigt gauche</text:p>
          </table:table-cell>
        </table:table-row>
        <table:table-row table:style-name="ro1">
          <table:table-cell table:style-name="ce1" office:value-type="string" calcext:value-type="string">
            <text:p>anat:R-menisque-ulno-carpien</text:p>
          </table:table-cell>
          <table:table-cell office:value-type="string" calcext:value-type="string">
            <text:p>Ménisque ulno-carpien droit</text:p>
          </table:table-cell>
        </table:table-row>
        <table:table-row table:style-name="ro1">
          <table:table-cell table:style-name="ce1" office:value-type="string" calcext:value-type="string">
            <text:p>anat:L-menisque-ulno-carpien</text:p>
          </table:table-cell>
          <table:table-cell office:value-type="string" calcext:value-type="string">
            <text:p>Ménisque ulno-carpien gauche</text:p>
          </table:table-cell>
        </table:table-row>
        <table:table-row table:style-name="ro1" table:number-rows-repeated="50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nat:os-crane</text:p>
          </table:table-cell>
          <table:table-cell office:value-type="string" calcext:value-type="string">
            <text:p>Crâne osseux</text:p>
          </table:table-cell>
        </table:table-row>
        <table:table-row table:style-name="ro1">
          <table:table-cell table:style-name="ce2" office:value-type="string" calcext:value-type="string">
            <text:p>anat:os-neurocrane</text:p>
          </table:table-cell>
          <table:table-cell office:value-type="string" calcext:value-type="string">
            <text:p>Os du neurocrâne</text:p>
          </table:table-cell>
        </table:table-row>
        <table:table-row table:style-name="ro1">
          <table:table-cell table:style-name="ce1" office:value-type="string" calcext:value-type="string">
            <text:p>anat:os-base-crane</text:p>
          </table:table-cell>
          <table:table-cell office:value-type="string" calcext:value-type="string">
            <text:p>Os de la base du crâne</text:p>
          </table:table-cell>
        </table:table-row>
        <table:table-row table:style-name="ro1">
          <table:table-cell table:style-name="ce1" office:value-type="string" calcext:value-type="string">
            <text:p>anat:os-voute-crane</text:p>
          </table:table-cell>
          <table:table-cell office:value-type="string" calcext:value-type="string">
            <text:p>Os de la voûte crânienne</text:p>
          </table:table-cell>
        </table:table-row>
        <table:table-row table:style-name="ro1">
          <table:table-cell table:style-name="ce1" office:value-type="string" calcext:value-type="string">
            <text:p>anat:massif-facial</text:p>
          </table:table-cell>
          <table:table-cell office:value-type="string" calcext:value-type="string">
            <text:p>Os du massif facial (splanchnocrâne, viscérocrâne)</text:p>
          </table:table-cell>
        </table:table-row>
        <table:table-row table:style-name="ro1">
          <table:table-cell table:style-name="ce1" office:value-type="string" calcext:value-type="string">
            <text:p>anat:massif-facial-ant</text:p>
          </table:table-cell>
          <table:table-cell office:value-type="string" calcext:value-type="string">
            <text:p>Os du massif facial antérieur</text:p>
          </table:table-cell>
        </table:table-row>
        <table:table-row table:style-name="ro1">
          <table:table-cell table:style-name="ce1" office:value-type="string" calcext:value-type="string">
            <text:p>anat:massif-facial-moy</text:p>
          </table:table-cell>
          <table:table-cell office:value-type="string" calcext:value-type="string">
            <text:p>Os du massif facial moyen</text:p>
          </table:table-cell>
        </table:table-row>
        <table:table-row table:style-name="ro1">
          <table:table-cell table:style-name="ce1" office:value-type="string" calcext:value-type="string">
            <text:p>anat:massif-facial-post</text:p>
          </table:table-cell>
          <table:table-cell office:value-type="string" calcext:value-type="string">
            <text:p>Os du massif facial postérieur</text:p>
          </table:table-cell>
        </table:table-row>
        <table:table-row table:style-name="ro1">
          <table:table-cell table:style-name="ce3" office:value-type="string" calcext:value-type="string">
            <text:p>anat:os-crane-ant</text:p>
          </table:table-cell>
          <table:table-cell office:value-type="string" calcext:value-type="string">
            <text:p>Crâne antérieur</text:p>
          </table:table-cell>
        </table:table-row>
        <table:table-row table:style-name="ro1">
          <table:table-cell table:style-name="ce3" office:value-type="string" calcext:value-type="string">
            <text:p>anat:os-crane-moy</text:p>
          </table:table-cell>
          <table:table-cell office:value-type="string" calcext:value-type="string">
            <text:p>Crâne moyen</text:p>
          </table:table-cell>
        </table:table-row>
        <table:table-row table:style-name="ro1">
          <table:table-cell table:style-name="ce3" office:value-type="string" calcext:value-type="string">
            <text:p>anat:os-crane-post</text:p>
          </table:table-cell>
          <table:table-cell office:value-type="string" calcext:value-type="string">
            <text:p>Crâne postérieur</text:p>
          </table:table-cell>
        </table:table-row>
        <table:table-row table:style-name="ro1">
          <table:table-cell table:style-name="ce1" office:value-type="string" calcext:value-type="string">
            <text:p>anat:frontal</text:p>
          </table:table-cell>
          <table:table-cell office:value-type="string" calcext:value-type="string">
            <text:p>Os frontal</text:p>
          </table:table-cell>
        </table:table-row>
        <table:table-row table:style-name="ro1">
          <table:table-cell table:style-name="ce1" office:value-type="string" calcext:value-type="string">
            <text:p>anat:sphenoide</text:p>
          </table:table-cell>
          <table:table-cell office:value-type="string" calcext:value-type="string">
            <text:p>Sphénoïde (os sphénoïdal)</text:p>
          </table:table-cell>
        </table:table-row>
        <table:table-row table:style-name="ro1">
          <table:table-cell table:style-name="ce1" office:value-type="string" calcext:value-type="string">
            <text:p>anat:occiput</text:p>
          </table:table-cell>
          <table:table-cell office:value-type="string" calcext:value-type="string">
            <text:p>Occiput (os occipital)</text:p>
          </table:table-cell>
        </table:table-row>
        <table:table-row table:style-name="ro1">
          <table:table-cell table:style-name="ce1" office:value-type="string" calcext:value-type="string">
            <text:p>anat:R-parietal</text:p>
          </table:table-cell>
          <table:table-cell office:value-type="string" calcext:value-type="string">
            <text:p>Os pariétal droit</text:p>
          </table:table-cell>
        </table:table-row>
        <table:table-row table:style-name="ro1">
          <table:table-cell table:style-name="ce1" office:value-type="string" calcext:value-type="string">
            <text:p>anat:L-parietal</text:p>
          </table:table-cell>
          <table:table-cell office:value-type="string" calcext:value-type="string">
            <text:p>Os pariétal gauche</text:p>
          </table:table-cell>
        </table:table-row>
        <table:table-row table:style-name="ro1">
          <table:table-cell table:style-name="ce1" office:value-type="string" calcext:value-type="string">
            <text:p>anat:R-temporal</text:p>
          </table:table-cell>
          <table:table-cell office:value-type="string" calcext:value-type="string">
            <text:p>Os temporal droit</text:p>
          </table:table-cell>
        </table:table-row>
        <table:table-row table:style-name="ro1">
          <table:table-cell table:style-name="ce1" office:value-type="string" calcext:value-type="string">
            <text:p>anat:L-temporal</text:p>
          </table:table-cell>
          <table:table-cell office:value-type="string" calcext:value-type="string">
            <text:p>Os temporal gauche</text:p>
          </table:table-cell>
        </table:table-row>
        <table:table-row table:style-name="ro1">
          <table:table-cell table:style-name="ce1" office:value-type="string" calcext:value-type="string">
            <text:p>anat:ethmoide</text:p>
          </table:table-cell>
          <table:table-cell office:value-type="string" calcext:value-type="string">
            <text:p>Os ethmoïde</text:p>
          </table:table-cell>
        </table:table-row>
        <table:table-row table:style-name="ro1">
          <table:table-cell table:style-name="ce1" office:value-type="string" calcext:value-type="string">
            <text:p>anat:vomer</text:p>
          </table:table-cell>
          <table:table-cell office:value-type="string" calcext:value-type="string">
            <text:p>Os vomer</text:p>
          </table:table-cell>
        </table:table-row>
        <table:table-row table:style-name="ro1">
          <table:table-cell table:style-name="ce1" office:value-type="string" calcext:value-type="string">
            <text:p>anat:R-maxilaire</text:p>
          </table:table-cell>
          <table:table-cell office:value-type="string" calcext:value-type="string">
            <text:p>Os maxilaire droit</text:p>
          </table:table-cell>
        </table:table-row>
        <table:table-row table:style-name="ro1">
          <table:table-cell table:style-name="ce1" office:value-type="string" calcext:value-type="string">
            <text:p>anat:L-maxilaire</text:p>
          </table:table-cell>
          <table:table-cell office:value-type="string" calcext:value-type="string">
            <text:p>Os maxilaire gauche</text:p>
          </table:table-cell>
        </table:table-row>
        <table:table-row table:style-name="ro1">
          <table:table-cell table:style-name="ce1" office:value-type="string" calcext:value-type="string">
            <text:p>anat:R-palatin</text:p>
          </table:table-cell>
          <table:table-cell office:value-type="string" calcext:value-type="string">
            <text:p>Os palatin droit</text:p>
          </table:table-cell>
        </table:table-row>
        <table:table-row table:style-name="ro1">
          <table:table-cell table:style-name="ce1" office:value-type="string" calcext:value-type="string">
            <text:p>anat:L-palatin</text:p>
          </table:table-cell>
          <table:table-cell office:value-type="string" calcext:value-type="string">
            <text:p>Os palatin gauche</text:p>
          </table:table-cell>
        </table:table-row>
        <table:table-row table:style-name="ro1">
          <table:table-cell table:style-name="ce1" office:value-type="string" calcext:value-type="string">
            <text:p>anat:R-os-lacrimal</text:p>
          </table:table-cell>
          <table:table-cell office:value-type="string" calcext:value-type="string">
            <text:p>Os lacrimal (unguis) droit</text:p>
          </table:table-cell>
        </table:table-row>
        <table:table-row table:style-name="ro1">
          <table:table-cell table:style-name="ce1" office:value-type="string" calcext:value-type="string">
            <text:p>anat:L-os-lacrimal</text:p>
          </table:table-cell>
          <table:table-cell office:value-type="string" calcext:value-type="string">
            <text:p>Os lacrimal (unguis) gauche</text:p>
          </table:table-cell>
        </table:table-row>
        <table:table-row table:style-name="ro1">
          <table:table-cell table:style-name="ce1" office:value-type="string" calcext:value-type="string">
            <text:p>anat:R-cornet-nasal-inf</text:p>
          </table:table-cell>
          <table:table-cell office:value-type="string" calcext:value-type="string">
            <text:p>Os cornet nasal inférieur droit</text:p>
          </table:table-cell>
        </table:table-row>
        <table:table-row table:style-name="ro1">
          <table:table-cell table:style-name="ce1" office:value-type="string" calcext:value-type="string">
            <text:p>anat:L-cornet-nasal-inf</text:p>
          </table:table-cell>
          <table:table-cell office:value-type="string" calcext:value-type="string">
            <text:p>Os cornet nasal inférieur gauche</text:p>
          </table:table-cell>
        </table:table-row>
        <table:table-row table:style-name="ro1">
          <table:table-cell table:style-name="ce1" office:value-type="string" calcext:value-type="string">
            <text:p>anat:R-os-nasal</text:p>
          </table:table-cell>
          <table:table-cell office:value-type="string" calcext:value-type="string">
            <text:p>Os nasal droit</text:p>
          </table:table-cell>
        </table:table-row>
        <table:table-row table:style-name="ro1">
          <table:table-cell table:style-name="ce1" office:value-type="string" calcext:value-type="string">
            <text:p>anat:L-os-nasal</text:p>
          </table:table-cell>
          <table:table-cell office:value-type="string" calcext:value-type="string">
            <text:p>Os nasal gauche</text:p>
          </table:table-cell>
        </table:table-row>
        <table:table-row table:style-name="ro1">
          <table:table-cell table:style-name="ce1" office:value-type="string" calcext:value-type="string">
            <text:p>anat:R-malaire</text:p>
          </table:table-cell>
          <table:table-cell office:value-type="string" calcext:value-type="string">
            <text:p>Os malaire (zygomatique) droit</text:p>
          </table:table-cell>
        </table:table-row>
        <table:table-row table:style-name="ro1">
          <table:table-cell table:style-name="ce1" office:value-type="string" calcext:value-type="string">
            <text:p>anat:L-malaire</text:p>
          </table:table-cell>
          <table:table-cell office:value-type="string" calcext:value-type="string">
            <text:p>Os malaire (zygomatique) gauche</text:p>
          </table:table-cell>
        </table:table-row>
        <table:table-row table:style-name="ro1">
          <table:table-cell table:style-name="ce1" office:value-type="string" calcext:value-type="string">
            <text:p>anat:mandibule</text:p>
          </table:table-cell>
          <table:table-cell office:value-type="string" calcext:value-type="string">
            <text:p>Mandibule (os mandibulaire)</text:p>
          </table:table-cell>
        </table:table-row>
        <table:table-row table:style-name="ro1">
          <table:table-cell table:style-name="ce1" office:value-type="string" calcext:value-type="string">
            <text:p>anat:R-osselets-oreille</text:p>
          </table:table-cell>
          <table:table-cell office:value-type="string" calcext:value-type="string">
            <text:p>Osselets de l’oreille droite</text:p>
          </table:table-cell>
        </table:table-row>
        <table:table-row table:style-name="ro1">
          <table:table-cell table:style-name="ce1" office:value-type="string" calcext:value-type="string">
            <text:p>anat:L-osselets-oreille</text:p>
          </table:table-cell>
          <table:table-cell office:value-type="string" calcext:value-type="string">
            <text:p>Osselets de l’oreille gauche</text:p>
          </table:table-cell>
        </table:table-row>
        <table:table-row table:style-name="ro1">
          <table:table-cell table:style-name="ce1" office:value-type="string" calcext:value-type="string">
            <text:p>anat:R-marteau</text:p>
          </table:table-cell>
          <table:table-cell office:value-type="string" calcext:value-type="string">
            <text:p>Malleus (marteau) droit</text:p>
          </table:table-cell>
        </table:table-row>
        <table:table-row table:style-name="ro1">
          <table:table-cell table:style-name="ce1" office:value-type="string" calcext:value-type="string">
            <text:p>anat:L-marteau</text:p>
          </table:table-cell>
          <table:table-cell office:value-type="string" calcext:value-type="string">
            <text:p>Malleus (marteau) gauche</text:p>
          </table:table-cell>
        </table:table-row>
        <table:table-row table:style-name="ro1">
          <table:table-cell table:style-name="ce1" office:value-type="string" calcext:value-type="string">
            <text:p>anat:R-enclume</text:p>
          </table:table-cell>
          <table:table-cell office:value-type="string" calcext:value-type="string">
            <text:p>Incus (enclume) droit</text:p>
          </table:table-cell>
        </table:table-row>
        <table:table-row table:style-name="ro1">
          <table:table-cell table:style-name="ce1" office:value-type="string" calcext:value-type="string">
            <text:p>anat:L-enclume</text:p>
          </table:table-cell>
          <table:table-cell office:value-type="string" calcext:value-type="string">
            <text:p>Incus (enclume) gauche</text:p>
          </table:table-cell>
        </table:table-row>
        <table:table-row table:style-name="ro1">
          <table:table-cell table:style-name="ce1" office:value-type="string" calcext:value-type="string">
            <text:p>anat:R-etrier</text:p>
          </table:table-cell>
          <table:table-cell office:value-type="string" calcext:value-type="string">
            <text:p>Stapes (étrier) droit</text:p>
          </table:table-cell>
        </table:table-row>
        <table:table-row table:style-name="ro1">
          <table:table-cell table:style-name="ce1" office:value-type="string" calcext:value-type="string">
            <text:p>anat:L-etrier</text:p>
          </table:table-cell>
          <table:table-cell office:value-type="string" calcext:value-type="string">
            <text:p>Stapes (étrier) gauche</text:p>
          </table:table-cell>
        </table:table-row>
        <table:table-row table:style-name="ro1">
          <table:table-cell table:style-name="ce2" office:value-type="string" calcext:value-type="string">
            <text:p>anat:menisques-temporo-mandibulaires</text:p>
          </table:table-cell>
          <table:table-cell office:value-type="string" calcext:value-type="string">
            <text:p>Ménisques temporo-mandibulaires</text:p>
          </table:table-cell>
        </table:table-row>
        <table:table-row table:style-name="ro1">
          <table:table-cell table:style-name="ce1" office:value-type="string" calcext:value-type="string">
            <text:p>anat:R-menisque-temporo-mandi</text:p>
          </table:table-cell>
          <table:table-cell office:value-type="string" calcext:value-type="string">
            <text:p>Ménisque temporo-mandibulaire droit</text:p>
          </table:table-cell>
        </table:table-row>
        <table:table-row table:style-name="ro1">
          <table:table-cell table:style-name="ce1" office:value-type="string" calcext:value-type="string">
            <text:p>anat:L-menisque-temporo-mandi</text:p>
          </table:table-cell>
          <table:table-cell office:value-type="string" calcext:value-type="string">
            <text:p>Ménisque temporo-mandibulaire gauche</text:p>
          </table:table-cell>
        </table:table-row>
        <table:table-row table:style-name="ro1">
          <table:table-cell table:style-name="ce1" office:value-type="string" calcext:value-type="string">
            <text:p>anat:os-hyoide</text:p>
          </table:table-cell>
          <table:table-cell office:value-type="string" calcext:value-type="string">
            <text:p>Os Hyoïde</text:p>
          </table:table-cell>
        </table:table-row>
        <table:table-row table:style-name="ro1">
          <table:table-cell table:style-name="ce4" office:value-type="string" calcext:value-type="string">
            <text:p>anat:grande-colonne-v</text:p>
          </table:table-cell>
          <table:table-cell office:value-type="string" calcext:value-type="string">
            <text:p>Colonne vertébrale étendue</text:p>
          </table:table-cell>
        </table:table-row>
        <table:table-row table:style-name="ro1">
          <table:table-cell table:style-name="ce4" office:value-type="string" calcext:value-type="string">
            <text:p>anat:crane-v</text:p>
          </table:table-cell>
          <table:table-cell office:value-type="string" calcext:value-type="string">
            <text:p>Crane vertébral</text:p>
          </table:table-cell>
        </table:table-row>
        <table:table-row table:style-name="ro1">
          <table:table-cell table:style-name="ce4" office:value-type="string" calcext:value-type="string">
            <text:p>anat:colonne-v</text:p>
          </table:table-cell>
          <table:table-cell office:value-type="string" calcext:value-type="string">
            <text:p>Colonne vertébrale</text:p>
          </table:table-cell>
        </table:table-row>
        <table:table-row table:style-name="ro1">
          <table:table-cell table:style-name="ce4" office:value-type="string" calcext:value-type="string">
            <text:p>anat:cv-cervicale</text:p>
          </table:table-cell>
          <table:table-cell office:value-type="string" calcext:value-type="string">
            <text:p>Colonne cervicale</text:p>
          </table:table-cell>
        </table:table-row>
        <table:table-row table:style-name="ro1">
          <table:table-cell table:style-name="ce4" office:value-type="string" calcext:value-type="string">
            <text:p>anat:cv-thoraciq</text:p>
          </table:table-cell>
          <table:table-cell office:value-type="string" calcext:value-type="string">
            <text:p>Colonne thoracique</text:p>
          </table:table-cell>
        </table:table-row>
        <table:table-row table:style-name="ro1">
          <table:table-cell table:style-name="ce4" office:value-type="string" calcext:value-type="string">
            <text:p>anat:cv-lombaire</text:p>
          </table:table-cell>
          <table:table-cell office:value-type="string" calcext:value-type="string">
            <text:p>Colonne lombaire</text:p>
          </table:table-cell>
        </table:table-row>
        <table:table-row table:style-name="ro1">
          <table:table-cell table:style-name="ce4" office:value-type="string" calcext:value-type="string">
            <text:p>anat:cv-pelvienne</text:p>
          </table:table-cell>
          <table:table-cell office:value-type="string" calcext:value-type="string">
            <text:p>Colonne vertébrale pelvienne</text:p>
          </table:table-cell>
        </table:table-row>
        <table:table-row table:style-name="ro1">
          <table:table-cell table:style-name="ce4" office:value-type="string" calcext:value-type="string">
            <text:p>anat:crane-vertebral-ant</text:p>
          </table:table-cell>
          <table:table-cell office:value-type="string" calcext:value-type="string">
            <text:p>Vertèbre crânienne antérieure</text:p>
          </table:table-cell>
        </table:table-row>
        <table:table-row table:style-name="ro1">
          <table:table-cell table:style-name="ce4" office:value-type="string" calcext:value-type="string">
            <text:p>anat:crane-vertebral-moy</text:p>
          </table:table-cell>
          <table:table-cell office:value-type="string" calcext:value-type="string">
            <text:p>Vertèbre crânienne moyenne</text:p>
          </table:table-cell>
        </table:table-row>
        <table:table-row table:style-name="ro1">
          <table:table-cell table:style-name="ce4" office:value-type="string" calcext:value-type="string">
            <text:p>anat:crane-vertebral-post</text:p>
          </table:table-cell>
          <table:table-cell office:value-type="string" calcext:value-type="string">
            <text:p>Vertèbre crânienne postérieure</text:p>
          </table:table-cell>
        </table:table-row>
        <table:table-row table:style-name="ro1">
          <table:table-cell table:style-name="ce4" office:value-type="string" calcext:value-type="string">
            <text:p>anat:cv-cervicale-sup</text:p>
          </table:table-cell>
          <table:table-cell office:value-type="string" calcext:value-type="string">
            <text:p>Colonne cervicale supérieure</text:p>
          </table:table-cell>
        </table:table-row>
        <table:table-row table:style-name="ro1">
          <table:table-cell table:style-name="ce4" office:value-type="string" calcext:value-type="string">
            <text:p>anat:cv-cervicale-moy</text:p>
          </table:table-cell>
          <table:table-cell office:value-type="string" calcext:value-type="string">
            <text:p>Colonne cervicale moyenne</text:p>
          </table:table-cell>
        </table:table-row>
        <table:table-row table:style-name="ro1">
          <table:table-cell table:style-name="ce4" office:value-type="string" calcext:value-type="string">
            <text:p>anat:cv-cervicale-inf</text:p>
          </table:table-cell>
          <table:table-cell office:value-type="string" calcext:value-type="string">
            <text:p>Colonne cervicale inférieure</text:p>
          </table:table-cell>
        </table:table-row>
        <table:table-row table:style-name="ro1">
          <table:table-cell table:style-name="ce4" office:value-type="string" calcext:value-type="string">
            <text:p>anat:cv-thoraciq-sup</text:p>
          </table:table-cell>
          <table:table-cell office:value-type="string" calcext:value-type="string">
            <text:p>Colonne thoracique supérieure</text:p>
          </table:table-cell>
        </table:table-row>
        <table:table-row table:style-name="ro1">
          <table:table-cell table:style-name="ce4" office:value-type="string" calcext:value-type="string">
            <text:p>anat:cv-thoraciq-moy</text:p>
          </table:table-cell>
          <table:table-cell office:value-type="string" calcext:value-type="string">
            <text:p>Colonne thoracique moyenne</text:p>
          </table:table-cell>
        </table:table-row>
        <table:table-row table:style-name="ro1">
          <table:table-cell table:style-name="ce4" office:value-type="string" calcext:value-type="string">
            <text:p>anat:cv-thoraciq-inf</text:p>
          </table:table-cell>
          <table:table-cell office:value-type="string" calcext:value-type="string">
            <text:p>Colonne thoracique inférieure</text:p>
          </table:table-cell>
        </table:table-row>
        <table:table-row table:style-name="ro1">
          <table:table-cell table:style-name="ce4" office:value-type="string" calcext:value-type="string">
            <text:p>anat:cv-lombaire-sup</text:p>
          </table:table-cell>
          <table:table-cell office:value-type="string" calcext:value-type="string">
            <text:p>Colonne lombaire supérieure</text:p>
          </table:table-cell>
        </table:table-row>
        <table:table-row table:style-name="ro1">
          <table:table-cell table:style-name="ce4" office:value-type="string" calcext:value-type="string">
            <text:p>anat:cv-lombaire-inf</text:p>
          </table:table-cell>
          <table:table-cell office:value-type="string" calcext:value-type="string">
            <text:p>Colonne lombaire inférieure</text:p>
          </table:table-cell>
        </table:table-row>
        <table:table-row table:style-name="ro1">
          <table:table-cell table:style-name="ce4" office:value-type="string" calcext:value-type="string">
            <text:p>anat:cv-pelvienne-sup</text:p>
          </table:table-cell>
          <table:table-cell office:value-type="string" calcext:value-type="string">
            <text:p>Colonne vertébrale pelvienne supérieure</text:p>
          </table:table-cell>
        </table:table-row>
        <table:table-row table:style-name="ro1">
          <table:table-cell table:style-name="ce4" office:value-type="string" calcext:value-type="string">
            <text:p>anat:cv-pelvienne-inf</text:p>
          </table:table-cell>
          <table:table-cell office:value-type="string" calcext:value-type="string">
            <text:p>Colonne vertébrale pelvienne inférieure</text:p>
          </table:table-cell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Vertèbre C1</text:p>
          </table:table-cell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Vertèbre C2</text:p>
          </table:table-cell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Vertèbre C3</text:p>
          </table:table-cell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Vertèbre C4</text:p>
          </table:table-cell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Vertèbre C5</text:p>
          </table:table-cell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Vertèbre C6</text:p>
          </table:table-cell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Vertèbre C7</text:p>
          </table:table-cell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Vertèbre T1</text:p>
          </table:table-cell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Vertèbre T2</text:p>
          </table:table-cell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Vertèbre T3</text:p>
          </table:table-cell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Vertèbre T4</text:p>
          </table:table-cell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Vertèbre T5</text:p>
          </table:table-cell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Vertèbre T6</text:p>
          </table:table-cell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Vertèbre T7</text:p>
          </table:table-cell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Vertèbre T8</text:p>
          </table:table-cell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Vertèbre T9</text:p>
          </table:table-cell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Vertèbre T10</text:p>
          </table:table-cell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Vertèbre T11</text:p>
          </table:table-cell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Vertèbre T12</text:p>
          </table:table-cell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Vertèbre L1</text:p>
          </table:table-cell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Vertèbre L2</text:p>
          </table:table-cell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Vertèbre L3</text:p>
          </table:table-cell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Vertèbre L4</text:p>
          </table:table-cell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Vertèbre L5</text:p>
          </table:table-cell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Disque intervertébral C2-C3</text:p>
          </table:table-cell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Disque intervertébral C3-C4</text:p>
          </table:table-cell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Disque intervertébral C4-C5</text:p>
          </table:table-cell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Disque intervertébral C5-C6</text:p>
          </table:table-cell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Disque intervertébral C6-C7</text:p>
          </table:table-cell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Disque intervertébral C7-T1</text:p>
          </table:table-cell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Disque intervertébral T1-T2</text:p>
          </table:table-cell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Disque intervertébral T2-T3</text:p>
          </table:table-cell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Disque intervertébral T3-T4</text:p>
          </table:table-cell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Disque intervertébral T4-T5</text:p>
          </table:table-cell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Disque intervertébral T5-T6</text:p>
          </table:table-cell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Disque intervertébral T6-T7</text:p>
          </table:table-cell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Disque intervertébral T7-T8</text:p>
          </table:table-cell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Disque intervertébral T8-T9</text:p>
          </table:table-cell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Disque intervertébral T9-T10</text:p>
          </table:table-cell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Disque intervertébral T10-T11</text:p>
          </table:table-cell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Disque intervertébral T11-T12</text:p>
          </table:table-cell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Disque intervertébral T12-L1</text:p>
          </table:table-cell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Disque intervertébral L1-L2</text:p>
          </table:table-cell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Disque intervertébral L2-L3</text:p>
          </table:table-cell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Disque intervertébral L3-L4</text:p>
          </table:table-cell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Disque intervertébral L4-L5</text:p>
          </table:table-cell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Disque intervertébral L5-S1</text:p>
          </table:table-cell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Disque intervertébral S5-Co</text:p>
          </table:table-cell>
        </table:table-row>
        <table:table-row table:style-name="ro1">
          <table:table-cell table:style-name="ce1" office:value-type="string" calcext:value-type="string">
            <text:p>anat:cage-thoracique</text:p>
          </table:table-cell>
          <table:table-cell office:value-type="string" calcext:value-type="string">
            <text:p>Cage thoracique</text:p>
          </table:table-cell>
        </table:table-row>
        <table:table-row table:style-name="ro1">
          <table:table-cell table:style-name="ce1" office:value-type="string" calcext:value-type="string">
            <text:p>anat:R-cage-thoracique</text:p>
          </table:table-cell>
          <table:table-cell office:value-type="string" calcext:value-type="string">
            <text:p>Cage thoracique droite</text:p>
          </table:table-cell>
        </table:table-row>
        <table:table-row table:style-name="ro1">
          <table:table-cell table:style-name="ce1" office:value-type="string" calcext:value-type="string">
            <text:p>anat:L-cage-thoracique</text:p>
          </table:table-cell>
          <table:table-cell office:value-type="string" calcext:value-type="string">
            <text:p>Cage thoracique gauche</text:p>
          </table:table-cell>
        </table:table-row>
        <table:table-row table:style-name="ro1">
          <table:table-cell table:style-name="ce1" office:value-type="string" calcext:value-type="string">
            <text:p>anat:cage-thoracique-sup</text:p>
          </table:table-cell>
          <table:table-cell office:value-type="string" calcext:value-type="string">
            <text:p>Cage thoracique supérieure</text:p>
          </table:table-cell>
        </table:table-row>
        <table:table-row table:style-name="ro1">
          <table:table-cell table:style-name="ce1" office:value-type="string" calcext:value-type="string">
            <text:p>anat:R-cage-thoracique-sup</text:p>
          </table:table-cell>
          <table:table-cell office:value-type="string" calcext:value-type="string">
            <text:p>Cage thoracique supérieure droite</text:p>
          </table:table-cell>
        </table:table-row>
        <table:table-row table:style-name="ro1">
          <table:table-cell table:style-name="ce1" office:value-type="string" calcext:value-type="string">
            <text:p>anat:L-cage-thoracique-sup</text:p>
          </table:table-cell>
          <table:table-cell office:value-type="string" calcext:value-type="string">
            <text:p>Cage thoracique supérieure gauche</text:p>
          </table:table-cell>
        </table:table-row>
        <table:table-row table:style-name="ro1">
          <table:table-cell table:style-name="ce1" office:value-type="string" calcext:value-type="string">
            <text:p>anat:cage-thoracique-moy</text:p>
          </table:table-cell>
          <table:table-cell office:value-type="string" calcext:value-type="string">
            <text:p>Cage thoracique moyenne</text:p>
          </table:table-cell>
        </table:table-row>
        <table:table-row table:style-name="ro1">
          <table:table-cell table:style-name="ce1" office:value-type="string" calcext:value-type="string">
            <text:p>anat:R-cage-thoracique-moy</text:p>
          </table:table-cell>
          <table:table-cell office:value-type="string" calcext:value-type="string">
            <text:p>Cage thoracique moyenne droite</text:p>
          </table:table-cell>
        </table:table-row>
        <table:table-row table:style-name="ro1">
          <table:table-cell table:style-name="ce1" office:value-type="string" calcext:value-type="string">
            <text:p>anat:L-cage-thoracique-moy</text:p>
          </table:table-cell>
          <table:table-cell office:value-type="string" calcext:value-type="string">
            <text:p>Cage thoracique moyenne gauche</text:p>
          </table:table-cell>
        </table:table-row>
        <table:table-row table:style-name="ro1">
          <table:table-cell table:style-name="ce1" office:value-type="string" calcext:value-type="string">
            <text:p>anat:cage-thoracique-inf</text:p>
          </table:table-cell>
          <table:table-cell office:value-type="string" calcext:value-type="string">
            <text:p>Cage thoracique inférieure</text:p>
          </table:table-cell>
        </table:table-row>
        <table:table-row table:style-name="ro1">
          <table:table-cell table:style-name="ce1" office:value-type="string" calcext:value-type="string">
            <text:p>anat:R-cage-thoracique-inf</text:p>
          </table:table-cell>
          <table:table-cell office:value-type="string" calcext:value-type="string">
            <text:p>Cage thoracique inférieure droite</text:p>
          </table:table-cell>
        </table:table-row>
        <table:table-row table:style-name="ro1">
          <table:table-cell table:style-name="ce1" office:value-type="string" calcext:value-type="string">
            <text:p>anat:L-cage-thoracique-inf</text:p>
          </table:table-cell>
          <table:table-cell office:value-type="string" calcext:value-type="string">
            <text:p>Cage thoracique inférieure gauche</text:p>
          </table:table-cell>
        </table:table-row>
        <table:table-row table:style-name="ro1">
          <table:table-cell table:style-name="ce1" office:value-type="string" calcext:value-type="string">
            <text:p>anat:sternum</text:p>
          </table:table-cell>
          <table:table-cell office:value-type="string" calcext:value-type="string">
            <text:p>Sternum</text:p>
          </table:table-cell>
        </table:table-row>
        <table:table-row table:style-name="ro1">
          <table:table-cell table:style-name="ce1" office:value-type="string" calcext:value-type="string">
            <text:p>anat:R-cote-1</text:p>
          </table:table-cell>
          <table:table-cell office:value-type="string" calcext:value-type="string">
            <text:p>1ère côte droite</text:p>
          </table:table-cell>
        </table:table-row>
        <table:table-row table:style-name="ro1">
          <table:table-cell table:style-name="ce1" office:value-type="string" calcext:value-type="string">
            <text:p>anat:R-cote-2</text:p>
          </table:table-cell>
          <table:table-cell office:value-type="string" calcext:value-type="string">
            <text:p>2e côte droite</text:p>
          </table:table-cell>
        </table:table-row>
        <table:table-row table:style-name="ro1">
          <table:table-cell table:style-name="ce1" office:value-type="string" calcext:value-type="string">
            <text:p>anat:R-cote-3</text:p>
          </table:table-cell>
          <table:table-cell office:value-type="string" calcext:value-type="string">
            <text:p>3e côte droite</text:p>
          </table:table-cell>
        </table:table-row>
        <table:table-row table:style-name="ro1">
          <table:table-cell table:style-name="ce1" office:value-type="string" calcext:value-type="string">
            <text:p>anat:R-cote-4</text:p>
          </table:table-cell>
          <table:table-cell office:value-type="string" calcext:value-type="string">
            <text:p>4e côte droite</text:p>
          </table:table-cell>
        </table:table-row>
        <table:table-row table:style-name="ro1">
          <table:table-cell table:style-name="ce1" office:value-type="string" calcext:value-type="string">
            <text:p>anat:R-cote-5</text:p>
          </table:table-cell>
          <table:table-cell office:value-type="string" calcext:value-type="string">
            <text:p>5e côte droite</text:p>
          </table:table-cell>
        </table:table-row>
        <table:table-row table:style-name="ro1">
          <table:table-cell table:style-name="ce1" office:value-type="string" calcext:value-type="string">
            <text:p>anat:R-cote-6</text:p>
          </table:table-cell>
          <table:table-cell office:value-type="string" calcext:value-type="string">
            <text:p>6e côte droite</text:p>
          </table:table-cell>
        </table:table-row>
        <table:table-row table:style-name="ro1">
          <table:table-cell table:style-name="ce1" office:value-type="string" calcext:value-type="string">
            <text:p>anat:R-cote-7</text:p>
          </table:table-cell>
          <table:table-cell office:value-type="string" calcext:value-type="string">
            <text:p>7e côte droite</text:p>
          </table:table-cell>
        </table:table-row>
        <table:table-row table:style-name="ro1">
          <table:table-cell table:style-name="ce1" office:value-type="string" calcext:value-type="string">
            <text:p>anat:R-cote-8</text:p>
          </table:table-cell>
          <table:table-cell office:value-type="string" calcext:value-type="string">
            <text:p>8e côte droite</text:p>
          </table:table-cell>
        </table:table-row>
        <table:table-row table:style-name="ro1">
          <table:table-cell table:style-name="ce1" office:value-type="string" calcext:value-type="string">
            <text:p>anat:R-cote-9</text:p>
          </table:table-cell>
          <table:table-cell office:value-type="string" calcext:value-type="string">
            <text:p>9e côte droite</text:p>
          </table:table-cell>
        </table:table-row>
        <table:table-row table:style-name="ro1">
          <table:table-cell table:style-name="ce1" office:value-type="string" calcext:value-type="string">
            <text:p>anat:R-cote-10</text:p>
          </table:table-cell>
          <table:table-cell office:value-type="string" calcext:value-type="string">
            <text:p>10e côte droite</text:p>
          </table:table-cell>
        </table:table-row>
        <table:table-row table:style-name="ro1">
          <table:table-cell table:style-name="ce1" office:value-type="string" calcext:value-type="string">
            <text:p>anat:R-cote-11</text:p>
          </table:table-cell>
          <table:table-cell office:value-type="string" calcext:value-type="string">
            <text:p>11e côte droite</text:p>
          </table:table-cell>
        </table:table-row>
        <table:table-row table:style-name="ro1">
          <table:table-cell table:style-name="ce1" office:value-type="string" calcext:value-type="string">
            <text:p>anat:R-cote-12</text:p>
          </table:table-cell>
          <table:table-cell office:value-type="string" calcext:value-type="string">
            <text:p>12e côte droite</text:p>
          </table:table-cell>
        </table:table-row>
        <table:table-row table:style-name="ro1">
          <table:table-cell table:style-name="ce1" office:value-type="string" calcext:value-type="string">
            <text:p>anat:L-cote-1</text:p>
          </table:table-cell>
          <table:table-cell office:value-type="string" calcext:value-type="string">
            <text:p>1ère côte gauche</text:p>
          </table:table-cell>
        </table:table-row>
        <table:table-row table:style-name="ro1">
          <table:table-cell table:style-name="ce1" office:value-type="string" calcext:value-type="string">
            <text:p>anat:L-cote-2</text:p>
          </table:table-cell>
          <table:table-cell office:value-type="string" calcext:value-type="string">
            <text:p>2e côte gauche</text:p>
          </table:table-cell>
        </table:table-row>
        <table:table-row table:style-name="ro1">
          <table:table-cell table:style-name="ce1" office:value-type="string" calcext:value-type="string">
            <text:p>anat:L-cote-3</text:p>
          </table:table-cell>
          <table:table-cell office:value-type="string" calcext:value-type="string">
            <text:p>3e côte gauche</text:p>
          </table:table-cell>
        </table:table-row>
        <table:table-row table:style-name="ro1">
          <table:table-cell table:style-name="ce1" office:value-type="string" calcext:value-type="string">
            <text:p>anat:L-cote-4</text:p>
          </table:table-cell>
          <table:table-cell office:value-type="string" calcext:value-type="string">
            <text:p>4e côte gauche</text:p>
          </table:table-cell>
        </table:table-row>
        <table:table-row table:style-name="ro1">
          <table:table-cell table:style-name="ce1" office:value-type="string" calcext:value-type="string">
            <text:p>anat:L-cote-5</text:p>
          </table:table-cell>
          <table:table-cell office:value-type="string" calcext:value-type="string">
            <text:p>5e côte gauche</text:p>
          </table:table-cell>
        </table:table-row>
        <table:table-row table:style-name="ro1">
          <table:table-cell table:style-name="ce1" office:value-type="string" calcext:value-type="string">
            <text:p>anat:L-cote-6</text:p>
          </table:table-cell>
          <table:table-cell office:value-type="string" calcext:value-type="string">
            <text:p>6e côte gauche</text:p>
          </table:table-cell>
        </table:table-row>
        <table:table-row table:style-name="ro1">
          <table:table-cell table:style-name="ce1" office:value-type="string" calcext:value-type="string">
            <text:p>anat:L-cote-7</text:p>
          </table:table-cell>
          <table:table-cell office:value-type="string" calcext:value-type="string">
            <text:p>7e côte gauche</text:p>
          </table:table-cell>
        </table:table-row>
        <table:table-row table:style-name="ro1">
          <table:table-cell table:style-name="ce1" office:value-type="string" calcext:value-type="string">
            <text:p>anat:L-cote-8</text:p>
          </table:table-cell>
          <table:table-cell office:value-type="string" calcext:value-type="string">
            <text:p>8e côte gauche</text:p>
          </table:table-cell>
        </table:table-row>
        <table:table-row table:style-name="ro1">
          <table:table-cell table:style-name="ce1" office:value-type="string" calcext:value-type="string">
            <text:p>anat:L-cote-9</text:p>
          </table:table-cell>
          <table:table-cell office:value-type="string" calcext:value-type="string">
            <text:p>9e côte gauche</text:p>
          </table:table-cell>
        </table:table-row>
        <table:table-row table:style-name="ro1">
          <table:table-cell table:style-name="ce1" office:value-type="string" calcext:value-type="string">
            <text:p>anat:L-cote-10</text:p>
          </table:table-cell>
          <table:table-cell office:value-type="string" calcext:value-type="string">
            <text:p>10e côte gauche</text:p>
          </table:table-cell>
        </table:table-row>
        <table:table-row table:style-name="ro1">
          <table:table-cell table:style-name="ce1" office:value-type="string" calcext:value-type="string">
            <text:p>anat:L-cote-11</text:p>
          </table:table-cell>
          <table:table-cell office:value-type="string" calcext:value-type="string">
            <text:p>11e côte gauche</text:p>
          </table:table-cell>
        </table:table-row>
        <table:table-row table:style-name="ro1">
          <table:table-cell table:style-name="ce1" office:value-type="string" calcext:value-type="string">
            <text:p>anat:L-cote-12</text:p>
          </table:table-cell>
          <table:table-cell office:value-type="string" calcext:value-type="string">
            <text:p>12e côte gauche</text:p>
          </table:table-cell>
        </table:table-row>
        <table:table-row table:style-name="ro1">
          <table:table-cell table:style-name="ce1" office:value-type="string" calcext:value-type="string">
            <text:p>anat:R-carti-costal-1</text:p>
          </table:table-cell>
          <table:table-cell office:value-type="string" calcext:value-type="string">
            <text:p>1er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2</text:p>
          </table:table-cell>
          <table:table-cell office:value-type="string" calcext:value-type="string">
            <text:p>2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3</text:p>
          </table:table-cell>
          <table:table-cell office:value-type="string" calcext:value-type="string">
            <text:p>3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4</text:p>
          </table:table-cell>
          <table:table-cell office:value-type="string" calcext:value-type="string">
            <text:p>4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5</text:p>
          </table:table-cell>
          <table:table-cell office:value-type="string" calcext:value-type="string">
            <text:p>5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6</text:p>
          </table:table-cell>
          <table:table-cell office:value-type="string" calcext:value-type="string">
            <text:p>6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7</text:p>
          </table:table-cell>
          <table:table-cell office:value-type="string" calcext:value-type="string">
            <text:p>7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8</text:p>
          </table:table-cell>
          <table:table-cell office:value-type="string" calcext:value-type="string">
            <text:p>8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9</text:p>
          </table:table-cell>
          <table:table-cell office:value-type="string" calcext:value-type="string">
            <text:p>9e cartilage costal droit</text:p>
          </table:table-cell>
        </table:table-row>
        <table:table-row table:style-name="ro1">
          <table:table-cell table:style-name="ce1" office:value-type="string" calcext:value-type="string">
            <text:p>anat:R-carti-costal-10</text:p>
          </table:table-cell>
          <table:table-cell office:value-type="string" calcext:value-type="string">
            <text:p>10e cartilage costal droit</text:p>
          </table:table-cell>
        </table:table-row>
        <table:table-row table:style-name="ro1">
          <table:table-cell table:style-name="ce1" office:value-type="string" calcext:value-type="string">
            <text:p>anat:L-carti-costal-1</text:p>
          </table:table-cell>
          <table:table-cell office:value-type="string" calcext:value-type="string">
            <text:p>1er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2</text:p>
          </table:table-cell>
          <table:table-cell office:value-type="string" calcext:value-type="string">
            <text:p>2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3</text:p>
          </table:table-cell>
          <table:table-cell office:value-type="string" calcext:value-type="string">
            <text:p>3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4</text:p>
          </table:table-cell>
          <table:table-cell office:value-type="string" calcext:value-type="string">
            <text:p>4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5</text:p>
          </table:table-cell>
          <table:table-cell office:value-type="string" calcext:value-type="string">
            <text:p>5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6</text:p>
          </table:table-cell>
          <table:table-cell office:value-type="string" calcext:value-type="string">
            <text:p>6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7</text:p>
          </table:table-cell>
          <table:table-cell office:value-type="string" calcext:value-type="string">
            <text:p>7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8</text:p>
          </table:table-cell>
          <table:table-cell office:value-type="string" calcext:value-type="string">
            <text:p>8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9</text:p>
          </table:table-cell>
          <table:table-cell office:value-type="string" calcext:value-type="string">
            <text:p>9e cartilage costal gauche</text:p>
          </table:table-cell>
        </table:table-row>
        <table:table-row table:style-name="ro1">
          <table:table-cell table:style-name="ce1" office:value-type="string" calcext:value-type="string">
            <text:p>anat:L-carti-costal-10</text:p>
          </table:table-cell>
          <table:table-cell office:value-type="string" calcext:value-type="string">
            <text:p>10e cartilage costal gauche</text:p>
          </table:table-cell>
        </table:table-row>
        <table:table-row table:style-name="ro1">
          <table:table-cell table:style-name="ce1" office:value-type="string" calcext:value-type="string">
            <text:p>anat:pelvis-osseux</text:p>
          </table:table-cell>
          <table:table-cell office:value-type="string" calcext:value-type="string">
            <text:p>pelvis osseux</text:p>
          </table:table-cell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Sacrum</text:p>
          </table:table-cell>
        </table:table-row>
        <table:table-row table:style-name="ro1">
          <table:table-cell office:value-type="string" calcext:value-type="string">
            <text:p>anat:v-S1</text:p>
          </table:table-cell>
          <table:table-cell office:value-type="string" calcext:value-type="string">
            <text:p>1ere vertèbre sacrée</text:p>
          </table:table-cell>
        </table:table-row>
        <table:table-row table:style-name="ro1">
          <table:table-cell office:value-type="string" calcext:value-type="string">
            <text:p>anat:v-S2</text:p>
          </table:table-cell>
          <table:table-cell office:value-type="string" calcext:value-type="string">
            <text:p>2e vertèbre sacrée</text:p>
          </table:table-cell>
        </table:table-row>
        <table:table-row table:style-name="ro1">
          <table:table-cell office:value-type="string" calcext:value-type="string">
            <text:p>anat:v-S3</text:p>
          </table:table-cell>
          <table:table-cell office:value-type="string" calcext:value-type="string">
            <text:p>3e vertèbre sacrée</text:p>
          </table:table-cell>
        </table:table-row>
        <table:table-row table:style-name="ro1">
          <table:table-cell office:value-type="string" calcext:value-type="string">
            <text:p>anat:v-S4</text:p>
          </table:table-cell>
          <table:table-cell office:value-type="string" calcext:value-type="string">
            <text:p>4e vertèbre sacrée</text:p>
          </table:table-cell>
        </table:table-row>
        <table:table-row table:style-name="ro1">
          <table:table-cell office:value-type="string" calcext:value-type="string">
            <text:p>anat:v-S5</text:p>
          </table:table-cell>
          <table:table-cell office:value-type="string" calcext:value-type="string">
            <text:p>5e vertèbre sacrée</text:p>
          </table:table-cell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Coccyx</text:p>
          </table:table-cell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Disque interpubien</text:p>
          </table:table-cell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Os coxal (iliaque) droit</text:p>
          </table:table-cell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Fémur droit</text:p>
          </table:table-cell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Patella (anc. rotule) droite</text:p>
          </table:table-cell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Tibia droit</text:p>
          </table:table-cell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Fibula (anc. péroné) droite</text:p>
          </table:table-cell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Talus (anc. astragale) droit</text:p>
          </table:table-cell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Calcanéus (anc. <text:s/>calcanéum) droit</text:p>
          </table:table-cell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Os naviculaire (anc. scaphoïde tarsien) droit</text:p>
          </table:table-cell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Os cuboïde droit</text:p>
          </table:table-cell>
        </table:table-row>
        <table:table-row table:style-name="ro1">
          <table:table-cell office:value-type="string" calcext:value-type="string">
            <text:p>anat:R-cune-I</text:p>
          </table:table-cell>
          <table:table-cell office:value-type="string" calcext:value-type="string">
            <text:p>1er os cunéiforme droit</text:p>
          </table:table-cell>
        </table:table-row>
        <table:table-row table:style-name="ro1">
          <table:table-cell office:value-type="string" calcext:value-type="string">
            <text:p>anat:R-cune-II</text:p>
          </table:table-cell>
          <table:table-cell office:value-type="string" calcext:value-type="string">
            <text:p>2e os cunéiforme droit</text:p>
          </table:table-cell>
        </table:table-row>
        <table:table-row table:style-name="ro1">
          <table:table-cell office:value-type="string" calcext:value-type="string">
            <text:p>anat:R-cune-III</text:p>
          </table:table-cell>
          <table:table-cell office:value-type="string" calcext:value-type="string">
            <text:p>3e os cunéiforme droit</text:p>
          </table:table-cell>
        </table:table-row>
        <table:table-row table:style-name="ro1">
          <table:table-cell office:value-type="string" calcext:value-type="string">
            <text:p>anat:R-metaT-I</text:p>
          </table:table-cell>
          <table:table-cell office:value-type="string" calcext:value-type="string">
            <text:p>1er os métatarse droit</text:p>
          </table:table-cell>
        </table:table-row>
        <table:table-row table:style-name="ro1">
          <table:table-cell office:value-type="string" calcext:value-type="string">
            <text:p>anat:R-metaT-II</text:p>
          </table:table-cell>
          <table:table-cell office:value-type="string" calcext:value-type="string">
            <text:p>2e os métatarse droit</text:p>
          </table:table-cell>
        </table:table-row>
        <table:table-row table:style-name="ro1">
          <table:table-cell office:value-type="string" calcext:value-type="string">
            <text:p>anat:R-metaT-III</text:p>
          </table:table-cell>
          <table:table-cell office:value-type="string" calcext:value-type="string">
            <text:p>3e os métatarse droit</text:p>
          </table:table-cell>
        </table:table-row>
        <table:table-row table:style-name="ro1">
          <table:table-cell office:value-type="string" calcext:value-type="string">
            <text:p>anat:R-metaT-IV</text:p>
          </table:table-cell>
          <table:table-cell office:value-type="string" calcext:value-type="string">
            <text:p>4e os métatarse droit</text:p>
          </table:table-cell>
        </table:table-row>
        <table:table-row table:style-name="ro1">
          <table:table-cell office:value-type="string" calcext:value-type="string">
            <text:p>anat:R-metaT-V</text:p>
          </table:table-cell>
          <table:table-cell office:value-type="string" calcext:value-type="string">
            <text:p>5e os métatarse droit</text:p>
          </table:table-cell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Os sésamoïde latéral de l’hallux droit</text:p>
          </table:table-cell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Os sésamoïde médial de l’hallux droit</text:p>
          </table:table-cell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Phalange proximale de l’hallux droit</text:p>
          </table:table-cell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Phalange distale de l’hallux droit</text:p>
          </table:table-cell>
        </table:table-row>
        <table:table-row table:style-name="ro1">
          <table:table-cell office:value-type="string" calcext:value-type="string">
            <text:p>anat:R-pied-phal-proxi-II</text:p>
          </table:table-cell>
          <table:table-cell office:value-type="string" calcext:value-type="string">
            <text:p>Phalange proximale du 2e orteil droit</text:p>
          </table:table-cell>
        </table:table-row>
        <table:table-row table:style-name="ro1">
          <table:table-cell office:value-type="string" calcext:value-type="string">
            <text:p>anat:R-pied-phal-moy-II</text:p>
          </table:table-cell>
          <table:table-cell office:value-type="string" calcext:value-type="string">
            <text:p>Phalange moyenne du 2e orteil droit</text:p>
          </table:table-cell>
        </table:table-row>
        <table:table-row table:style-name="ro1">
          <table:table-cell office:value-type="string" calcext:value-type="string">
            <text:p>anat:R-pied-phal-dist-II</text:p>
          </table:table-cell>
          <table:table-cell office:value-type="string" calcext:value-type="string">
            <text:p>Phalange distale du 2e orteil droit</text:p>
          </table:table-cell>
        </table:table-row>
        <table:table-row table:style-name="ro1">
          <table:table-cell office:value-type="string" calcext:value-type="string">
            <text:p>anat:R-pied-phal-proxi-III</text:p>
          </table:table-cell>
          <table:table-cell office:value-type="string" calcext:value-type="string">
            <text:p>Phalange proximale du 3e orteil droit</text:p>
          </table:table-cell>
        </table:table-row>
        <table:table-row table:style-name="ro1">
          <table:table-cell office:value-type="string" calcext:value-type="string">
            <text:p>anat:R-pied-phal-moy-III</text:p>
          </table:table-cell>
          <table:table-cell office:value-type="string" calcext:value-type="string">
            <text:p>Phalange moyenne du 3e orteil droit</text:p>
          </table:table-cell>
        </table:table-row>
        <table:table-row table:style-name="ro1">
          <table:table-cell office:value-type="string" calcext:value-type="string">
            <text:p>anat:R-pied-phal-dist-III</text:p>
          </table:table-cell>
          <table:table-cell office:value-type="string" calcext:value-type="string">
            <text:p>Phalange distale du 3e orteil droit</text:p>
          </table:table-cell>
        </table:table-row>
        <table:table-row table:style-name="ro1">
          <table:table-cell office:value-type="string" calcext:value-type="string">
            <text:p>anat:R-pied-phal-proxi-IV</text:p>
          </table:table-cell>
          <table:table-cell office:value-type="string" calcext:value-type="string">
            <text:p>Phalange proximale du 4e orteil droit</text:p>
          </table:table-cell>
        </table:table-row>
        <table:table-row table:style-name="ro1">
          <table:table-cell office:value-type="string" calcext:value-type="string">
            <text:p>anat:R-pied-phal-moy-IV</text:p>
          </table:table-cell>
          <table:table-cell office:value-type="string" calcext:value-type="string">
            <text:p>Phalange moyenne du 4e orteil droit</text:p>
          </table:table-cell>
        </table:table-row>
        <table:table-row table:style-name="ro1">
          <table:table-cell office:value-type="string" calcext:value-type="string">
            <text:p>anat:R-pied-phal-dist-IV</text:p>
          </table:table-cell>
          <table:table-cell office:value-type="string" calcext:value-type="string">
            <text:p>Phalange distale du 4e orteil droit</text:p>
          </table:table-cell>
        </table:table-row>
        <table:table-row table:style-name="ro1">
          <table:table-cell office:value-type="string" calcext:value-type="string">
            <text:p>anat:R-pied-phal-proxi-V</text:p>
          </table:table-cell>
          <table:table-cell office:value-type="string" calcext:value-type="string">
            <text:p>Phalange proximale du 5e orteil droit</text:p>
          </table:table-cell>
        </table:table-row>
        <table:table-row table:style-name="ro1">
          <table:table-cell office:value-type="string" calcext:value-type="string">
            <text:p>anat:R-pied-phal-moy-V</text:p>
          </table:table-cell>
          <table:table-cell office:value-type="string" calcext:value-type="string">
            <text:p>Phalange moyenne du 5e orteil droit</text:p>
          </table:table-cell>
        </table:table-row>
        <table:table-row table:style-name="ro1">
          <table:table-cell office:value-type="string" calcext:value-type="string">
            <text:p>anat:R-pied-phal-dist-V</text:p>
          </table:table-cell>
          <table:table-cell office:value-type="string" calcext:value-type="string">
            <text:p>Phalange distale du 5e orteil droit</text:p>
          </table:table-cell>
        </table:table-row>
        <table:table-row table:style-name="ro1">
          <table:table-cell table:style-name="ce1" office:value-type="string" calcext:value-type="string">
            <text:p>anat:R-os-tarse</text:p>
          </table:table-cell>
          <table:table-cell office:value-type="string" calcext:value-type="string">
            <text:p>Os du tarse droit</text:p>
          </table:table-cell>
        </table:table-row>
        <table:table-row table:style-name="ro1">
          <table:table-cell table:style-name="ce1" office:value-type="string" calcext:value-type="string">
            <text:p>anat:R-tarse-post</text:p>
          </table:table-cell>
          <table:table-cell office:value-type="string" calcext:value-type="string">
            <text:p>Os du tarse postérieur droit</text:p>
          </table:table-cell>
        </table:table-row>
        <table:table-row table:style-name="ro1">
          <table:table-cell table:style-name="ce1" office:value-type="string" calcext:value-type="string">
            <text:p>anat:R-tarse-ant</text:p>
          </table:table-cell>
          <table:table-cell office:value-type="string" calcext:value-type="string">
            <text:p>Os du tarse antérieur droit</text:p>
          </table:table-cell>
        </table:table-row>
        <table:table-row table:style-name="ro1">
          <table:table-cell table:style-name="ce1" office:value-type="string" calcext:value-type="string">
            <text:p>anat:R-meta-tarse</text:p>
          </table:table-cell>
          <table:table-cell office:value-type="string" calcext:value-type="string">
            <text:p>Os métatarses droits</text:p>
          </table:table-cell>
        </table:table-row>
        <table:table-row table:style-name="ro1">
          <table:table-cell table:style-name="ce1" office:value-type="string" calcext:value-type="string">
            <text:p>anat:R-pied-os-sesamoides</text:p>
          </table:table-cell>
          <table:table-cell office:value-type="string" calcext:value-type="string">
            <text:p>Os sésamoïdes de l’hallux droit</text:p>
          </table:table-cell>
        </table:table-row>
        <table:table-row table:style-name="ro1">
          <table:table-cell table:style-name="ce1" office:value-type="string" calcext:value-type="string">
            <text:p>anat:R-pied-phalanges</text:p>
          </table:table-cell>
          <table:table-cell office:value-type="string" calcext:value-type="string">
            <text:p>Os des phalanges des orteils droits</text:p>
          </table:table-cell>
        </table:table-row>
        <table:table-row table:style-name="ro1">
          <table:table-cell table:style-name="ce1" office:value-type="string" calcext:value-type="string">
            <text:p>anat:R-pied-phalanges-I</text:p>
          </table:table-cell>
          <table:table-cell office:value-type="string" calcext:value-type="string">
            <text:p>Os des phalanges de l’hallux droit</text:p>
          </table:table-cell>
        </table:table-row>
        <table:table-row table:style-name="ro1">
          <table:table-cell table:style-name="ce1" office:value-type="string" calcext:value-type="string">
            <text:p>anat:R-pied-phalanges-II</text:p>
          </table:table-cell>
          <table:table-cell office:value-type="string" calcext:value-type="string">
            <text:p>Os des phalanges du 2e orteil droit</text:p>
          </table:table-cell>
        </table:table-row>
        <table:table-row table:style-name="ro1">
          <table:table-cell table:style-name="ce1" office:value-type="string" calcext:value-type="string">
            <text:p>anat:R-pied-phalanges-III</text:p>
          </table:table-cell>
          <table:table-cell office:value-type="string" calcext:value-type="string">
            <text:p>Os des phalanges du 3e orteil droit</text:p>
          </table:table-cell>
        </table:table-row>
        <table:table-row table:style-name="ro1">
          <table:table-cell table:style-name="ce1" office:value-type="string" calcext:value-type="string">
            <text:p>anat:R-pied-phalanges-IV</text:p>
          </table:table-cell>
          <table:table-cell office:value-type="string" calcext:value-type="string">
            <text:p>Os des phalanges du 4e orteil droit</text:p>
          </table:table-cell>
        </table:table-row>
        <table:table-row table:style-name="ro1">
          <table:table-cell table:style-name="ce1" office:value-type="string" calcext:value-type="string">
            <text:p>anat:R-pied-phalanges-V</text:p>
          </table:table-cell>
          <table:table-cell office:value-type="string" calcext:value-type="string">
            <text:p>Os des phalanges du 5e orteil droit</text:p>
          </table:table-cell>
        </table:table-row>
        <table:table-row table:style-name="ro1">
          <table:table-cell table:style-name="ce1" office:value-type="string" calcext:value-type="string">
            <text:p>anat:R-os-arche-int</text:p>
          </table:table-cell>
          <table:table-cell office:value-type="string" calcext:value-type="string">
            <text:p>Os de l’arche interne du pied droit</text:p>
          </table:table-cell>
        </table:table-row>
        <table:table-row table:style-name="ro1">
          <table:table-cell table:style-name="ce1" office:value-type="string" calcext:value-type="string">
            <text:p>anat:R-os-arche-ext</text:p>
          </table:table-cell>
          <table:table-cell office:value-type="string" calcext:value-type="string">
            <text:p>Os de l’arche externe du pied droit</text:p>
          </table:table-cell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Labrum acétabulaire droit</text:p>
          </table:table-cell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Ménisque médial du tibia droit</text:p>
          </table:table-cell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Ménisque latéral du tibial droit</text:p>
          </table:table-cell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Os coxal (iliaque) gauche</text:p>
          </table:table-cell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Fémur gauche</text:p>
          </table:table-cell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Patella (anc. rotule) gauche</text:p>
          </table:table-cell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Tibia gauche</text:p>
          </table:table-cell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Fibula (anc. péroné) gauche</text:p>
          </table:table-cell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Talus (anc. astragale) gauche</text:p>
          </table:table-cell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Calcanéus (anc. <text:s/>calcanéum) gauche</text:p>
          </table:table-cell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Os naviculaire (anc. scaphoïde tarsien) gauche</text:p>
          </table:table-cell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Os cuboïde gauche</text:p>
          </table:table-cell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1er os cunéiforme gauche</text:p>
          </table:table-cell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2e os cunéiforme gauche</text:p>
          </table:table-cell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3e os cunéiforme gauche</text:p>
          </table:table-cell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1er os métatarse gauche</text:p>
          </table:table-cell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2e os métatarse gauche</text:p>
          </table:table-cell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3e os métatarse gauche</text:p>
          </table:table-cell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4e os métatarse gauche</text:p>
          </table:table-cell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5e os métatarse gauche</text:p>
          </table:table-cell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Os sésamoïde latéral de l’hallux gauche</text:p>
          </table:table-cell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Os sésamoïde médial de l’hallux gauche</text:p>
          </table:table-cell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Phalange proximale de l’hallux gauche</text:p>
          </table:table-cell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Phalange distale de l’hallux gauche</text:p>
          </table:table-cell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Phalange proximale du 2e orteil gauche</text:p>
          </table:table-cell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Phalange moyenne du 2e orteil gauche</text:p>
          </table:table-cell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Phalange distale du 2e orteil gauche</text:p>
          </table:table-cell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Phalange proximale du 3e orteil gauche</text:p>
          </table:table-cell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Phalange moyenne du 3e orteil gauche</text:p>
          </table:table-cell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Phalange distale du 3e orteil gauche</text:p>
          </table:table-cell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Phalange proximale du 4e orteil gauche</text:p>
          </table:table-cell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Phalange moyenne du 4e orteil gauche</text:p>
          </table:table-cell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Phalange distale du 4e orteil gauche</text:p>
          </table:table-cell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Phalange proximale du 5e orteil gauche</text:p>
          </table:table-cell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Phalange moyenne du 5e orteil gauche</text:p>
          </table:table-cell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Phalange distale du 5e orteil gauche</text:p>
          </table:table-cell>
        </table:table-row>
        <table:table-row table:style-name="ro1">
          <table:table-cell table:style-name="ce1" office:value-type="string" calcext:value-type="string">
            <text:p>anat:L-os-tarse</text:p>
          </table:table-cell>
          <table:table-cell office:value-type="string" calcext:value-type="string">
            <text:p>Os du tarse gauche</text:p>
          </table:table-cell>
        </table:table-row>
        <table:table-row table:style-name="ro1">
          <table:table-cell table:style-name="ce1" office:value-type="string" calcext:value-type="string">
            <text:p>anat:L-tarse-post</text:p>
          </table:table-cell>
          <table:table-cell office:value-type="string" calcext:value-type="string">
            <text:p>Os du tarse postérieur gauche</text:p>
          </table:table-cell>
        </table:table-row>
        <table:table-row table:style-name="ro1">
          <table:table-cell table:style-name="ce1" office:value-type="string" calcext:value-type="string">
            <text:p>anat:L-tarse-ant</text:p>
          </table:table-cell>
          <table:table-cell office:value-type="string" calcext:value-type="string">
            <text:p>Os du tarse antérieur gauche</text:p>
          </table:table-cell>
        </table:table-row>
        <table:table-row table:style-name="ro1">
          <table:table-cell table:style-name="ce1" office:value-type="string" calcext:value-type="string">
            <text:p>anat:L-meta-tarse</text:p>
          </table:table-cell>
          <table:table-cell office:value-type="string" calcext:value-type="string">
            <text:p>Os métatarses gauches</text:p>
          </table:table-cell>
        </table:table-row>
        <table:table-row table:style-name="ro1">
          <table:table-cell table:style-name="ce1" office:value-type="string" calcext:value-type="string">
            <text:p>anat:L-pied-os-sesamoides</text:p>
          </table:table-cell>
          <table:table-cell office:value-type="string" calcext:value-type="string">
            <text:p>Os sésamoïdes de l’hallux gauche</text:p>
          </table:table-cell>
        </table:table-row>
        <table:table-row table:style-name="ro1">
          <table:table-cell table:style-name="ce1" office:value-type="string" calcext:value-type="string">
            <text:p>anat:L-pied-phalanges</text:p>
          </table:table-cell>
          <table:table-cell office:value-type="string" calcext:value-type="string">
            <text:p>Os des phalanges des orteils gauches</text:p>
          </table:table-cell>
        </table:table-row>
        <table:table-row table:style-name="ro1">
          <table:table-cell table:style-name="ce1" office:value-type="string" calcext:value-type="string">
            <text:p>anat:L-pied-phalanges-I</text:p>
          </table:table-cell>
          <table:table-cell office:value-type="string" calcext:value-type="string">
            <text:p>Os des phalanges de l’hallux gauche</text:p>
          </table:table-cell>
        </table:table-row>
        <table:table-row table:style-name="ro1">
          <table:table-cell table:style-name="ce1" office:value-type="string" calcext:value-type="string">
            <text:p>anat:L-pied-phalanges-II</text:p>
          </table:table-cell>
          <table:table-cell office:value-type="string" calcext:value-type="string">
            <text:p>Os des phalanges du 2e orteil gauche</text:p>
          </table:table-cell>
        </table:table-row>
        <table:table-row table:style-name="ro1">
          <table:table-cell table:style-name="ce1" office:value-type="string" calcext:value-type="string">
            <text:p>anat:L-pied-phalanges-III</text:p>
          </table:table-cell>
          <table:table-cell office:value-type="string" calcext:value-type="string">
            <text:p>Os des phalanges du 3e orteil gauche</text:p>
          </table:table-cell>
        </table:table-row>
        <table:table-row table:style-name="ro1">
          <table:table-cell table:style-name="ce1" office:value-type="string" calcext:value-type="string">
            <text:p>anat:L-pied-phalanges-IV</text:p>
          </table:table-cell>
          <table:table-cell office:value-type="string" calcext:value-type="string">
            <text:p>Os des phalanges du 4e orteil gauche</text:p>
          </table:table-cell>
        </table:table-row>
        <table:table-row table:style-name="ro1">
          <table:table-cell table:style-name="ce1" office:value-type="string" calcext:value-type="string">
            <text:p>anat:L-pied-phalanges-V</text:p>
          </table:table-cell>
          <table:table-cell office:value-type="string" calcext:value-type="string">
            <text:p>Os des phalanges du 5e orteil gauche</text:p>
          </table:table-cell>
        </table:table-row>
        <table:table-row table:style-name="ro1">
          <table:table-cell table:style-name="ce1" office:value-type="string" calcext:value-type="string">
            <text:p>anat:L-os-arche-int</text:p>
          </table:table-cell>
          <table:table-cell office:value-type="string" calcext:value-type="string">
            <text:p>Os de l’arche interne du pied gauche</text:p>
          </table:table-cell>
        </table:table-row>
        <table:table-row table:style-name="ro1">
          <table:table-cell table:style-name="ce1" office:value-type="string" calcext:value-type="string">
            <text:p>anat:L-os-arche-ext</text:p>
          </table:table-cell>
          <table:table-cell office:value-type="string" calcext:value-type="string">
            <text:p>Os de l’arche externe du pied gauche</text:p>
          </table:table-cell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Labrum acétabulaire gauche</text:p>
          </table:table-cell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Ménisque médial du tibial gauche</text:p>
          </table:table-cell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Ménisque latéral du tibial gauche</text:p>
          </table:table-cell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Clavicule droite</text:p>
          </table:table-cell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Scapula droite</text:p>
          </table:table-cell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Humérus droit</text:p>
          </table:table-cell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adius droit</text:p>
          </table:table-cell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Ulna droite</text:p>
          </table:table-cell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Os scaphoïde droit</text:p>
          </table:table-cell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Os lunatum droit</text:p>
          </table:table-cell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Os triquetrum droit</text:p>
          </table:table-cell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Os pisiforme droit</text:p>
          </table:table-cell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Os hamatum droit</text:p>
          </table:table-cell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Os capitatum droit</text:p>
          </table:table-cell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Os trapézoïde droit</text:p>
          </table:table-cell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Os trapèze droit</text:p>
          </table:table-cell>
        </table:table-row>
        <table:table-row table:style-name="ro1">
          <table:table-cell office:value-type="string" calcext:value-type="string">
            <text:p>anat:R-metaC-I</text:p>
          </table:table-cell>
          <table:table-cell office:value-type="string" calcext:value-type="string">
            <text:p>1er os métacarpe droit</text:p>
          </table:table-cell>
        </table:table-row>
        <table:table-row table:style-name="ro1">
          <table:table-cell office:value-type="string" calcext:value-type="string">
            <text:p>anat:R-metaC-II</text:p>
          </table:table-cell>
          <table:table-cell office:value-type="string" calcext:value-type="string">
            <text:p>2e os métacarpe droit</text:p>
          </table:table-cell>
        </table:table-row>
        <table:table-row table:style-name="ro1">
          <table:table-cell office:value-type="string" calcext:value-type="string">
            <text:p>anat:R-metaC-III</text:p>
          </table:table-cell>
          <table:table-cell office:value-type="string" calcext:value-type="string">
            <text:p>3e os métacarpe droit</text:p>
          </table:table-cell>
        </table:table-row>
        <table:table-row table:style-name="ro1">
          <table:table-cell office:value-type="string" calcext:value-type="string">
            <text:p>anat:R-metaC-IV</text:p>
          </table:table-cell>
          <table:table-cell office:value-type="string" calcext:value-type="string">
            <text:p>4e os métacarpe droit</text:p>
          </table:table-cell>
        </table:table-row>
        <table:table-row table:style-name="ro1">
          <table:table-cell office:value-type="string" calcext:value-type="string">
            <text:p>anat:R-metaC-V</text:p>
          </table:table-cell>
          <table:table-cell office:value-type="string" calcext:value-type="string">
            <text:p>5e os métacarpe droit</text:p>
          </table:table-cell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Os sésamoïde latéral du pouce droit</text:p>
          </table:table-cell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Os sésamoïde médial du pouce droit</text:p>
          </table:table-cell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Phalange proximale du pouce droit</text:p>
          </table:table-cell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Phalange distale du pouce droit</text:p>
          </table:table-cell>
        </table:table-row>
        <table:table-row table:style-name="ro1">
          <table:table-cell office:value-type="string" calcext:value-type="string">
            <text:p>anat:R-main-phal-proxi-II</text:p>
          </table:table-cell>
          <table:table-cell office:value-type="string" calcext:value-type="string">
            <text:p>Phalange proximale du 2e doigt droit</text:p>
          </table:table-cell>
        </table:table-row>
        <table:table-row table:style-name="ro1">
          <table:table-cell office:value-type="string" calcext:value-type="string">
            <text:p>anat:R-main-phal-moy-II</text:p>
          </table:table-cell>
          <table:table-cell office:value-type="string" calcext:value-type="string">
            <text:p>Phalange moyenne du 2e doigt droit</text:p>
          </table:table-cell>
        </table:table-row>
        <table:table-row table:style-name="ro1">
          <table:table-cell office:value-type="string" calcext:value-type="string">
            <text:p>anat:R-main-phal-dist-II</text:p>
          </table:table-cell>
          <table:table-cell office:value-type="string" calcext:value-type="string">
            <text:p>Phalange distale du 2e doigt droit</text:p>
          </table:table-cell>
        </table:table-row>
        <table:table-row table:style-name="ro1">
          <table:table-cell office:value-type="string" calcext:value-type="string">
            <text:p>anat:R-main-phal-proxi-III</text:p>
          </table:table-cell>
          <table:table-cell office:value-type="string" calcext:value-type="string">
            <text:p>Phalange proximale du 3e doigt droit</text:p>
          </table:table-cell>
        </table:table-row>
        <table:table-row table:style-name="ro1">
          <table:table-cell office:value-type="string" calcext:value-type="string">
            <text:p>anat:R-main-phal-moy-III</text:p>
          </table:table-cell>
          <table:table-cell office:value-type="string" calcext:value-type="string">
            <text:p>Phalange moyenne du 3e doigt droit</text:p>
          </table:table-cell>
        </table:table-row>
        <table:table-row table:style-name="ro1">
          <table:table-cell office:value-type="string" calcext:value-type="string">
            <text:p>anat:R-main-phal-dist-III</text:p>
          </table:table-cell>
          <table:table-cell office:value-type="string" calcext:value-type="string">
            <text:p>Phalange distale du 3e doigt droit</text:p>
          </table:table-cell>
        </table:table-row>
        <table:table-row table:style-name="ro1">
          <table:table-cell office:value-type="string" calcext:value-type="string">
            <text:p>anat:R-main-phal-proxi-IV</text:p>
          </table:table-cell>
          <table:table-cell office:value-type="string" calcext:value-type="string">
            <text:p>Phalange proximale du 4e doigt droit</text:p>
          </table:table-cell>
        </table:table-row>
        <table:table-row table:style-name="ro1">
          <table:table-cell office:value-type="string" calcext:value-type="string">
            <text:p>anat:R-main-phal-moy-IV</text:p>
          </table:table-cell>
          <table:table-cell office:value-type="string" calcext:value-type="string">
            <text:p>Phalange moyenne du 4e doigt droit</text:p>
          </table:table-cell>
        </table:table-row>
        <table:table-row table:style-name="ro1">
          <table:table-cell office:value-type="string" calcext:value-type="string">
            <text:p>anat:R-main-phal-dist-IV</text:p>
          </table:table-cell>
          <table:table-cell office:value-type="string" calcext:value-type="string">
            <text:p>Phalange distale du 4e doigt droit</text:p>
          </table:table-cell>
        </table:table-row>
        <table:table-row table:style-name="ro1">
          <table:table-cell office:value-type="string" calcext:value-type="string">
            <text:p>anat:R-main-phal-proxi-V</text:p>
          </table:table-cell>
          <table:table-cell office:value-type="string" calcext:value-type="string">
            <text:p>Phalange proximale du 5e doigt droit</text:p>
          </table:table-cell>
        </table:table-row>
        <table:table-row table:style-name="ro1">
          <table:table-cell office:value-type="string" calcext:value-type="string">
            <text:p>anat:R-main-phal-moy-V</text:p>
          </table:table-cell>
          <table:table-cell office:value-type="string" calcext:value-type="string">
            <text:p>Phalange moyenne du 5e doigt droit</text:p>
          </table:table-cell>
        </table:table-row>
        <table:table-row table:style-name="ro1">
          <table:table-cell office:value-type="string" calcext:value-type="string">
            <text:p>anat:R-main-phal-dist-V</text:p>
          </table:table-cell>
          <table:table-cell office:value-type="string" calcext:value-type="string">
            <text:p>Phalange distale du 5e doigt droit</text:p>
          </table:table-cell>
        </table:table-row>
        <table:table-row table:style-name="ro1">
          <table:table-cell table:style-name="ce1" office:value-type="string" calcext:value-type="string">
            <text:p>anat:R-os-carpe</text:p>
          </table:table-cell>
          <table:table-cell office:value-type="string" calcext:value-type="string">
            <text:p>Os du carpe droit</text:p>
          </table:table-cell>
        </table:table-row>
        <table:table-row table:style-name="ro1">
          <table:table-cell table:style-name="ce1" office:value-type="string" calcext:value-type="string">
            <text:p>anat:R-os-carpe-comparti-med</text:p>
          </table:table-cell>
          <table:table-cell office:value-type="string" calcext:value-type="string">
            <text:p>Os du compartiment médial du carpe droit</text:p>
          </table:table-cell>
        </table:table-row>
        <table:table-row table:style-name="ro1">
          <table:table-cell table:style-name="ce1" office:value-type="string" calcext:value-type="string">
            <text:p>anat:R-os-carpe-comparti-lat</text:p>
          </table:table-cell>
          <table:table-cell office:value-type="string" calcext:value-type="string">
            <text:p>Os du compartiment latéral du carpe droit</text:p>
          </table:table-cell>
        </table:table-row>
        <table:table-row table:style-name="ro1">
          <table:table-cell table:style-name="ce1" office:value-type="string" calcext:value-type="string">
            <text:p>anat:R-1e-rangee-carpe</text:p>
          </table:table-cell>
          <table:table-cell office:value-type="string" calcext:value-type="string">
            <text:p>Os de la 1ere rangée du carpe droit</text:p>
          </table:table-cell>
        </table:table-row>
        <table:table-row table:style-name="ro1">
          <table:table-cell table:style-name="ce1" office:value-type="string" calcext:value-type="string">
            <text:p>anat:R-2e-rangee-carpe</text:p>
          </table:table-cell>
          <table:table-cell office:value-type="string" calcext:value-type="string">
            <text:p>Os de la 2e rangée du carpe droit</text:p>
          </table:table-cell>
        </table:table-row>
        <table:table-row table:style-name="ro1">
          <table:table-cell table:style-name="ce1" office:value-type="string" calcext:value-type="string">
            <text:p>anat:R-meta-carpe</text:p>
          </table:table-cell>
          <table:table-cell office:value-type="string" calcext:value-type="string">
            <text:p>Os métacarpes droits</text:p>
          </table:table-cell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Os sésamoïdes du pouce droit</text:p>
          </table:table-cell>
        </table:table-row>
        <table:table-row table:style-name="ro1">
          <table:table-cell table:style-name="ce1" office:value-type="string" calcext:value-type="string">
            <text:p>anat:R-main-phalanges</text:p>
          </table:table-cell>
          <table:table-cell office:value-type="string" calcext:value-type="string">
            <text:p>Os des phalanges des doigts droits</text:p>
          </table:table-cell>
        </table:table-row>
        <table:table-row table:style-name="ro1">
          <table:table-cell table:style-name="ce1" office:value-type="string" calcext:value-type="string">
            <text:p>anat:R-main-phalanges-I</text:p>
          </table:table-cell>
          <table:table-cell office:value-type="string" calcext:value-type="string">
            <text:p>Os des phalanges du pouce droit</text:p>
          </table:table-cell>
        </table:table-row>
        <table:table-row table:style-name="ro1">
          <table:table-cell table:style-name="ce1" office:value-type="string" calcext:value-type="string">
            <text:p>anat:R-main-phalanges-II</text:p>
          </table:table-cell>
          <table:table-cell office:value-type="string" calcext:value-type="string">
            <text:p>Os des phalanges du 2e doigt droit</text:p>
          </table:table-cell>
        </table:table-row>
        <table:table-row table:style-name="ro1">
          <table:table-cell table:style-name="ce1" office:value-type="string" calcext:value-type="string">
            <text:p>anat:R-main-phalanges-III</text:p>
          </table:table-cell>
          <table:table-cell office:value-type="string" calcext:value-type="string">
            <text:p>Os des phalanges du 3e doigt droit</text:p>
          </table:table-cell>
        </table:table-row>
        <table:table-row table:style-name="ro1">
          <table:table-cell table:style-name="ce1" office:value-type="string" calcext:value-type="string">
            <text:p>anat:R-main-phalanges-IV</text:p>
          </table:table-cell>
          <table:table-cell office:value-type="string" calcext:value-type="string">
            <text:p>Os des phalanges du 4e doigt droit</text:p>
          </table:table-cell>
        </table:table-row>
        <table:table-row table:style-name="ro1">
          <table:table-cell table:style-name="ce1" office:value-type="string" calcext:value-type="string">
            <text:p>anat:R-main-phalanges-V</text:p>
          </table:table-cell>
          <table:table-cell office:value-type="string" calcext:value-type="string">
            <text:p>Os des phalanges du 5e doigt droit</text:p>
          </table:table-cell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Clavicule gauche</text:p>
          </table:table-cell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Scapula gauche</text:p>
          </table:table-cell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Humérus gauche</text:p>
          </table:table-cell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adius gauche</text:p>
          </table:table-cell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Ulna gauche</text:p>
          </table:table-cell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Os scaphoïde gauche</text:p>
          </table:table-cell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Os lunatum gauche</text:p>
          </table:table-cell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Os triquetrum gauche</text:p>
          </table:table-cell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Os pisiforme gauche</text:p>
          </table:table-cell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Os hamatum gauche</text:p>
          </table:table-cell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Os capitatum gauche</text:p>
          </table:table-cell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Os trapézoïde gauche</text:p>
          </table:table-cell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Os trapèze gauche</text:p>
          </table:table-cell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1er os métacarpe gauche</text:p>
          </table:table-cell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2e os métacarpe gauche</text:p>
          </table:table-cell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3e os métacarpe gauche</text:p>
          </table:table-cell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4e os métacarpe gauche</text:p>
          </table:table-cell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5e os métacarpe gauche</text:p>
          </table:table-cell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Os sésamoïde latéral du pouce gauche</text:p>
          </table:table-cell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Os sésamoïde médial du pouce gauche</text:p>
          </table:table-cell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Phalange proximale du pouce gauche</text:p>
          </table:table-cell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Phalange distale du pouce gauche</text:p>
          </table:table-cell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Phalange proximale du 2e doigt gauche</text:p>
          </table:table-cell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Phalange moyenne du 2e doigt gauche</text:p>
          </table:table-cell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Phalange distale du 2e doigt gauche</text:p>
          </table:table-cell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Phalange proximale du 3e doigt gauche</text:p>
          </table:table-cell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Phalange moyenne du 3e doigt gauche</text:p>
          </table:table-cell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Phalange distale du 3e doigt gauche</text:p>
          </table:table-cell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Phalange proximale du 4e doigt gauche</text:p>
          </table:table-cell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Phalange moyenne du 4e doigt gauche</text:p>
          </table:table-cell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Phalange distale du 4e doigt gauche</text:p>
          </table:table-cell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Phalange proximale du 5e doigt gauche</text:p>
          </table:table-cell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Phalange moyenne du 5e doigt gauche</text:p>
          </table:table-cell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Phalange distale du 5e doigt gauche</text:p>
          </table:table-cell>
        </table:table-row>
        <table:table-row table:style-name="ro1">
          <table:table-cell table:style-name="ce1" office:value-type="string" calcext:value-type="string">
            <text:p>anat:L-os-carpe</text:p>
          </table:table-cell>
          <table:table-cell office:value-type="string" calcext:value-type="string">
            <text:p>Os du carpe gauche</text:p>
          </table:table-cell>
        </table:table-row>
        <table:table-row table:style-name="ro1">
          <table:table-cell table:style-name="ce1" office:value-type="string" calcext:value-type="string">
            <text:p>anat:L-1e-rangee-carpe</text:p>
          </table:table-cell>
          <table:table-cell office:value-type="string" calcext:value-type="string">
            <text:p>Os du compartiment médial du carpe gauche</text:p>
          </table:table-cell>
        </table:table-row>
        <table:table-row table:style-name="ro1">
          <table:table-cell table:style-name="ce1" office:value-type="string" calcext:value-type="string">
            <text:p>anat:L-2e-rangee-carpe</text:p>
          </table:table-cell>
          <table:table-cell office:value-type="string" calcext:value-type="string">
            <text:p>Os du compartiment latéral du carpe gauche</text:p>
          </table:table-cell>
        </table:table-row>
        <table:table-row table:style-name="ro1">
          <table:table-cell table:style-name="ce1" office:value-type="string" calcext:value-type="string">
            <text:p>anat:L-os-carpe-comparti-med</text:p>
          </table:table-cell>
          <table:table-cell office:value-type="string" calcext:value-type="string">
            <text:p>Os de la 1ere rangée du carpe gauche</text:p>
          </table:table-cell>
        </table:table-row>
        <table:table-row table:style-name="ro1">
          <table:table-cell table:style-name="ce1" office:value-type="string" calcext:value-type="string">
            <text:p>anat:L-os-carpe-comparti-lat</text:p>
          </table:table-cell>
          <table:table-cell office:value-type="string" calcext:value-type="string">
            <text:p>Os de la 2e rangée du carpe gauche</text:p>
          </table:table-cell>
        </table:table-row>
        <table:table-row table:style-name="ro1">
          <table:table-cell table:style-name="ce1" office:value-type="string" calcext:value-type="string">
            <text:p>anat:L-meta-carpe</text:p>
          </table:table-cell>
          <table:table-cell office:value-type="string" calcext:value-type="string">
            <text:p>Os métacarpes gauches</text:p>
          </table:table-cell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Os sésamoïdes du pouce gauche</text:p>
          </table:table-cell>
        </table:table-row>
        <table:table-row table:style-name="ro1">
          <table:table-cell table:style-name="ce1" office:value-type="string" calcext:value-type="string">
            <text:p>anat:L-main-phalanges</text:p>
          </table:table-cell>
          <table:table-cell office:value-type="string" calcext:value-type="string">
            <text:p>Os des phalanges des doigts gauches</text:p>
          </table:table-cell>
        </table:table-row>
        <table:table-row table:style-name="ro1">
          <table:table-cell table:style-name="ce1" office:value-type="string" calcext:value-type="string">
            <text:p>anat:L-main-phalanges-I</text:p>
          </table:table-cell>
          <table:table-cell office:value-type="string" calcext:value-type="string">
            <text:p>Os des phalanges du pouce gauche</text:p>
          </table:table-cell>
        </table:table-row>
        <table:table-row table:style-name="ro1">
          <table:table-cell table:style-name="ce1" office:value-type="string" calcext:value-type="string">
            <text:p>anat:L-main-phalanges-II</text:p>
          </table:table-cell>
          <table:table-cell office:value-type="string" calcext:value-type="string">
            <text:p>Os des phalanges du 2e doigt gauche</text:p>
          </table:table-cell>
        </table:table-row>
        <table:table-row table:style-name="ro1">
          <table:table-cell table:style-name="ce1" office:value-type="string" calcext:value-type="string">
            <text:p>anat:L-main-phalanges-III</text:p>
          </table:table-cell>
          <table:table-cell office:value-type="string" calcext:value-type="string">
            <text:p>Os des phalanges du 3e doigt gauche</text:p>
          </table:table-cell>
        </table:table-row>
        <table:table-row table:style-name="ro1">
          <table:table-cell table:style-name="ce1" office:value-type="string" calcext:value-type="string">
            <text:p>anat:L-main-phalanges-IV</text:p>
          </table:table-cell>
          <table:table-cell office:value-type="string" calcext:value-type="string">
            <text:p>Os des phalanges du 4e doigt gauche</text:p>
          </table:table-cell>
        </table:table-row>
        <table:table-row table:style-name="ro1">
          <table:table-cell table:style-name="ce1" office:value-type="string" calcext:value-type="string">
            <text:p>anat:L-main-phalanges-V</text:p>
          </table:table-cell>
          <table:table-cell office:value-type="string" calcext:value-type="string">
            <text:p>Os des phalanges du 5e doigt gauche</text:p>
          </table:table-cell>
        </table:table-row>
        <table:table-row table:style-name="ro1">
          <table:table-cell table:style-name="ce1" office:value-type="string" calcext:value-type="string">
            <text:p>anat:R-menisque-ulno-carpien</text:p>
          </table:table-cell>
          <table:table-cell office:value-type="string" calcext:value-type="string">
            <text:p>Ménisque ulno-carpien droit</text:p>
          </table:table-cell>
        </table:table-row>
        <table:table-row table:style-name="ro1">
          <table:table-cell table:style-name="ce1" office:value-type="string" calcext:value-type="string">
            <text:p>anat:L-menisque-ulno-carpien</text:p>
          </table:table-cell>
          <table:table-cell office:value-type="string" calcext:value-type="string">
            <text:p>Ménisque ulno-carpien gau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6:01:15.069493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49:56.833428062</meta:creation-date>
    <dc:date>2018-07-31T22:58:37.047067587</dc:date>
    <meta:editing-duration>P1DT9H57M57S</meta:editing-duration>
    <meta:editing-cycles>90</meta:editing-cycles>
    <meta:generator>LibreOffice/5.1.6.2$Linux_X86_64 LibreOffice_project/10m0$Build-2</meta:generator>
    <meta:document-statistic meta:table-count="8" meta:cell-count="12384" meta:object-count="0"/>
  </office:meta>
</office:document-meta>
</file>